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roman"/>
    <style:font-face style:name="Courier New" svg:font-family="'Courier New'" style:font-family-generic="roman"/>
    <style:font-face style:name="Tahoma" svg:font-family="Tahoma" style:font-family-generic="roman"/>
    <style:font-face style:name="Arial1" svg:font-family="Arial" style:font-family-generic="swiss"/>
    <style:font-face style:name="Arial2" svg:font-family="Arial" style:font-family-generic="roman" style:font-pitch="variable"/>
    <style:font-face style:name="Liberation Serif" svg:font-family="'Liberation Serif'" style:font-family-generic="roman" style:font-pitch="variable"/>
    <style:font-face style:name="Courier New1" svg:font-family="'Courier New'"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9167in" fo:margin-left="-0.075in" table:align="left"/>
    </style:style>
    <style:style style:name="Table1.A" style:family="table-column">
      <style:table-column-properties style:column-width="1.4792in"/>
    </style:style>
    <style:style style:name="Table1.B" style:family="table-column">
      <style:table-column-properties style:column-width="0.791in"/>
    </style:style>
    <style:style style:name="Table1.C" style:family="table-column">
      <style:table-column-properties style:column-width="0.8854in"/>
    </style:style>
    <style:style style:name="Table1.D" style:family="table-column">
      <style:table-column-properties style:column-width="1.2813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0.25pt solid #000001" fo:border-right="0.25pt solid #000001" fo:border-top="0.25pt solid #000001" fo:border-bottom="none"/>
    </style:style>
    <style:style style:name="Table1.B1" style:family="table-cell">
      <style:table-cell-properties style:vertical-align="" fo:padding-left="0.075in" fo:padding-right="0.075in" fo:padding-top="0in" fo:padding-bottom="0in" fo:border="0.25pt solid #000001"/>
    </style:style>
    <style:style style:name="Table1.A2" style:family="table-cell">
      <style:table-cell-properties style:vertical-align="" fo:padding-left="0.075in" fo:padding-right="0.075in" fo:padding-top="0in" fo:padding-bottom="0in" fo:border-left="0.25pt solid #000001" fo:border-right="0.25pt solid #000001" fo:border-top="none" fo:border-bottom="0.25pt solid #000001"/>
    </style:style>
    <style:style style:name="Table2" style:family="table">
      <style:table-properties style:width="6in" fo:margin-left="-0.075in" table:align="left"/>
    </style:style>
    <style:style style:name="Table2.A" style:family="table-column">
      <style:table-column-properties style:column-width="1.3743in"/>
    </style:style>
    <style:style style:name="Table2.B" style:family="table-column">
      <style:table-column-properties style:column-width="1.1764in"/>
    </style:style>
    <style:style style:name="Table2.C" style:family="table-column">
      <style:table-column-properties style:column-width="3.4493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0.25pt solid #000001"/>
    </style:style>
    <style:style style:name="Table3" style:family="table">
      <style:table-properties style:width="5.4063in" fo:margin-left="-0.075in" table:align="left"/>
    </style:style>
    <style:style style:name="Table3.A" style:family="table-column">
      <style:table-column-properties style:column-width="1.0618in"/>
    </style:style>
    <style:style style:name="Table3.B" style:family="table-column">
      <style:table-column-properties style:column-width="0.8854in"/>
    </style:style>
    <style:style style:name="Table3.C" style:family="table-column">
      <style:table-column-properties style:column-width="1.0833in"/>
    </style:style>
    <style:style style:name="Table3.D" style:family="table-column">
      <style:table-column-properties style:column-width="1.2806in"/>
    </style:style>
    <style:style style:name="Table3.E" style:family="table-column">
      <style:table-column-properties style:column-width="1.0951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0.25pt solid #000001"/>
    </style:style>
    <style:style style:name="Table4" style:family="table">
      <style:table-properties style:width="5.8229in" fo:margin-left="-0.075in" table:align="left"/>
    </style:style>
    <style:style style:name="Table4.A" style:family="table-column">
      <style:table-column-properties style:column-width="2.4056in"/>
    </style:style>
    <style:style style:name="Table4.B" style:family="table-column">
      <style:table-column-properties style:column-width="0.9063in"/>
    </style:style>
    <style:style style:name="Table4.C" style:family="table-column">
      <style:table-column-properties style:column-width="1.1764in"/>
    </style:style>
    <style:style style:name="Table4.D" style:family="table-column">
      <style:table-column-properties style:column-width="0.7813in"/>
    </style:style>
    <style:style style:name="Table4.E" style:family="table-column">
      <style:table-column-properties style:column-width="0.5535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0.25pt solid #000001"/>
    </style:style>
    <style:style style:name="Table5" style:family="table">
      <style:table-properties style:width="5.8333in" fo:margin-left="-0.075in" table:align="left"/>
    </style:style>
    <style:style style:name="Table5.A" style:family="table-column">
      <style:table-column-properties style:column-width="1.7076in"/>
    </style:style>
    <style:style style:name="Table5.B" style:family="table-column">
      <style:table-column-properties style:column-width="0.6875in"/>
    </style:style>
    <style:style style:name="Table5.C" style:family="table-column">
      <style:table-column-properties style:column-width="0.791in"/>
    </style:style>
    <style:style style:name="Table5.D" style:family="table-column">
      <style:table-column-properties style:column-width="1.5833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0.25pt solid #000001" fo:border-right="0.25pt solid #000001" fo:border-top="0.25pt solid #000001" fo:border-bottom="none"/>
    </style:style>
    <style:style style:name="Table5.B1" style:family="table-cell">
      <style:table-cell-properties style:vertical-align="" fo:padding-left="0.075in" fo:padding-right="0.075in" fo:padding-top="0in" fo:padding-bottom="0in" fo:border="0.25pt solid #000001"/>
    </style:style>
    <style:style style:name="Table5.A2" style:family="table-cell">
      <style:table-cell-properties style:vertical-align="" fo:padding-left="0.075in" fo:padding-right="0.075in" fo:padding-top="0in" fo:padding-bottom="0in" fo:border-left="0.25pt solid #000001" fo:border-right="0.25pt solid #000001" fo:border-top="none" fo:border-bottom="0.25pt solid #000001"/>
    </style:style>
    <style:style style:name="Table6" style:family="table">
      <style:table-properties style:width="6.0729in" fo:margin-left="-0.075in" table:align="left"/>
    </style:style>
    <style:style style:name="Table6.A" style:family="table-column">
      <style:table-column-properties style:column-width="1.6451in"/>
    </style:style>
    <style:style style:name="Table6.B" style:family="table-column">
      <style:table-column-properties style:column-width="0.6868in"/>
    </style:style>
    <style:style style:name="Table6.C" style:family="table-column">
      <style:table-column-properties style:column-width="0.9792in"/>
    </style:style>
    <style:style style:name="Table6.D" style:family="table-column">
      <style:table-column-properties style:column-width="1.6771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0.25pt solid #000001" fo:border-right="0.25pt solid #000001" fo:border-top="0.25pt solid #000001" fo:border-bottom="none"/>
    </style:style>
    <style:style style:name="Table6.B1" style:family="table-cell">
      <style:table-cell-properties style:vertical-align="" fo:padding-left="0.075in" fo:padding-right="0.075in" fo:padding-top="0in" fo:padding-bottom="0in" fo:border="0.25pt solid #000001"/>
    </style:style>
    <style:style style:name="Table6.A2" style:family="table-cell">
      <style:table-cell-properties style:vertical-align="" fo:padding-left="0.075in" fo:padding-right="0.075in" fo:padding-top="0in" fo:padding-bottom="0in" fo:border-left="0.25pt solid #000001" fo:border-right="0.25pt solid #000001" fo:border-top="none" fo:border-bottom="0.25pt solid #000001"/>
    </style:style>
    <style:style style:name="Table7" style:family="table">
      <style:table-properties style:width="6.0729in" fo:margin-left="-0.075in" table:align="left"/>
    </style:style>
    <style:style style:name="Table7.A" style:family="table-column">
      <style:table-column-properties style:column-width="0.5618in"/>
    </style:style>
    <style:style style:name="Table7.B" style:family="table-column">
      <style:table-column-properties style:column-width="0.8854in"/>
    </style:style>
    <style:style style:name="Table7.C" style:family="table-column">
      <style:table-column-properties style:column-width="1.6771in"/>
    </style:style>
    <style:style style:name="Table7.D" style:family="table-column">
      <style:table-column-properties style:column-width="0.9785in"/>
    </style:style>
    <style:style style:name="Table7.E" style:family="table-column">
      <style:table-column-properties style:column-width="0.9896in"/>
    </style:style>
    <style:style style:name="Table7.F" style:family="table-column">
      <style:table-column-properties style:column-width="0.9799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0.25pt solid #000001"/>
    </style:style>
    <style:style style:name="Table8" style:family="table">
      <style:table-properties style:width="6.0729in" fo:margin-left="-0.075in" table:align="left"/>
    </style:style>
    <style:style style:name="Table8.A" style:family="table-column">
      <style:table-column-properties style:column-width="0.5618in"/>
    </style:style>
    <style:style style:name="Table8.B" style:family="table-column">
      <style:table-column-properties style:column-width="0.8854in"/>
    </style:style>
    <style:style style:name="Table8.C" style:family="table-column">
      <style:table-column-properties style:column-width="1.4792in"/>
    </style:style>
    <style:style style:name="Table8.D" style:family="table-column">
      <style:table-column-properties style:column-width="1.7708in"/>
    </style:style>
    <style:style style:name="Table8.E" style:family="table-column">
      <style:table-column-properties style:column-width="1.3757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0.25pt solid #000001"/>
    </style:style>
    <style:style style:name="Table9" style:family="table">
      <style:table-properties style:width="6.3021in" fo:margin-left="-0.075in" table:align="left"/>
    </style:style>
    <style:style style:name="Table9.A" style:family="table-column">
      <style:table-column-properties style:column-width="0.4368in"/>
    </style:style>
    <style:style style:name="Table9.B" style:family="table-column">
      <style:table-column-properties style:column-width="0.7188in"/>
    </style:style>
    <style:style style:name="Table9.C" style:family="table-column">
      <style:table-column-properties style:column-width="1.0313in"/>
    </style:style>
    <style:style style:name="Table9.D" style:family="table-column">
      <style:table-column-properties style:column-width="0.8854in"/>
    </style:style>
    <style:style style:name="Table9.E" style:family="table-column">
      <style:table-column-properties style:column-width="1.2806in"/>
    </style:style>
    <style:style style:name="Table9.F" style:family="table-column">
      <style:table-column-properties style:column-width="0.8639in"/>
    </style:style>
    <style:style style:name="Table9.G" style:family="table-column">
      <style:table-column-properties style:column-width="1.0847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0.25pt solid #000001"/>
    </style:style>
    <style:style style:name="Table10" style:family="table">
      <style:table-properties style:width="5.9063in" fo:margin-left="-0.075in" table:align="left"/>
    </style:style>
    <style:style style:name="Table10.A" style:family="table-column">
      <style:table-column-properties style:column-width="2.4368in"/>
    </style:style>
    <style:style style:name="Table10.B" style:family="table-column">
      <style:table-column-properties style:column-width="0.791in"/>
    </style:style>
    <style:style style:name="Table10.C" style:family="table-column">
      <style:table-column-properties style:column-width="0.5938in"/>
    </style:style>
    <style:style style:name="Table10.D" style:family="table-column">
      <style:table-column-properties style:column-width="1.1771in"/>
    </style:style>
    <style:style style:name="Table10.E" style:family="table-column">
      <style:table-column-properties style:column-width="0.9076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0.25pt solid #000001"/>
    </style:style>
    <style:style style:name="Table11" style:family="table">
      <style:table-properties style:width="5.8229in" fo:margin-left="-0.075in" table:align="left"/>
    </style:style>
    <style:style style:name="Table11.A" style:family="table-column">
      <style:table-column-properties style:column-width="0.5618in"/>
    </style:style>
    <style:style style:name="Table11.B" style:family="table-column">
      <style:table-column-properties style:column-width="1.2813in"/>
    </style:style>
    <style:style style:name="Table11.C" style:family="table-column">
      <style:table-column-properties style:column-width="1.125in"/>
    </style:style>
    <style:style style:name="Table11.D" style:family="table-column">
      <style:table-column-properties style:column-width="1.375in"/>
    </style:style>
    <style:style style:name="Table11.E" style:family="table-column">
      <style:table-column-properties style:column-width="1.4799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0.25pt solid #000001"/>
    </style:style>
    <style:style style:name="Table12" style:family="table">
      <style:table-properties style:width="6.0729in" fo:margin-left="-0.075in" table:align="left"/>
    </style:style>
    <style:style style:name="Table12.A" style:family="table-column">
      <style:table-column-properties style:column-width="0.5618in"/>
    </style:style>
    <style:style style:name="Table12.B" style:family="table-column">
      <style:table-column-properties style:column-width="1.1771in"/>
    </style:style>
    <style:style style:name="Table12.D" style:family="table-column">
      <style:table-column-properties style:column-width="1.6764in"/>
    </style:style>
    <style:style style:name="Table12.E" style:family="table-column">
      <style:table-column-properties style:column-width="1.4806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0.25pt solid #000001"/>
    </style:style>
    <style:style style:name="P1" style:family="paragraph" style:parent-style-name="Standard">
      <style:paragraph-properties fo:margin-left="0in" fo:margin-right="0in" fo:text-align="center" style:justify-single-word="false" fo:orphans="0" fo:widows="0" fo:text-indent="0in" style:auto-text-indent="false" style:vertical-align="auto"/>
    </style:style>
    <style:style style:name="P2" style:family="paragraph" style:parent-style-name="Standard">
      <style:paragraph-properties fo:margin-left="0in" fo:margin-right="0in" fo:text-align="start" style:justify-single-word="false" fo:orphans="0" fo:widows="0" fo:text-indent="0in" style:auto-text-indent="false" style:vertical-align="auto"/>
    </style:style>
    <style:style style:name="P3" style:family="paragraph" style:parent-style-name="Standard">
      <style:paragraph-properties fo:margin-left="0in" fo:margin-right="0in" fo:text-align="end" style:justify-single-word="false" fo:orphans="0" fo:widows="0" fo:text-indent="0in" style:auto-text-indent="false" style:vertical-align="auto"/>
    </style:style>
    <style:style style:name="P4" style:family="paragraph" style:parent-style-name="Standard">
      <style:paragraph-properties fo:margin-left="0in" fo:margin-right="0in" fo:text-align="justify" style:justify-single-word="false" fo:orphans="0" fo:widows="0" fo:text-indent="0in" style:auto-text-indent="false" style:vertical-align="auto"/>
    </style:style>
    <style:style style:name="P5" style:family="paragraph" style:parent-style-name="Standard">
      <style:paragraph-properties fo:margin-left="0in" fo:margin-right="0in" fo:text-align="center" style:justify-single-word="false" fo:orphans="0" fo:widows="0" fo:text-indent="0in" style:auto-text-indent="false" style:vertical-align="auto"/>
      <style:text-properties fo:color="#000000" style:font-name="Arial" fo:font-size="9pt" fo:language="ru" fo:country="RU" style:font-size-asian="9pt" style:language-asian="ru" style:country-asian="RU"/>
    </style:style>
    <style:style style:name="P6" style:family="paragraph" style:parent-style-name="Standard">
      <style:paragraph-properties fo:margin-left="0in" fo:margin-right="0in" fo:margin-top="0.0693in" fo:margin-bottom="0.0693in" fo:text-align="justify" style:justify-single-word="false" fo:orphans="0" fo:widows="0" fo:text-indent="0in" style:auto-text-indent="false" style:vertical-align="auto"/>
    </style:style>
    <style:style style:name="P7" style:family="paragraph" style:parent-style-name="Standard">
      <style:paragraph-properties fo:margin-left="0in" fo:margin-right="0in" fo:margin-top="0.0693in" fo:margin-bottom="0.0693in" fo:text-align="center" style:justify-single-word="false" fo:orphans="0" fo:widows="0" fo:text-indent="0in" style:auto-text-indent="false" style:vertical-align="auto"/>
    </style:style>
    <style:style style:name="P8" style:family="paragraph" style:parent-style-name="Standard">
      <style:paragraph-properties fo:margin-left="0in" fo:margin-right="0in" fo:margin-top="0.0693in" fo:margin-bottom="0.0693in" fo:text-align="end" style:justify-single-word="false" fo:orphans="0" fo:widows="0" fo:text-indent="0in" style:auto-text-indent="false" style:vertical-align="auto"/>
    </style:style>
    <style:style style:name="P9" style:family="paragraph" style:parent-style-name="Standard" style:master-page-name="Standard">
      <style:paragraph-properties fo:margin-left="0in" fo:margin-right="0in" fo:text-align="center" style:justify-single-word="false" fo:orphans="0" fo:widows="0" fo:text-indent="0in" style:auto-text-indent="false" style:page-number="auto" style:vertical-align="auto"/>
    </style:style>
    <style:style style:name="P10" style:family="paragraph" style:parent-style-name="Standard">
      <style:paragraph-properties fo:margin-left="0in" fo:margin-right="0in" fo:text-align="justify" style:justify-single-word="false" fo:orphans="0" fo:widows="0" fo:text-indent="0.1874in" style:auto-text-indent="false" style:vertical-align="auto"/>
    </style:style>
    <style:style style:name="P11" style:family="paragraph" style:parent-style-name="Standard">
      <style:paragraph-properties fo:margin-left="0in" fo:margin-right="0in" fo:text-align="justify" style:justify-single-word="false" fo:orphans="0" fo:widows="0" fo:text-indent="0.1575in" style:auto-text-indent="false" style:vertical-align="auto"/>
    </style:style>
    <style:style style:name="P12" style:family="paragraph" style:parent-style-name="Standard">
      <style:paragraph-properties fo:margin-left="0in" fo:margin-right="0in" fo:margin-top="0.0693in" fo:margin-bottom="0.0693in" fo:text-align="justify" style:justify-single-word="false" fo:orphans="0" fo:widows="0" fo:text-indent="0.1575in" style:auto-text-indent="false" style:vertical-align="auto"/>
    </style:style>
    <style:style style:name="P13" style:family="paragraph" style:parent-style-name="Standard">
      <style:paragraph-properties fo:margin-left="0in" fo:margin-right="0in" fo:text-align="justify" style:justify-single-word="false" fo:orphans="0" fo:widows="0" fo:text-indent="0.1563in" style:auto-text-indent="false" style:vertical-align="auto"/>
    </style:style>
    <style:style style:name="P14" style:family="paragraph" style:parent-style-name="Standard" style:list-style-name="WWNum1">
      <style:paragraph-properties fo:margin-left="0.6874in" fo:margin-right="0in" fo:text-align="justify" style:justify-single-word="false" fo:orphans="0" fo:widows="0" fo:text-indent="-0.25in" style:auto-text-indent="false" style:vertical-align="auto">
        <style:tab-stops>
          <style:tab-stop style:position="0.6874in"/>
        </style:tab-stops>
      </style:paragraph-properties>
    </style:style>
    <style:style style:name="P15" style:family="paragraph" style:parent-style-name="Standard" style:list-style-name="WWNum2">
      <style:paragraph-properties fo:margin-left="0.6874in" fo:margin-right="0in" fo:text-align="justify" style:justify-single-word="false" fo:orphans="0" fo:widows="0" fo:text-indent="-0.25in" style:auto-text-indent="false" style:vertical-align="auto">
        <style:tab-stops>
          <style:tab-stop style:position="0.6874in"/>
        </style:tab-stops>
      </style:paragraph-properties>
    </style:style>
    <style:style style:name="P16" style:family="paragraph" style:parent-style-name="Standard" style:list-style-name="WWNum3">
      <style:paragraph-properties fo:margin-left="0.6874in" fo:margin-right="0in" fo:text-align="justify" style:justify-single-word="false" fo:orphans="0" fo:widows="0" fo:text-indent="-0.25in" style:auto-text-indent="false" style:vertical-align="auto">
        <style:tab-stops>
          <style:tab-stop style:position="0.6874in"/>
        </style:tab-stops>
      </style:paragraph-properties>
    </style:style>
    <style:style style:name="P17" style:family="paragraph" style:parent-style-name="Standard" style:list-style-name="WWNum4">
      <style:paragraph-properties fo:margin-left="0.6874in" fo:margin-right="0in" fo:text-align="justify" style:justify-single-word="false" fo:orphans="0" fo:widows="0" fo:text-indent="-0.25in" style:auto-text-indent="false" style:vertical-align="auto">
        <style:tab-stops>
          <style:tab-stop style:position="0.6874in"/>
        </style:tab-stops>
      </style:paragraph-properties>
    </style:style>
    <style:style style:name="P18" style:family="paragraph" style:parent-style-name="Standard" style:list-style-name="WWNum5">
      <style:paragraph-properties fo:margin-left="0.6874in" fo:margin-right="0in" fo:text-align="justify" style:justify-single-word="false" fo:orphans="0" fo:widows="0" fo:text-indent="-0.25in" style:auto-text-indent="false" style:vertical-align="auto">
        <style:tab-stops>
          <style:tab-stop style:position="0.6874in"/>
        </style:tab-stops>
      </style:paragraph-properties>
    </style:style>
    <style:style style:name="P19" style:family="paragraph" style:parent-style-name="Standard">
      <style:paragraph-properties fo:margin-left="0in" fo:margin-right="0in" fo:margin-top="0.0693in" fo:margin-bottom="0.0693in" fo:text-align="justify" style:justify-single-word="false" fo:orphans="0" fo:widows="0" fo:text-indent="0.0634in" style:auto-text-indent="false" style:vertical-align="auto"/>
    </style:style>
    <style:style style:name="P20" style:family="paragraph" style:parent-style-name="Standard">
      <style:paragraph-properties fo:margin-left="0in" fo:margin-right="0in" fo:text-align="justify" style:justify-single-word="false" fo:orphans="0" fo:widows="0" fo:text-indent="0.0937in" style:auto-text-indent="false" style:vertical-align="auto"/>
    </style:style>
    <style:style style:name="P21" style:family="paragraph" style:parent-style-name="Standard">
      <style:paragraph-properties fo:margin-left="0in" fo:margin-right="0in" fo:text-align="justify" style:justify-single-word="false" fo:orphans="0" fo:widows="0" fo:text-indent="0.1252in" style:auto-text-indent="false" style:vertical-align="auto"/>
    </style:style>
    <style:style style:name="P22" style:family="paragraph" style:parent-style-name="Standard">
      <style:paragraph-properties fo:margin-left="0in" fo:margin-right="0in" fo:margin-top="0.0693in" fo:margin-bottom="0.0693in" fo:text-align="justify" style:justify-single-word="false" fo:orphans="0" fo:widows="0" fo:text-indent="0.189in" style:auto-text-indent="false" style:vertical-align="auto"/>
    </style:style>
    <style:style style:name="P23" style:family="paragraph" style:parent-style-name="Standard">
      <style:paragraph-properties fo:margin-left="0in" fo:margin-right="0in" fo:text-align="justify" style:justify-single-word="false" fo:orphans="0" fo:widows="0" fo:text-indent="0.3126in" style:auto-text-indent="false" style:vertical-align="auto"/>
    </style:style>
    <style:style style:name="P24" style:family="paragraph" style:parent-style-name="Standard">
      <style:paragraph-properties fo:margin-left="0in" fo:margin-right="0in" fo:text-align="justify" style:justify-single-word="false" fo:orphans="0" fo:widows="0" fo:text-indent="0.0626in" style:auto-text-indent="false" style:vertical-align="auto"/>
    </style:style>
    <style:style style:name="P25" style:family="paragraph" style:parent-style-name="Standard">
      <style:paragraph-properties fo:margin-left="0in" fo:margin-right="0in" fo:text-align="justify" style:justify-single-word="false" fo:orphans="0" fo:widows="0" fo:text-indent="0.0311in" style:auto-text-indent="false" style:vertical-align="auto"/>
    </style:style>
    <style:style style:name="P26" style:family="paragraph" style:parent-style-name="Standard">
      <style:paragraph-properties fo:margin-left="0in" fo:margin-right="0in" fo:text-align="justify" style:justify-single-word="false" fo:orphans="0" fo:widows="0" fo:text-indent="1.2189in" style:auto-text-indent="false" style:vertical-align="auto"/>
    </style:style>
    <style:style style:name="P27" style:family="paragraph" style:parent-style-name="Standard">
      <style:paragraph-properties fo:margin-left="0in" fo:margin-right="0in" fo:text-align="justify" style:justify-single-word="false" fo:orphans="0" fo:widows="0" fo:text-indent="0.9374in" style:auto-text-indent="false" style:vertical-align="auto"/>
    </style:style>
    <style:style style:name="P28" style:family="paragraph" style:parent-style-name="Standard">
      <style:paragraph-properties fo:margin-left="0in" fo:margin-right="0in" fo:text-align="justify" style:justify-single-word="false" fo:orphans="0" fo:widows="0" fo:text-indent="2in" style:auto-text-indent="false" style:vertical-align="auto"/>
    </style:style>
    <style:style style:name="P29" style:family="paragraph" style:parent-style-name="Standard">
      <style:paragraph-properties fo:margin-left="0in" fo:margin-right="0in" fo:text-align="justify" style:justify-single-word="false" fo:orphans="0" fo:widows="0" fo:text-indent="0.5311in" style:auto-text-indent="false" style:vertical-align="auto"/>
    </style:style>
    <style:style style:name="P30" style:family="paragraph" style:parent-style-name="Standard">
      <style:paragraph-properties fo:margin-left="0in" fo:margin-right="0in" fo:text-align="justify" style:justify-single-word="false" fo:orphans="0" fo:widows="0" fo:text-indent="1.9689in" style:auto-text-indent="false" style:vertical-align="auto"/>
    </style:style>
    <style:style style:name="P31" style:family="paragraph" style:parent-style-name="Standard">
      <style:paragraph-properties fo:margin-left="0in" fo:margin-right="0in" fo:text-align="justify" style:justify-single-word="false" fo:orphans="0" fo:widows="0" fo:text-indent="0.4063in" style:auto-text-indent="false" style:vertical-align="auto"/>
    </style:style>
    <style:style style:name="P32" style:family="paragraph" style:parent-style-name="Standard">
      <style:paragraph-properties fo:margin-left="0in" fo:margin-right="0in" fo:text-align="justify" style:justify-single-word="false" fo:orphans="0" fo:widows="0" fo:text-indent="1.0626in" style:auto-text-indent="false" style:vertical-align="auto"/>
    </style:style>
    <style:style style:name="P33" style:family="paragraph" style:parent-style-name="Standard">
      <style:paragraph-properties fo:margin-left="0in" fo:margin-right="0in" fo:text-align="justify" style:justify-single-word="false" fo:orphans="0" fo:widows="0" fo:text-indent="1.0311in" style:auto-text-indent="false" style:vertical-align="auto"/>
    </style:style>
    <style:style style:name="P34" style:family="paragraph" style:parent-style-name="Standard">
      <style:paragraph-properties fo:margin-left="0in" fo:margin-right="0in" fo:text-align="justify" style:justify-single-word="false" fo:orphans="0" fo:widows="0" fo:text-indent="0.8126in" style:auto-text-indent="false" style:vertical-align="auto"/>
    </style:style>
    <style:style style:name="P35" style:family="paragraph" style:parent-style-name="Standard">
      <style:paragraph-properties fo:margin-left="0in" fo:margin-right="0in" fo:text-align="justify" style:justify-single-word="false" fo:orphans="0" fo:widows="0" fo:text-indent="0.7811in" style:auto-text-indent="false" style:vertical-align="auto"/>
    </style:style>
    <style:style style:name="T1" style:family="text">
      <style:text-properties fo:color="#000000" style:font-name="Arial" fo:font-size="9pt" fo:language="ru" fo:country="RU" style:font-size-asian="9pt" style:language-asian="ru" style:country-asian="RU"/>
    </style:style>
    <style:style style:name="T2" style:family="text">
      <style:text-properties fo:color="#000000" style:font-name="Arial" fo:font-size="9pt" fo:language="ru" fo:country="RU" style:font-size-asian="9pt" style:language-asian="ru" style:country-asian="RU" text:display="none"/>
    </style:style>
    <style:style style:name="T3" style:family="text">
      <style:text-properties fo:color="#000000" style:font-name="Arial" fo:font-size="9pt" fo:language="ru" fo:country="RU" fo:font-weight="bold" style:font-size-asian="9pt" style:language-asian="ru" style:country-asian="RU" style:font-weight-asian="bold"/>
    </style:style>
    <style:style style:name="T4" style:family="text">
      <style:text-properties fo:color="#000000" style:font-name="Arial" fo:font-size="9pt" fo:language="ru" fo:country="RU" style:text-underline-style="solid" style:text-underline-width="auto" style:text-underline-color="font-color" style:font-size-asian="9pt" style:language-asian="ru" style:country-asian="RU"/>
    </style:style>
    <style:style style:name="T5" style:family="text">
      <style:text-properties fo:color="#000000" style:font-name="Arial" fo:font-size="9pt" fo:language="ru" fo:country="RU" style:text-underline-style="solid" style:text-underline-width="auto" style:text-underline-color="font-color" fo:font-weight="bold" style:font-size-asian="9pt" style:language-asian="ru" style:country-asian="RU" style:font-weight-asian="bold"/>
    </style:style>
    <style:style style:name="T6" style:family="text">
      <style:text-properties style:font-name="Arial" fo:font-size="9pt" fo:language="ru" fo:country="RU" style:font-size-asian="9pt" style:language-asian="ru" style:country-asian="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3">ФЕДЕРАЛЬНАЯ СЛУЖБА ВОЗДУШНОГО ТРАНСПОРТА РОССИИ</text:span></text:p>
      <text:p text:style-name="P1"/>
      <text:p text:style-name="P1"><text:span text:style-name="T3">РАСПОРЯЖЕНИЕ</text:span></text:p>
      <text:p text:style-name="P1"/>
      <text:p text:style-name="P1"><text:span text:style-name="T3">1 февраля 2000г. <text:s text:c="36"/>№ 19-р</text:span></text:p>
      <text:p text:style-name="P1"/>
      <text:p text:style-name="P1"><text:span text:style-name="T3">г. Москва</text:span></text:p>
      <text:p text:style-name="P1"/>
      <text:p text:style-name="P1"><text:span text:style-name="T3">О ВВЕДЕНИИ В ДЕЙСТВИЕ</text:span></text:p>
      <text:p text:style-name="P1"><text:span text:style-name="T1">РУКОВОДСТВА ПО ПРОФЕССИОНАЛЬНОЙ ПОДГОТОВКЕ ПЕРСОНАЛА ОВД ГА</text:span></text:p>
      <text:p text:style-name="P1"/>
      <text:p text:style-name="P1"/>
      <text:p text:style-name="P10"><text:span text:style-name="T1">В целях дальнейшего совершенствования профессиональной подготовки персонала обслуживания воздушного движения (ОВД) гражданской авиации с учетом изменений и дополнений в Руководство по профессиональной подготовке персонала ОВД ГА, внесенных распоряжением ФСВТ России от 12.08.99 № 32-р</text:span></text:p>
      <text:p text:style-name="P11"><text:span text:style-name="T3">ПРЕДЛАГАЮ:</text:span></text:p>
      <text:p text:style-name="P10"><text:span text:style-name="T1">1. Утвердить и ввести в действие с 01.03.2000 Руководство по профессиональной подготовке персонала обслуживания воздушного движения гражданской авиации в новой редакции.</text:span></text:p>
      <text:p text:style-name="P10"><text:span text:style-name="T1">2. Руководителям территориальных органов ФСВТ России, учебных заведений ГА специализации УВД, ГП по ИВП и УВД, авиапредприятий и аэропортов, имеющих в своем составе службы движения, организовать изучение Руководства с руководящим, преподавательским, инструкторским и диспетчерским составом УВД под роспись.</text:span></text:p>
      <text:p text:style-name="P10"><text:span text:style-name="T1">3. Руководство по профессиональной подготовке персонала обслуживания воздушного движения гражданской авиации, утвержденное ФАС России от 09.09.98 № 8/и и распоряжение ФСВТ России от 12.08.99 № 32-р считать утратившими силу с 01.03.2000.</text:span></text:p>
      <text:p text:style-name="P10"><text:span text:style-name="T1">4. Контроль за выполнением распоряжения возложить на начальника УР ОВД ФСВТ России.</text:span></text:p>
      <text:p text:style-name="P2"/>
      <text:p text:style-name="P2"/>
      <text:p text:style-name="P2"/>
      <text:p text:style-name="P2"><text:span text:style-name="T1">Заместитель директора <text:s text:c="29"/></text:span><text:span text:style-name="T3">В.Я.Галкин</text:span><text:span text:style-name="T1"> </text:span></text:p>
      <text:p text:style-name="P2"/>
      <text:p text:style-name="P2"/>
      <text:p text:style-name="P2"/>
      <text:p text:style-name="P3"><text:span text:style-name="T1">УТВЕРЖДЕНО</text:span></text:p>
      <text:p text:style-name="P3"><text:span text:style-name="T1">распоряжением ФСВТ России</text:span></text:p>
      <text:p text:style-name="P3"><text:span text:style-name="T1">от " 01 " февраля <text:s/>2000г. № 19-р</text:span></text:p>
      <text:p text:style-name="P1"/>
      <text:p text:style-name="P1"/>
      <text:p text:style-name="P1"><text:span text:style-name="T3">РУКОВОДСТВО</text:span></text:p>
      <text:p text:style-name="P1"/>
      <text:p text:style-name="P1"><text:span text:style-name="T3">ПО ПРОФЕССИОНАЛЬНОЙ ПОДГОТОВКЕ ПЕРСОНАЛА ОБСЛУЖИВАНИЯ</text:span></text:p>
      <text:p text:style-name="P1"><text:span text:style-name="T3">ВОЗДУШНОГО ДВИЖЕНИЯ <text:s/>ГРАЖДАНСКОЙ АВИАЦИИ</text:span></text:p>
      <text:p text:style-name="P1"/>
      <text:p text:style-name="P1"><text:span text:style-name="T1">(ВТОРОЕ ИЗДАНИЕ)</text:span></text:p>
      <text:p text:style-name="P1"/>
      <text:p text:style-name="P13"><text:span text:style-name="T1">С введением в действие данного Руководства признана утратившей силу первая редакция Руководства, утвержденная распоряжением ФСВТ России № 8/и от 09.09.1998 г.</text:span></text:p>
      <text:p text:style-name="P13"/>
      <text:p text:style-name="P13"/>
      <text:p text:style-name="P13"><text:span text:style-name="T1">Руководство разработано под общей редакцией Заместителя начальника УР ОВД ФСВТ России Королева Е.Н. </text:span></text:p>
      <text:p text:style-name="P13"><text:span text:style-name="T1">Отв. исполнители: Мамедов Р.А., Ерзакович Ю.А. </text:span></text:p>
      <text:p text:style-name="P13"/>
      <text:p text:style-name="P13"/>
      <text:p text:style-name="P13"/>
      <text:p text:style-name="P1"><text:span text:style-name="T3">ГЛАВА 1. Сокращения, определения и общие положения</text:span></text:p>
      <text:p text:style-name="P1"/>
      <text:p text:style-name="P13"/>
      <text:p text:style-name="P13"/>
      <text:p text:style-name="P12"><text:span text:style-name="T3">1.1. Сокращения и определения</text:span></text:p>
      <text:p text:style-name="P12"><text:span text:style-name="T3">1.1.1. Сокращения</text:span></text:p>
      <text:p text:style-name="P11"><text:span text:style-name="T3">АДП</text:span><text:span text:style-name="T1"> - аэродромный диспетчерский пункт </text:span></text:p>
      <text:p text:style-name="P13"><text:span text:style-name="T3">АНК</text:span><text:span text:style-name="T1"> - аэронавигационный колледж </text:span></text:p>
      <text:p text:style-name="P13"><text:soft-page-break/><text:span text:style-name="T3">АУЦ</text:span><text:span text:style-name="T1"> - авиационный учебный центр</text:span></text:p>
      <text:p text:style-name="P13"><text:span text:style-name="T3">АТК</text:span><text:span text:style-name="T1"> - авиационно-транспортный колледж (авиационный технический колледж) </text:span></text:p>
      <text:p text:style-name="P13"><text:span text:style-name="T3">АИП</text:span><text:span text:style-name="T1"> - сборник аэронавигационной информации </text:span></text:p>
      <text:p text:style-name="P13"><text:span text:style-name="T3">АС ОВД</text:span><text:span text:style-name="T1"> - автоматизированная система обслуживания (управления) воздушного <text:s/>движения</text:span></text:p>
      <text:p text:style-name="P13"><text:span text:style-name="T3">АС ОПВД</text:span><text:span text:style-name="T1"> - автоматизированная система организации планирования воздушного движения</text:span></text:p>
      <text:p text:style-name="P13"><text:span text:style-name="T3">АТУ</text:span><text:span text:style-name="T1"> - авиационно-техническое училище </text:span></text:p>
      <text:p text:style-name="P13"><text:span text:style-name="T3">ВАУ</text:span><text:span text:style-name="T1"> - высшее авиационное училище </text:span></text:p>
      <text:p text:style-name="P13"><text:span text:style-name="T3">ВД</text:span><text:span text:style-name="T1"> - воздушное движение </text:span></text:p>
      <text:p text:style-name="P13"><text:span text:style-name="T3">ВКК</text:span><text:span text:style-name="T1"> - высшая квалификационная комиссия</text:span></text:p>
      <text:p text:style-name="P13"><text:span text:style-name="T3">ВРЦ ЕС ОрВД</text:span><text:span text:style-name="T1"> - вспомогательный районный центр единой системы организации воздушного движения</text:span></text:p>
      <text:p text:style-name="P13"><text:span text:style-name="T3">ВС</text:span><text:span text:style-name="T1"> - воздушное судно</text:span></text:p>
      <text:p text:style-name="P13"><text:span text:style-name="T3">ВЛП</text:span><text:span text:style-name="T1"> - весенне-летний период</text:span></text:p>
      <text:p text:style-name="P13"><text:span text:style-name="T3">ВСДП</text:span><text:span text:style-name="T1"> - вспомогательный стартовый диспетчерский пункт</text:span></text:p>
      <text:p text:style-name="P13"><text:span text:style-name="T3">ГА</text:span><text:span text:style-name="T1"> - гражданская авиация</text:span></text:p>
      <text:p text:style-name="P13"><text:span text:style-name="T3">ГОП</text:span><text:span text:style-name="T1"> - группа организации потоков</text:span></text:p>
      <text:p text:style-name="P13"><text:span text:style-name="T3">ГП</text:span><text:span text:style-name="T1"> - государственное предприятие</text:span></text:p>
      <text:p text:style-name="P13"><text:span text:style-name="T3">ГУП</text:span><text:span text:style-name="T1"> - государственное унитарное предприятие</text:span></text:p>
      <text:p text:style-name="P13"><text:span text:style-name="T3">ГосНИИ</text:span><text:span text:style-name="T1"> - государственный научно-исследовательский институт</text:span></text:p>
      <text:p text:style-name="P13"><text:span text:style-name="T3">ГЦ ППВД</text:span><text:span text:style-name="T1"> - главный центр планирования <text:s text:c="2"/>потоков воздушного движения </text:span></text:p>
      <text:p text:style-name="P13"><text:span text:style-name="T3">ДП</text:span><text:span text:style-name="T1"> - диспетчерский пункт </text:span></text:p>
      <text:p text:style-name="P13"><text:span text:style-name="T3">ДНК</text:span><text:span text:style-name="T1"> - диспетчерский пункт круга</text:span></text:p>
      <text:p text:style-name="P13"><text:span text:style-name="T3">ДПК МВЛ</text:span><text:span text:style-name="T1"> - диспетчерский пункт круга местных воздушных линий </text:span></text:p>
      <text:p text:style-name="P13"><text:span text:style-name="T3">ДПП</text:span><text:span text:style-name="T1"> - диспетчерский пункт подхода </text:span></text:p>
      <text:p text:style-name="P13"><text:span text:style-name="T3">ДПР</text:span><text:span text:style-name="T1"> - диспетчерский пункт руления </text:span></text:p>
      <text:p text:style-name="P13"><text:span text:style-name="T3">ДПСП</text:span><text:span text:style-name="T1"> - диспетчерский пункт системы посадки </text:span></text:p>
      <text:p text:style-name="P13"><text:span text:style-name="T3">ЕС ОрВД</text:span><text:span text:style-name="T1"> - Единая система ОрВД </text:span></text:p>
      <text:p text:style-name="P13"><text:span text:style-name="T3">ИВП</text:span><text:span text:style-name="T1"> - использование воздушного пространства </text:span></text:p>
      <text:p text:style-name="P13"><text:span text:style-name="T3">ИПП</text:span><text:span text:style-name="T1"> - инструкция по производству полетов </text:span></text:p>
      <text:p text:style-name="P13"><text:span text:style-name="T3">ИКАО</text:span><text:span text:style-name="T1"> - международная организация гражданской авиации </text:span></text:p>
      <text:p text:style-name="P13"><text:span text:style-name="T3">КДП</text:span><text:span text:style-name="T1"> - командно - диспетчерский пункт</text:span></text:p>
      <text:p text:style-name="P13"><text:span text:style-name="T3">КДП МВЛ</text:span><text:span text:style-name="T1"> - командно-диспетчерский пункт местных воздушных линий </text:span></text:p>
      <text:p text:style-name="P13"><text:span text:style-name="T3">КПК</text:span><text:span text:style-name="T1"> - курсы повышения квалификации </text:span></text:p>
      <text:p text:style-name="P13"><text:span text:style-name="T3">МВЛ</text:span><text:span text:style-name="T1"> - местные воздушные линии </text:span></text:p>
      <text:p text:style-name="P13"><text:span text:style-name="T3">МДП</text:span><text:span text:style-name="T1"> - местный диспетчерский пункт </text:span></text:p>
      <text:p text:style-name="P13"><text:span text:style-name="T3">МКК</text:span><text:span text:style-name="T1"> - местная квалификационная комиссия</text:span></text:p>
      <text:p text:style-name="P13"><text:span text:style-name="T3">ОВД</text:span><text:span text:style-name="T1"> - обслуживание (управление) воздушного движения </text:span></text:p>
      <text:p text:style-name="P13"><text:span text:style-name="T3">ОЗП</text:span><text:span text:style-name="T1"> - осенне-зимний период </text:span></text:p>
      <text:p text:style-name="P13"><text:span text:style-name="T3">ОрВД</text:span><text:span text:style-name="T1"> - организация воздушного движения </text:span></text:p>
      <text:p text:style-name="P13"><text:span text:style-name="T3">ПВД</text:span><text:span text:style-name="T1"> - планирование воздушного движения </text:span></text:p>
      <text:p text:style-name="P13"><text:span text:style-name="T3">ПК</text:span><text:span text:style-name="T1"> - процедурный контроль </text:span></text:p>
      <text:p text:style-name="P13"><text:span text:style-name="T3">ПДП</text:span><text:span text:style-name="T1"> - пункт диспетчера посадки </text:span></text:p>
      <text:p text:style-name="P13"><text:span text:style-name="T3">ПРЛ</text:span><text:span text:style-name="T1"> - посадочный радиолокатор </text:span></text:p>
      <text:p text:style-name="P13"><text:span text:style-name="T3">PA</text:span><text:span text:style-name="T1"> - район аэродрома</text:span></text:p>
      <text:p text:style-name="P13"><text:span text:style-name="T3">РГП</text:span><text:span text:style-name="T1">- региональное государственное предприятие </text:span></text:p>
      <text:p text:style-name="P13"><text:span text:style-name="T3">РАУ</text:span><text:span text:style-name="T1"> - район аэроузла</text:span></text:p>
      <text:p text:style-name="P13"><text:span text:style-name="T3">РКК</text:span><text:span text:style-name="T1"> - региональная квалификационная комиссия </text:span></text:p>
      <text:p text:style-name="P13"><text:span text:style-name="T3">РЛУ</text:span><text:span text:style-name="T1"> - радиолокационное управление</text:span></text:p>
      <text:p text:style-name="P13"><text:span text:style-name="T3">РП</text:span><text:span text:style-name="T1"> - руководитель полетов</text:span></text:p>
      <text:p text:style-name="P13"><text:span text:style-name="T3">ГСП</text:span><text:span text:style-name="T1"> - радиолокационная система посадки</text:span></text:p>
      <text:p text:style-name="P13"><text:span text:style-name="T3">РТС УВД</text:span><text:span text:style-name="T1"> - радиотехнические средства управления воздушным движением</text:span></text:p>
      <text:p text:style-name="P13"><text:span text:style-name="T3">РФ</text:span><text:span text:style-name="T1"> - Российская Федерация</text:span></text:p>
      <text:p text:style-name="P13"><text:span text:style-name="T3">PЦ ЕС ОрВД</text:span><text:span text:style-name="T1"> - районный центр единой системы организации воздушного движения</text:span></text:p>
      <text:p text:style-name="P13"><text:span text:style-name="T3">СДП</text:span><text:span text:style-name="T1"> - стартовый диспетчерский пункт</text:span></text:p>
      <text:p text:style-name="P13"><text:span text:style-name="T3">СДП МВЛ</text:span><text:span text:style-name="T1"> - стартовый диспетчерский пункт местных воздушных линий</text:span></text:p>
      <text:p text:style-name="P13"><text:span text:style-name="T3">СОК</text:span><text:span text:style-name="T1"> - средства объективною контроля</text:span></text:p>
      <text:p text:style-name="P13"><text:span text:style-name="T3">ТО ФСВТ России</text:span><text:span text:style-name="T1"> - территориальный орган ФСВ России </text:span></text:p>
      <text:p text:style-name="P13"><text:span text:style-name="T3">ТТД</text:span><text:span text:style-name="T1"> - тактико-технические данные</text:span></text:p>
      <text:p text:style-name="P13"><text:span text:style-name="T3">УВД</text:span><text:span text:style-name="T1"> - управление воздушным движением</text:span></text:p>
      <text:p text:style-name="P13"><text:span text:style-name="T3">УР ОВД ФСВТ России</text:span><text:span text:style-name="T1"> - Управление регулирования организации воздушного движения Федеральной службы воздушного транспорта России</text:span></text:p>
      <text:p text:style-name="P13"><text:span text:style-name="T3">УЗ</text:span><text:span text:style-name="T1"> - учебное заведение</text:span></text:p>
      <text:p text:style-name="P13"><text:span text:style-name="T3">УТК</text:span><text:span text:style-name="T1"> - учебно-тренировочный комплекс </text:span></text:p>
      <text:p text:style-name="P13"><text:span text:style-name="T3">УТЦ</text:span><text:span text:style-name="T1"> - учебно-тренировочный центр</text:span></text:p>
      <text:p text:style-name="P13"><text:span text:style-name="T3">ФСВТ России</text:span><text:span text:style-name="T1"> - Федеральная служба воздушного транспорта России </text:span></text:p>
      <text:p text:style-name="P13"><text:span text:style-name="T3">ФАП</text:span><text:span text:style-name="T1"> - Федеральные авиационные правила</text:span></text:p>
      <text:p text:style-name="P13"><text:span text:style-name="T3">Центр АУВД</text:span><text:span text:style-name="T1"> - центр автоматизированного управления воздушным движением </text:span></text:p>
      <text:p text:style-name="P13"><text:span text:style-name="T3">Центр ЕС ОрВД</text:span><text:span text:style-name="T1"> - центр единой системы организации воздушного движения </text:span></text:p>
      <text:p text:style-name="P13"/>
      <text:p text:style-name="P13"/>
      <text:p text:style-name="P13"><text:span text:style-name="T1">(п. 1.1.2. дополнен распоряжением Минтранса России от 11.01.02г. № НА-11-р)</text:span></text:p>
      <text:p text:style-name="P13"><text:soft-page-break/></text:p>
      <text:p text:style-name="P12"><text:span text:style-name="T3">1.1.2. Определения</text:span></text:p>
      <text:p text:style-name="P13"><text:span text:style-name="T3">Аэронавигационное обслуживание.</text:span><text:span text:style-name="T1"> Данный термин включает обслуживание воздушного движения, службу авиационной электросвязи, метеорологическое обеспечение аэронавигации, поиск и спасание и службы аэронавигационной информации. Эти виды обслуживания предоставляются воздушному движению на всех этапах полета (подход, аэродромное диспетчерское обслуживание и диспетчерское обслуживание на маршруте). (Документ ИКАО Doc 9082 "Заявления Совета Договаривающимся государствам относительно аэропортовых сборов и сборов за аэронавигационное обслуживание").</text:span></text:p>
      <text:p text:style-name="P13"><text:span text:style-name="T3">Вспомогательный персонал ОВД</text:span><text:span text:style-name="T1"> - общий термин, обозначающий специалиста ОВД, осуществляющих вспомогательные функции и не имеющих свидетельств диспетчера УВД (диспетчеры - ассистенты, диспетчеры информаторы, диспетчеры-операторы и другие).</text:span></text:p>
      <text:p text:style-name="P13"><text:span text:style-name="T3">Вышка</text:span><text:span text:style-name="T1"> - пункт УВД, предоставляющий диспетчерское обслуживание в районе аэродрома (объединяющий функции СДП (ВСДП), ДПР, ПДП. ДПК).</text:span></text:p>
      <text:p text:style-name="P13"><text:span text:style-name="T3">Диплом, свидетельство (сертификат) удостоверение</text:span><text:span text:style-name="T1"> - документ, свидетельствующий о завершении обучения по установленной программе и дающий право на получение квалификационной отметки для выполнения определенного вида деятельности после успешной стажировки.</text:span></text:p>
      <text:p text:style-name="P13"><text:span text:style-name="T3">Диспетчер аэродрома</text:span><text:span text:style-name="T1"> - общий термин, обозначающий диспетчера УВД, который по окончанию курсов подготовки диспетчеров аэродрома или учебного заведения и стажировки получил квалификационную отметку диспетчера аэродрома и или имеет допуск к работе по крайней мере на одном из следующих диспетчерских пунктов УВД: СДП, ВСДП, ДПР, Вышка, СДП МВЛ, КДП МВД, ДПК МВЛ, АДП, а также объединенных в установленном порядке из вышеперечисленных диспетчерских пунктов.</text:span></text:p>
      <text:p text:style-name="P13"><text:span text:style-name="T3">Диспетчер ПВД</text:span><text:span text:style-name="T1"> - специалист со средним или высшим специальным образованием который закончил курсы подготовки при учебных заведениях ГА в соответствии с пунктом 3.1.1.1 или при ГУП ГЦ ППВД и получил допуск к работе согласно специализации.</text:span></text:p>
      <text:p text:style-name="P13"><text:span text:style-name="T3">Диспетчер подхода</text:span><text:span text:style-name="T1"> - общий термин, обозначающий диспетчера УВД, который но окончанию курсов подготовки диспетчеров подхода или учебного заведения ГА и стажировки получил квалификационную отметку диспетчера подхода и/или имеет допуск к работе по крайней мере на одном из следующих диспетчерских пунктов УВД: ДПП, ДПК, КДП.</text:span></text:p>
      <text:p text:style-name="P13"><text:span text:style-name="T3">Диспетчер посадки</text:span><text:span text:style-name="T1"> - общий термин, обозначающий диспетчера УВД, который по окончанию курсов подготовки диспетчеров посадки с применением посадочною радиолокатора и стажировки получил квалификационную отметку диспетчера посадочного радиолокатора и/или имеет допуск к работе на ПДП (ДПСП).</text:span></text:p>
      <text:p text:style-name="P13"><text:span text:style-name="T3">Диспетчер района ЕС ОрВД</text:span><text:span text:style-name="T1"> - общий термин, обозначающий диспетчера УВД, который по окончанию курсов подготовки диспетчеров района ЕС ОрВД или учебного заведения и стажировки получил квалификационную отметку диспетчера УВД и\или имеет допуск к работе по крайней мере на одном из следующих диспетчерских пунктов УВД: РЦ ЕС ОрВД, ВРЦ ЕС ОрВД, МДП, ВМДП.</text:span></text:p>
      <text:p text:style-name="P13"><text:span text:style-name="T3">Диспетчер УВД</text:span><text:span text:style-name="T1"> - специалист, имеющий действующее свидетельство диспетчера УВД и действующий допуск к работе по крайней мере на одном диспетчерском пункте УВД.</text:span></text:p>
      <text:p text:style-name="P13"><text:span text:style-name="T3">Интенсивность воздушного движения</text:span><text:span text:style-name="T1"> - количество воздушных судов, поступающих в воздушное пространство, обслуживаемое диспетчерским пунктом УВД, в единицу времени.</text:span></text:p>
      <text:p text:style-name="P13"><text:span text:style-name="T3">КДП</text:span><text:span text:style-name="T1"> - пункт УВД, объединенный пункт, предоставляющий диспетчерское обслуживание в районе аэродрома (вышка) и в районе подхода.</text:span></text:p>
      <text:p text:style-name="P13"><text:span text:style-name="T3">Квалификационная отметка диспетчера аэродрома</text:span><text:span text:style-name="T1"> - запись в свидетельстве диспетчера УВД о присвоении квалификации "диспетчер аэродрома", сделанная на основании диплома об окончании учебного заведения или удостоверения об окончании курсов подготовки диспетчеров аэродрома, а также успешного завершения стажировки для получения допуска к работе на СДП, ВСДП, ДПР, Вышке, СДП МВЛ, КДП МВЛ, ДПК МВЛ и АДП.</text:span></text:p>
      <text:p text:style-name="P13"><text:span text:style-name="T3">Квалификационная отметка диспетчера подхода</text:span><text:span text:style-name="T1"> - запись в свидетельстве диспетчера УВД о присвоении квалификации "диспетчер подхода", сделанная на основании диплома об окончании учебного заведения или удостоверения об окончании курсов подготовки диспетчеров подхода, а также успешного завершения стажировки для получения допуска к работе на ДПП, ДПК и КДП.</text:span></text:p>
      <text:p text:style-name="P13"><text:span text:style-name="T3">Квалификационная отметка диспетчера посадочного радиолокатора</text:span><text:span text:style-name="T1"> - запись в свидетельстве диспетчера УВД о присвоении квалификации "диспетчер посадки", сделанная на основании удостоверения об окончании курсов подготовки диспетчеров посадки, а также успешного завершения стажировки для получения допуска к работе на ПДП (ДПСП).</text:span></text:p>
      <text:p text:style-name="P13"><text:span text:style-name="T3">Квалификационная отметка диспетчера района ЕС ОрВД</text:span><text:span text:style-name="T1"> - запись в свидетельстве диспетчера УВД о присвоении квалификации "диспетчер района ЕС ОрВД", сделанная на основании диплома об окончании учебного заведения или удостоверения об окончании курсов подготовки диспетчеров района ЕС ОрВД, а также успешного завершения стажировки для получения допуска к работе в РЦ (ВРЦ) ЕС ОрВД, МДП и ВМДП.</text:span></text:p>
      <text:p text:style-name="P13"><text:span text:style-name="T3">ОВД</text:span><text:span text:style-name="T1"> - обслуживание воздушного движения, это общий термин в соответствующих случаях <text:s/>означающий <text:s/>полетно-информационное <text:s/>обслуживание, <text:s/>консультативное обслуживание, диспетчерское обслуживание (управление) воздушного движения, а также аварийное оповещение.</text:span></text:p>
      <text:p text:style-name="P13"><text:span text:style-name="T3">ОрВД</text:span><text:span text:style-name="T1"> - организация воздушного движения, представляющая собой:</text:span></text:p>
      <text:p text:style-name="P13"><text:span text:style-name="T1">- обслуживание (управление) воздушного движения;</text:span></text:p>
      <text:p text:style-name="P13"><text:span text:style-name="T1">- организацию потоков воздушного движения;</text:span></text:p>
      <text:p text:style-name="P13"><text:span text:style-name="T1">- организацию воздушного пространства в целях обеспечения обслуживания (управления) воздушного движения и организации потоков воздушного движения.</text:span></text:p>
      <text:p text:style-name="P13"><text:span text:style-name="T3">Персонал ОВД</text:span><text:span text:style-name="T1"> - общий термин, включающий в себя руководителей и специалистов служб обслуживания воздушного движения (служб движения аэропортов).</text:span></text:p>
      <text:p text:style-name="P13"><text:span text:style-name="T3">Персонал ПВД</text:span><text:span text:style-name="T1"> - общий термин, включающий в себя руководителей и специалистов главного, зонального, вспомогательного зонального центров Единой системы организации воздушного движения, группы организации потоков и специалистов АДП, связанных с планированием воздушного движения.</text:span></text:p>
      <text:p text:style-name="P13"><text:span text:style-name="T3">Пропускная способность пункта УВД</text:span><text:span text:style-name="T1"> - расчётная величина максимального количества воздушных судов, которые могут быть обслужены без ущерба их безопасности в единицу времени.</text:span></text:p>
      <text:p text:style-name="P13"><text:span text:style-name="T3">Свидетельство диспетчера УВД</text:span><text:span text:style-name="T1"> - документ, выданный лицу из персонала обслуживания (управления) воздушного движения, удостоверяющий его права и обязанности в процессе профессиональной деятельности.</text:span></text:p>
      <text:p text:style-name="P6"><text:span text:style-name="T3">1.2. Общие положения</text:span></text:p>
      <text:p text:style-name="P13"><text:soft-page-break/><text:span text:style-name="T3">1.2.1.</text:span><text:span text:style-name="T1"> Руководство по профессиональной подготовке персонала ОВД (далее Руководство) разработано на основании Воздушного Кодекса Российской Федерации, закона Российской Федерации "Об образовании", стандартов и рекомендуемой практики ИКАО, а также накопленного опыта в области подготовки персонала ОВД.</text:span></text:p>
      <text:p text:style-name="P13"><text:span text:style-name="T3">1.2.2.</text:span><text:span text:style-name="T1"> Руководство является основным документом, в соответствии с которым осуществляется обучение, допуск к работе, переподготовка и повышение квалификации персонала ОВД и ПВД.</text:span></text:p>
      <text:p text:style-name="P13"><text:span text:style-name="T3">1.2.3.</text:span><text:span text:style-name="T1"> Методическое обеспечение профессиональной подготовки персонала ОВД осуществляется:</text:span></text:p>
      <text:p text:style-name="P10"><text:span text:style-name="T1">Академией ГА;</text:span></text:p>
      <text:p text:style-name="P10"><text:span text:style-name="T1">Ульяновским ВАУ ГА;</text:span></text:p>
      <text:p text:style-name="P10"><text:span text:style-name="T1">Красноярским АТК ГА;</text:span></text:p>
      <text:p text:style-name="P10"><text:span text:style-name="T1">Санкт-Петербургским АТК ГА;</text:span></text:p>
      <text:p text:style-name="P10"><text:span text:style-name="T1">ГосНИИ "Аэронавигация" в части освоения новых технических систем и средств ОВД;</text:span></text:p>
      <text:p text:style-name="P10"><text:span text:style-name="T1">ГУП ГЦ ППВД в части персонала ПВД;</text:span></text:p>
      <text:p text:style-name="P10"><text:span text:style-name="T1">Сертифицированными АУЦ, предприятиями по ИВП и УВД, их филиалами, авиапредприятиями в части контроля уровня и поддержания квалификации персонала ОВД и ПВД (ГОП и специалистов ПВД АДП).</text:span></text:p>
      <text:p text:style-name="P13"><text:span text:style-name="T3">1.2.4.</text:span><text:span text:style-name="T1"> Ответственность за организацию и качество профессионального отбора и обучения персонала ОВД и ПВД возлагается на руководителей организаций, указанных в </text:span><text:span text:style-name="T5">п.1.2.3.</text:span></text:p>
      <text:p text:style-name="P13"><text:span text:style-name="T3">1.2.5.</text:span><text:span text:style-name="T1"> Ответственность за допуск к работе и поддержание квалификации персонала ОВД и ПВД возлагается на руководителей предприятий по ИВП и УВД, их филиалов и авиапредприятий, ГУП ГЦ ППВД в части их касающейся.</text:span></text:p>
      <text:p text:style-name="P13"><text:span text:style-name="T3">1.2.6.</text:span><text:span text:style-name="T1"> Все виды профессиональной подготовки проводятся в сертифицированных учебных заведениях и АУЦ гражданской авиации, имеющих лицензию на проведение соответствующей подготовки. Краткосрочные курсы поддержания квалификации продолжительностью не более 72 часов могут проводится по месту основной работы специалистов.</text:span></text:p>
      <text:p text:style-name="P13"><text:span text:style-name="T3">1.2.7.</text:span><text:span text:style-name="T1"> Учебные планы и программы первоначальной подготовки диспетчеров УВД разрабатываются и утверждаются в учебных заведениях по согласованию с УР ОВД ФСВТ России.</text:span></text:p>
      <text:p text:style-name="P13"><text:span text:style-name="T1">Учебные планы и программы курсов подготовки, переподготовки и повышения квалификации персонала ОВД и ПВД разрабатываются в учебных заведениях ГА, АУЦ и утверждаются в УР ОВД ФСВТ России.</text:span></text:p>
      <text:p text:style-name="P7"><text:span text:style-name="T3">ГЛАВА 2. Основные требования к персоналу ОВД</text:span></text:p>
      <text:p text:style-name="P6"><text:span text:style-name="T3">2.1.</text:span><text:span text:style-name="T1"> К персоналу ОВД и ПВД предъявляются следующие требования:</text:span></text:p>
      <text:list xml:id="list475544760" text:style-name="WWNum1">
        <text:list-item>
          <text:p text:style-name="P14"><text:span text:style-name="T1">российское гражданство;</text:span></text:p>
        </text:list-item>
        <text:list-item>
          <text:p text:style-name="P14"><text:span text:style-name="T1">возраст не менее 19 лет на момент получения первоначального допуска к работе;</text:span></text:p>
        </text:list-item>
        <text:list-item>
          <text:p text:style-name="P14"><text:span text:style-name="T1">среднее специальное, а для категории от РП и выше, как правило, высшее специальное образование;</text:span></text:p>
        </text:list-item>
        <text:list-item>
          <text:p text:style-name="P14"><text:span text:style-name="T1">наличие соответствующего сертификата для персонала, направляемого на пункты, осуществляющие УВД и ПВД на английском языке;</text:span></text:p>
        </text:list-item>
        <text:list-item>
          <text:p text:style-name="P14"><text:span text:style-name="T1">состояние здоровья и психофизиологические качества, соответствующие действующим требованиям;</text:span></text:p>
        </text:list-item>
        <text:list-item>
          <text:p text:style-name="P14"><text:span text:style-name="T1">высокий уровень ответственности и дисциплины.</text:span></text:p>
        </text:list-item>
      </text:list>
      <text:p text:style-name="P6"><text:span text:style-name="T3">2.2.</text:span><text:span text:style-name="T1"> К вспомогательному персоналу ОВД и ПВД предъявляются требования пункта 2.1. за исключением требований к образованию, которое должно быть не ниже среднего.</text:span></text:p>
      <text:p text:style-name="P7"><text:span text:style-name="T3">ГЛАВА 3. Подготовка персонала ОВД и ПВД</text:span></text:p>
      <text:p text:style-name="P19"><text:span text:style-name="T3">3.1. Подготовка диспетчеров УВД</text:span></text:p>
      <text:p text:style-name="P19"><text:span text:style-name="T3">3.1.1. Первоначальная подготовка диспетчеров УВД</text:span></text:p>
      <text:p text:style-name="P12"><text:span text:style-name="T3">3.1.1.1.</text:span><text:span text:style-name="T1"> Первоначальная подготовка диспетчеров УВД производится на дневных отделениях Академии ГА, Ульяновского ВАУ ГА, Красноярского АТК и Санкт-Петербургского АТК ГА, а также на курсах первоначальной подготовки диспетчеров УВД из числа авиационного персонала в тех же учебных заведениях (по согласованию с УР ОВД ФСВТ России).</text:span></text:p>
      <text:p text:style-name="P12"><text:span text:style-name="T3">3.1.1.2.</text:span><text:span text:style-name="T1"> Студенты (курсанты) учебных заведений, успешно завершившие обучение, получают дипломы, которые дают право приступить к стажировке и после ее успешного окончания получить:</text:span></text:p>
      <text:list xml:id="list1781750833" text:style-name="WWNum2">
        <text:list-item>
          <text:p text:style-name="P15"><text:span text:style-name="T1">свидетельство диспетчера;</text:span></text:p>
        </text:list-item>
        <text:list-item>
          <text:p text:style-name="P15"><text:span text:style-name="T1">квалификационную отметку;</text:span></text:p>
        </text:list-item>
        <text:list-item>
          <text:p text:style-name="P15"><text:span text:style-name="T1">третий класс;</text:span></text:p>
        </text:list-item>
        <text:list-item>
          <text:p text:style-name="P15"><text:span text:style-name="T1">первоначальный допуск к УВД.</text:span></text:p>
        </text:list-item>
      </text:list>
      <text:p text:style-name="P12"><text:span text:style-name="T3">3.1.1.3.</text:span><text:span text:style-name="T1"> На курсы первоначальной подготовки диспетчеров УВД при учебных заведениях ГА направляются лица из числа авиационного персонала, отвечающие требованиям п</text:span><text:span text:style-name="T4">.2.1.</text:span><text:span text:style-name="T1"> имеющие авиационное среднетехническое или высшее образование, со стажем летной работы в гражданской, экспериментальной и государственной авиации или на пунктах управления полетами не менее 3-х лет, прошедшие собеседования с руководителями предприятий и получившие направления на обучение по форме приложения 1.</text:span></text:p>
      <text:p text:style-name="P13"><text:span text:style-name="T1">Лица, успешно завершившие обучение, получают удостоверение (сертификат), которое даёт право приступить к стажировке и после её успешного окончания получить:</text:span></text:p>
      <text:list xml:id="list1757137781" text:style-name="WWNum3">
        <text:list-item>
          <text:p text:style-name="P16"><text:span text:style-name="T1">свидетельство диспетчера;</text:span></text:p>
        </text:list-item>
        <text:list-item>
          <text:p text:style-name="P16"><text:span text:style-name="T1">квалификационную отметку;</text:span></text:p>
        </text:list-item>
        <text:list-item>
          <text:p text:style-name="P16"><text:span text:style-name="T1">третий класс;</text:span></text:p>
        </text:list-item>
        <text:list-item>
          <text:p text:style-name="P16"><text:span text:style-name="T1">первоначальный допуск к УВД.</text:span></text:p>
        </text:list-item>
      </text:list>
      <text:p text:style-name="P12"><text:span text:style-name="T3">3.1.1.4.</text:span><text:span text:style-name="T1"> Перед направлением на курсы первоначальной подготовки диспетчеров УВД кандидат должен пройти медицинскую </text:span><text:soft-page-break/><text:span text:style-name="T1">комиссию и профессионально-психологический отбор.</text:span></text:p>
      <text:p text:style-name="P12"><text:span text:style-name="T3">3.1.1.5.</text:span><text:span text:style-name="T1"> Свидетельство диспетчера УВД выдается ВКК, РКК ТО ФСВТ России, а также МКК учебных заведений, которым ФСВТ России делегировало это право.</text:span></text:p>
      <text:p text:style-name="P6"><text:span text:style-name="T3">3.1.2. Подготовка диспетчеров УВД для получения последующих квалификационных отметок</text:span></text:p>
      <text:p text:style-name="P13"><text:span text:style-name="T3">3.1.2.1.</text:span><text:span text:style-name="T1"> Подготовка диспетчеров УВД для получения последующих квалификационных отметок проводится в учебных заведениях ГА <text:s text:c="2"/>указанных <text:s text:c="2"/>в </text:span><text:span text:style-name="T4">п.3.1.1.1.</text:span><text:span text:style-name="T1"> или сертифицированных авиационных учебных центрах по согласованию с УР ОВД ФСВТ России. Подготовка организуется по следующим направлениям:</text:span></text:p>
      <text:p text:style-name="P10"><text:span text:style-name="T1">диспетчер аэродрома;</text:span></text:p>
      <text:p text:style-name="P10"><text:span text:style-name="T1">диспетчер подхода;</text:span></text:p>
      <text:p text:style-name="P10"><text:span text:style-name="T1">диспетчер посадки с применением ПРЛ;</text:span></text:p>
      <text:p text:style-name="P10"><text:span text:style-name="T1">диспетчер района ЕС ОрВД.</text:span></text:p>
      <text:p text:style-name="P13"><text:span text:style-name="T3">3.1.2.2.</text:span><text:span text:style-name="T1"> На курсы диспетчеров посадки направляются диспетчеры УВД, проработавшие не менее одного года на одном из диспетчерских пунктов: СДП, Вышке, ДПК, ДПП, КДП, КДП МВЛ.</text:span></text:p>
      <text:p text:style-name="P6"><text:span text:style-name="T3">3.2. Подготовка диспетчеров ПВД</text:span></text:p>
      <text:p text:style-name="P13"><text:span text:style-name="T3">3.2.1.</text:span><text:span text:style-name="T1"> Подготовка диспетчеров ПВД производится на курсах в учебных заведениях ГА, указанных в </text:span><text:span text:style-name="T4">п.3.1.1.1.</text:span><text:span text:style-name="T1"> и в АУЦ ГЦ ППВД. На курсы первоначальной подготовки диспетчеров ПВД направляются лица из числа персонала ОВД со стажем работы по УВД не менее 3-х лет, а также лица, имеющие стаж летной работы или работы на пунктах управления полетами не менее 3-х лет. Лица направляемые на курсы, должны иметь направление на обучение по форме приложения №1. Удостоверение об окончании курсов дает право на проведение стажировки, получение свидетельства сотрудника по обеспечению полетов и получение допуска к самостоятельной работе.</text:span></text:p>
      <text:p text:style-name="P6"><text:span text:style-name="T3">3.3. Подготовка вспомогательного персонала</text:span></text:p>
      <text:p text:style-name="P13"><text:span text:style-name="T3">3.3.1.</text:span><text:span text:style-name="T1"> Подготовка вспомогательного персонала проводится в учебных заведениях ГА указанных в </text:span><text:span text:style-name="T4">п.3.1.1.1.</text:span><text:span text:style-name="T1"> сертифицированных АУЦ или в предприятиях. Решение о виде и месте подготовки принимает руководитель предприятия.</text:span></text:p>
      <text:p text:style-name="P6"><text:span text:style-name="T3">3.4. Подготовка персонала ОВД и ПВД к обслуживанию международных полетов на английском языке</text:span></text:p>
      <text:p text:style-name="P13"><text:span text:style-name="T1">(п. 3.4.1. изменен распоряжением Минтранса России от 11.01.02г. № НА-11-р)</text:span></text:p>
      <text:p text:style-name="P13"><text:span text:style-name="T3">3.4.1.</text:span><text:span text:style-name="T1"> Первоначальная подготовка диспетчеров УВД к обслуживанию международных полетов на английском языке проводится на дневных отделениях учебных заведений ГА указанных в </text:span><text:span text:style-name="T4">п. 3.1.1.1.</text:span><text:span text:style-name="T1"> а также на специальных курсах в тех же учебных заведениях или сертифицированных АУЦ по согласованию с УР ОВД ФСВТ России.</text:span></text:p>
      <text:p text:style-name="P13"><text:span text:style-name="T1">Первоначальная подготовка диспетчеров ПВД к обеспечению международных полетов проводится на специальных курсах в учебных заведениях ГА, указанных в </text:span><text:span text:style-name="T4">п.</text:span><text:span text:style-name="T1"> </text:span><text:span text:style-name="T4">3.1.1.1.</text:span><text:span text:style-name="T1"> и сертифицированных АУЦ по согласованию с УР ОВД ФСВТ России.</text:span></text:p>
      <text:p text:style-name="P13"><text:span text:style-name="T1">Диспетчеры, успешно закончившие данную подготовку с оценкой не ниже "четыре" по пятибалльной шкале, получают удостоверение (сертификат), которое является основанием для проведения стажировки и получения допуска к обслуживанию и обеспечению международных полетов на английском языке.</text:span></text:p>
      <text:p text:style-name="P13"><text:span text:style-name="T3">3.4.2.</text:span><text:span text:style-name="T1"> Подготовка вспомогательного персонала к обслуживанию и обеспечению международных полетов на английском языке проводится на специальных курсах в учебных заведениях ГА, указанных в </text:span><text:span text:style-name="T4">п.3.1.1.1.</text:span><text:span text:style-name="T1"> и сертифицированных АУЦ по решению руководителя предприятия.</text:span></text:p>
      <text:p text:style-name="P13"><text:span text:style-name="T1">По <text:s/>окончанию <text:s text:c="2"/>курсов <text:s/>специалистам вспомогательного <text:s text:c="2"/>персонала <text:s text:c="2"/>выдается удостоверение (сертификат), которое дает право на проведение стажировки и получение допуска к работе.</text:span></text:p>
      <text:p text:style-name="P13"/>
      <text:p text:style-name="P13"/>
      <text:p text:style-name="P7"><text:span text:style-name="T3">ГЛАВА 4. Допуск к работе</text:span></text:p>
      <text:p text:style-name="P6"><text:span text:style-name="T3">4.1. Первоначальный допуск к работе в качестве диспетчера УВД и ПВД</text:span></text:p>
      <text:p text:style-name="P13"><text:span text:style-name="T1">(п. 4.1.1. изменен распоряжением Минтранса России от 11.01.02г. № НА-11-р)</text:span></text:p>
      <text:p text:style-name="P13"><text:span text:style-name="T3">4.1.1.</text:span><text:span text:style-name="T1"> Первоначальный допуск к работе в качестве диспетчера УВД, в том числе диспетчера АДП оформляется через РКК ТО ФСВТ России при соблюдении следующих условий:</text:span></text:p>
      <text:p text:style-name="P13"><text:span text:style-name="T3">4.1.1.1.</text:span><text:span text:style-name="T1"> Кандидат имеет диплом или удостоверение, которые определены пунктами </text:span><text:span text:style-name="T4">3.1.1.2</text:span><text:span text:style-name="T1"> и </text:span><text:span text:style-name="T4">3.1.1.3</text:span><text:span text:style-name="T1"> в качестве документов, дающих право получения свидетельства диспетчера и допуска к стажировке на диспетчерском пункте.</text:span></text:p>
      <text:p text:style-name="P13"><text:span text:style-name="T3">4.1.1.2.</text:span><text:span text:style-name="T1"> Диспетчер-стажёр успешно прошёл стажировку по ОВД, и тренировку на тренажёре согласно требованиям приложения 2, а для диспетчера А</text:span><text:span text:style-name="T6">ДП</text:span><text:span text:style-name="T1"> - приложения 3;</text:span></text:p>
      <text:p text:style-name="P13"><text:span text:style-name="T3">4.1.1.3.</text:span><text:span text:style-name="T1"> Имеются представление диспетчера - инструктора по форме приложения 4 и акт проверки специальной подготовки диспетчера - стажера по форме приложения 5;</text:span></text:p>
      <text:p text:style-name="P13"><text:span text:style-name="T3">4.1.1.4.</text:span><text:span text:style-name="T1"> Диспетчер-стажер показал уровень знаний не ниже оценок, соответствующих требованиям, предъявляемым к диспетчеру третьего класса;</text:span></text:p>
      <text:p text:style-name="P13"><text:span text:style-name="T3">4.1.1.5.</text:span><text:span text:style-name="T1"> Диспетчер-стажёр успешно прошел две проверки: одну продолжительностью не менее 2-х часов на рабочем месте и вторую продолжительностью не менее 3-х часов на диспетчерском тренажере (за исключением диспетчера АДП).</text:span></text:p>
      <text:p text:style-name="P13"><text:span text:style-name="T3">4.1.2.</text:span><text:span text:style-name="T1"> Первоначальный допуск к работе в качестве диспетчера ПВД оформляется решением руководителя предприятия после окончания курсов в соответствии с пунктом 3.2. и успешного прохождения стажировки в объеме, указанном а приложении 3.</text:span></text:p>
      <text:p text:style-name="P6"><text:span text:style-name="T3">4.2. Последующий допуск к работе</text:span></text:p>
      <text:p text:style-name="P13"><text:span text:style-name="T3">4.2.1.</text:span><text:span text:style-name="T1"> Получение последующего допуска к ОВД, ПВД разрешается не ранее, чем через 1 год после получения предыдущего допуска к ОВД. ПВД. Последующий допуск оформляется приказом руководителя предприятия (через 6 месяцев разрешается проводить стажировку и оформлять допуск на секторах одноименных пунктов УВД (РЦ, ВРЦ ЕС ОрВД и ДПП).</text:span></text:p>
      <text:p text:style-name="P13"><text:span text:style-name="T1">Учитывая индивидуальные качества диспетчера-стажёра, разрешается решением руководителей предприятия по ИВП и УВД, их филиалов и авиапредприятий сокращать не более, чем в три раза, объем стажировки, указанный в приложении 2.</text:span></text:p>
      <text:p text:style-name="P13"><text:soft-page-break/><text:span text:style-name="T3">4.2.2.</text:span><text:span text:style-name="T1"> Допуск к работе на эпизодически совмещаемых диспетчерских пунктах ОВД оформляется после получения допуска к ОВД на каждом из совмещаемых диспетчерских пунктов.</text:span></text:p>
      <text:p text:style-name="P6"><text:span text:style-name="T3">4.3. Допуск к работе в качестве вспомогательного персонала</text:span></text:p>
      <text:p text:style-name="P13"><text:span text:style-name="T3">4.3.1.</text:span><text:span text:style-name="T1"> Порядок стажировки, получения и подтверждения допуска к работе в качестве вспомогательного персонала ОВД, ПВД устанавливаются руководителями предприятий по ИВП и УВД, их филиалов, авиапредприятий.</text:span></text:p>
      <text:p text:style-name="P13"><text:span text:style-name="T1">Подготовка и получение допуска к работе диспетчеров-информаторов, диспетчеров-операторов и операторов секторов ОВД регламентируется специальной инструкцией.</text:span></text:p>
      <text:p text:style-name="P6"><text:span text:style-name="T3">4.4. Получение и подтверждение допуска к обслуживанию и обеспечению международных полетов на английском языке</text:span></text:p>
      <text:p text:style-name="P13"><text:span text:style-name="T3">4.4.1.</text:span><text:span text:style-name="T1"> Диспетчеры - стажеры, имеющие удостоверения (сертификаты) об окончании подготовки к обслуживанию и обеспечению международных полетов на английском языке с оценками "хорошо" и "отлично" и прошедшие стажировку на рабочем месте, могут получить допуск к обслуживанию (обеспечению) международных полетов на английском языке одновременно с первоначальным допуском к работе в качестве диспетчера УВД (ПВД).</text:span></text:p>
      <text:p text:style-name="P13"><text:span text:style-name="T3">4.4.2.</text:span><text:span text:style-name="T1"> Диспетчеры - стажеры, имеющие допуск к работе в качестве диспетчера УВД (ПВД) для получения допуска к обслуживанию (обеспечению) международных полетов на английском языке, после окончания соответствующих курсов и получения удостоверения (сертификата) с оценками "хорошо" и "отлично", проходят стажировку на рабочем месте в объеме, определяемом программой стажировки. (Объем стажировки для диспетчеров УВД, (ПВД) - не менее 2-х часов непосредственного УВД (выполнения технологии ПВД) на английском языке на рабочем месте и не менее 9-ти часов тренажерной подготовки с применением фразеологии радиообмена на английском языке при наличии тренажера в предприятии. Если тренажер в предприятии отсутствует - проводится стажировка на рабочем месте в объеме не менее 24 часов).</text:span></text:p>
      <text:p text:style-name="P13"><text:span text:style-name="T3">4.4.3.</text:span><text:span text:style-name="T1"> Основанием для подтверждения допуска к ОВД (ПВД) является завершение учебы на курсах повышения квалификации по обслуживанию (обеспечению) международных полетов с оценками "хорошо" и "отлично", положительное заключение о результатах проверки на тренажере (при наличии тренажера в предприятии) и на рабочем месте.</text:span></text:p>
      <text:p text:style-name="P6"><text:span text:style-name="T3">4.5. Допуск к обслуживанию международных полетов вспомогательного персонала</text:span></text:p>
      <text:p text:style-name="P13"><text:span text:style-name="T3">4.5.1.</text:span><text:span text:style-name="T1"> Порядок проведения стажировки и получения допуска для работы в качестве вспомогательного персонала ОВД, ПВД на ДП, с которых осуществляется обслуживание (обеспечение) международных полетов, устанавливается руководителями предприятий по ИВП я УВД, их филиалов, авиапредприятий.</text:span></text:p>
      <text:p text:style-name="P6"><text:span text:style-name="T3">4.6. Порядок проведения стажировки для получения допуска к работе в качестве диспетчера УВД</text:span></text:p>
      <text:p text:style-name="P13"><text:span text:style-name="T3">4.6.1.</text:span><text:span text:style-name="T1"> Стажировка проводится на основании приказа руководителя предприятия по ИВП и УВД, его филиала, авиапредприятия, в котором за каждым диспетчером-стажёром закрепляется диспетчер-инструктор (внештатный инструктор), определяется диспетчерский пункт, сроки и цель стажировки. Началом стажировки является день издания приказа.</text:span></text:p>
      <text:p text:style-name="P13"><text:span text:style-name="T3">4.6.2.</text:span><text:span text:style-name="T1"> Все изменения, затрагивающие указанные в пункте </text:span><text:span text:style-name="T4">4.6.1</text:span><text:span text:style-name="T1"> условия стажировки оформляются новым приказом.</text:span></text:p>
      <text:p text:style-name="P13"><text:span text:style-name="T3">4.6.3.</text:span><text:span text:style-name="T1"> Стажировка проводится под руководством и постоянным контролем диспетчера-инструктора с целью подготовить диспетчера-стажёра к получению допуска к работе на конкретном диспетчерском пункте в течение установленного Руководством периода времени.</text:span></text:p>
      <text:p text:style-name="P13"><text:span text:style-name="T3">4.6.4.</text:span><text:span text:style-name="T1"> Стажировка состоит из двух основных этапов:</text:span></text:p>
      <text:list xml:id="list491561591" text:style-name="WWNum4">
        <text:list-item>
          <text:p text:style-name="P17"><text:span text:style-name="T1">теоретической подготовки;</text:span></text:p>
        </text:list-item>
        <text:list-item>
          <text:p text:style-name="P17"><text:span text:style-name="T1">практической подготовки.</text:span></text:p>
        </text:list-item>
      </text:list>
      <text:p text:style-name="P13"><text:span text:style-name="T3">4.6.5.</text:span><text:span text:style-name="T1"> Теоретическая подготовка завершается проверкой диспетчером-инструктором уровня знаний диспетчера-стажера по пятибалльной шкале и принятием решения о начале практической подготовки. Если диспетчер-стажер показал знания ниже оценок, соответствующих требованиям предъявляемым к диспетчеру соответствующего класса, ему предоставляется дополнительное время для подготовки с последующей повторной проверкой знаний.</text:span></text:p>
      <text:p text:style-name="P13"><text:span text:style-name="T3">4.6.6.</text:span><text:span text:style-name="T1"> Практическая подготовка проводится на тренажере и диспетчерском пункте. Она включает в себя инструкторский показ обслуживания воздушного движения и работу обучаемого специалиста в качестве диспетчера УВД под контролем диспетчера-инструктора.</text:span></text:p>
      <text:p text:style-name="P13"><text:span text:style-name="T3">4.6.7.</text:span><text:span text:style-name="T1"> Стажировка для получения допуска к работе может быть увеличена по времени вдвое по сравнению с нормативами, указанными в пунктах </text:span><text:span text:style-name="T5">4.1</text:span><text:span text:style-name="T1"> и </text:span><text:span text:style-name="T5">4.4</text:span><text:span text:style-name="T1"> если:</text:span></text:p>
      <text:p text:style-name="P10"><text:span text:style-name="T1">по представлению диспетчера-инструктора обучаемый специалист не готов к проверкам на диспетчерском тренажере и рабочем месте диспетчера УВД;</text:span></text:p>
      <text:p text:style-name="P10"><text:span text:style-name="T1">обучаемый специалист во время проверки на диспетчерском тренажере и рабочем месте диспетчера УВД показал неготовность к самостоятельному обслуживанию воздушного движения;</text:span></text:p>
      <text:p text:style-name="P10"><text:span text:style-name="T1">по представлению диспетчера-инструктора обучаемый специалист не готов к самостоятельному ОВД на английском языке.</text:span></text:p>
      <text:p text:style-name="P13"><text:span text:style-name="T3">4.6.8.</text:span><text:span text:style-name="T1"> Стажировка для получения допуска к работе диспетчером УВД может быть приостановлена или прекращена, если:</text:span></text:p>
      <text:p text:style-name="P10"><text:span text:style-name="T1">обучаемый специалист не овладел минимальным уровнем теоретических знаний для перехода к практической подготовке, несмотря на выделенное для этой цели дополнительное время;</text:span></text:p>
      <text:p text:style-name="P10"><text:span text:style-name="T1">обучаемый специалист во время проверки на диспетчерском тренажере и рабочем месте диспетчера УВД показал неготовность к самостоятельному ОВД после того, как закончил второй период стажировки, увеличенный по сравнению с указанными в пункте </text:span><text:span text:style-name="T4">4.1</text:span><text:span text:style-name="T1"> временными нормативами вдвое;</text:span></text:p>
      <text:p text:style-name="P10"><text:span text:style-name="T1">по представлению диспетчера-инструктора обучаемый специалист не готов к самостоятельному ОВД на английском языке после того, как закончил второй период стажировки, увеличенный по сравнению с указанным и пункте </text:span><text:span text:style-name="T4">4.4</text:span><text:span text:style-name="T1"> временным нормативом вдвое.</text:span></text:p>
      <text:p text:style-name="P13"><text:span text:style-name="T1">Решение о приостановке (прекращении) стажировки принимает руководитель предприятия по ИВП и УВД, его филиала, авиапредприятия по соответствующему представлению заместителя руководителя по ОВД (начальника службы движения аэропорта) данного предприятия.</text:span></text:p>
      <text:p text:style-name="P13"><text:span text:style-name="T3">4.6.9.</text:span><text:span text:style-name="T1"> Методика проведения стажировки регламентируется Инструкцией.</text:span></text:p>
      <text:p text:style-name="P6"><text:span text:style-name="T3">4.7. Порядок проведения стажировки для получения допуска к работе в качестве диспетчера АДП и ПВД.</text:span></text:p>
      <text:p text:style-name="P13"><text:soft-page-break/><text:span text:style-name="T3">4.7.1.</text:span><text:span text:style-name="T1"> Стажировка для получения допуска к работе в качестве диспетчера АДП и ПВД осуществляется в соответствии с положениями пункта </text:span><text:span text:style-name="T5">4.6</text:span><text:span text:style-name="T1"> в части, их касающейся.</text:span></text:p>
      <text:p text:style-name="P13"><text:span text:style-name="T3">4.7.2.</text:span><text:span text:style-name="T1"> Практическая подготовка проводится на рабочих местах диспетчеров АДП и ПВД в объеме, указанном в приложении 3.</text:span></text:p>
      <text:p text:style-name="P6"><text:span text:style-name="T3">4.8. Порядок проведения стажировки для получения допуска к работе в качестве руководителя полетов, старшего диспетчера, диспетчера-инструктора</text:span></text:p>
      <text:p text:style-name="P13"><text:span text:style-name="T3">4.8.1.</text:span><text:span text:style-name="T1"> Стажировка заключается в осуществлении стажером функций руководителя полетов, старшего диспетчера, диспетчера-инструктора под контролем руководителя стажировки в объеме приложения 2.</text:span></text:p>
      <text:p text:style-name="P13"/>
      <text:p text:style-name="P13"><text:span text:style-name="T1">(п. 4.8.2. изменен распоряжением Минтранса России от 11.01.02г. № НА-11-р)</text:span></text:p>
      <text:p text:style-name="P13"><text:span text:style-name="T3">4.8.2.</text:span><text:span text:style-name="T1"> Основанием для получения допуска к работе в качестве руководителя полетов, старшего диспетчера, диспетчера-инструктора является успешное прохождение стажировки и письменное заявление ее руководителя о готовности стажера осуществлять данные функции. Допуск руководителя полетов, старшего диспетчера и диспетчера-инструктора оформляется через РКК</text:span></text:p>
      <text:p text:style-name="P6"><text:span text:style-name="T3">4.9. Порядок поддержания навыков по УВД руководящим, инспекторским и инструкторским составом предприятий по ИВП и УВД и других предприятий, имеющих службы ОВД.</text:span></text:p>
      <text:p text:style-name="P13"><text:span text:style-name="T3">4.9.1.</text:span><text:span text:style-name="T1"> Руководители полетов, старшие диспетчеры, диспетчеры-инструкторы должны ежемесячно отработать на диспетчерских пунктах УВД не менее 8 часов.</text:span></text:p>
      <text:p text:style-name="P13"><text:span text:style-name="T1">Другие лица руководящего и инспекторского состава, имеющие действующее свидетельство диспетчера УВД, ежеквартально проходят стажировку на диспетчерских пунктах УВД в объеме не менее 24 часов или проходят тренировку на диспетчерском тренажере в объеме не менее 9 часов (одно упражнение повышенной категории сложности отдельно для каждого диспетчерского пункта, на котором имеется допуск к самостоятельной работе).</text:span></text:p>
      <text:p text:style-name="P20"/>
      <text:p text:style-name="P13"><text:span text:style-name="T1">(п. 4.10 внесен распоряжением Минтранса России от 11.01.02г. № НА-11-р)</text:span></text:p>
      <text:p text:style-name="P6"><text:span text:style-name="T3">4.10. Порядок приостановления и восстановления допуска при длительных перерывах в работе.</text:span></text:p>
      <text:p text:style-name="P13"><text:span text:style-name="T1">4.10.1. Приостановление и восстановление допуска к работе оформляется приказом руководителя предприятия (филиала) с записью в книжке диспетчера.</text:span></text:p>
      <text:p text:style-name="P13"><text:span text:style-name="T1">4.10.2. При перерывах в работе на конкретном диспетчерском пункте более двух лет допуск к работе на данном пункте приостанавливается.</text:span></text:p>
      <text:p text:style-name="P13"><text:span text:style-name="T1">4.10.3. Для восстановления допуска проводится проверка теоретических знаний, стажировка на рабочем месте и тренажерная подготовка в объеме, определенном требованиями приложений № 2 и № 3.</text:span></text:p>
      <text:p text:style-name="P13"><text:span text:style-name="T1">Разрешается решением руководителя предприятия (филиала) сокращение не более чем в три раза объемов стажировки и тренажерной подготовки, указанных в приложениях № 2 и № 3.</text:span></text:p>
      <text:p text:style-name="P7"><text:span text:style-name="T3">ГЛАВА 5. Порядок проведения тренажерной подготовки, проверки теоретических знаний и практических навыков работы персонала ОВД.</text:span><text:span text:style-name="T1"> </text:span></text:p>
      <text:p text:style-name="P6"><text:span text:style-name="T3">5.1. Тренажерная подготовка</text:span></text:p>
      <text:p text:style-name="P21"><text:span text:style-name="T1">(п. 5.1.1 изменен распоряжением Минтранса России от 11.01.02г. № НА-11-р)</text:span></text:p>
      <text:p text:style-name="P13"><text:span text:style-name="T3">5.1.1.</text:span><text:span text:style-name="T1"> Тренажёрная подготовка персонала ОВД проводится в следующих случаях:</text:span></text:p>
      <text:list xml:id="list1974586554" text:style-name="WWNum5">
        <text:list-item>
          <text:p text:style-name="P18"><text:span text:style-name="T1">при допуске к самостоятельной работе в объёме, указанном в приложении 2;</text:span></text:p>
        </text:list-item>
        <text:list-item>
          <text:p text:style-name="P18"><text:span text:style-name="T1">при допуске к ОВД международных полетов на английском языке в объеме, указанном в </text:span><text:span text:style-name="T5">п.4.4</text:span><text:span text:style-name="T1"> при наличии тренажера в предприятии;</text:span></text:p>
        </text:list-item>
        <text:list-item>
          <text:p text:style-name="P18"><text:span text:style-name="T1">при продлении срока действия свидетельства в объеме не менее 3-х часов;</text:span></text:p>
        </text:list-item>
        <text:list-item>
          <text:p text:style-name="P18"><text:span text:style-name="T1">при повышении в классе в объёме не менее 3-х часов;</text:span></text:p>
        </text:list-item>
        <text:list-item>
          <text:p text:style-name="P18"><text:span text:style-name="T1">при подготовке к работе в ВЛП и ОЗП и объеме не менее 3-х часов (при наличии тренажёра в предприятии);</text:span></text:p>
        </text:list-item>
        <text:list-item>
          <text:p text:style-name="P18"><text:span text:style-name="T1">при перерывах в работе по УВД более 3 месяцев (более 1 месяца - при наличии тренажера в предприятии, в филиале);</text:span></text:p>
        </text:list-item>
        <text:list-item>
          <text:p text:style-name="P18"><text:span text:style-name="T1">при перерывах в работе по УВД более трех месяцев в объеме не менее трех часов.</text:span></text:p>
        </text:list-item>
      </text:list>
      <text:p text:style-name="P22"><text:span text:style-name="T1">Допускаются индивидуальные тренировки по личной инициативе специалиста. </text:span></text:p>
      <text:p text:style-name="P13"><text:span text:style-name="T3">5.1.2.</text:span><text:span text:style-name="T1"> При отсутствии возможности проведения тренажерной подготовки для диспетчеров без РЛУ (КДП МВЛ, МДП (ВМДП), ДПР, СДП) она заменяется проверкой навыков и умений на рабочем месте в том же объеме, который указан в </text:span><text:span text:style-name="T5">п. 5.1.1.</text:span></text:p>
      <text:p text:style-name="P13"/>
      <text:p text:style-name="P13"><text:span text:style-name="T1">(п. 5.1.3 дополнен распоряжением Минтранса России от 11.01.02г. № НА-11-р)</text:span></text:p>
      <text:p text:style-name="P10"><text:span text:style-name="T3">5.1.3.</text:span><text:span text:style-name="T1"> При продлении действия свидетельства, повышении в классе, подготовке к работе в ВЛП и ОЗП, перерывах в работе по ОВД, а также при тренировках по решению руководителя полетов (старшего должностного лица), отрабатывается одно зачетное упражнение повышенной категории сложности отдельно для каждого диспетчерского пункта, на котором имеется допуск к самостоятельной работе. При большой загруженности тренажера и производственной необходимости решением руководителя предприятия (филиала) тренировка может производится на одном из диспетчерских пунктов, на котором имеется допуск к самостоятельной работе.</text:span></text:p>
      <text:p text:style-name="P13"><text:span text:style-name="T3">5.1.4.</text:span><text:span text:style-name="T1"> Каждому специалисту, направляемому на тренажер, выдается письменное задание с указанием диспетчерского пункта, на котором должна проводиться тренировка. Результаты тренировки заносятся в книжку диспетчера УВД.</text:span></text:p>
      <text:p text:style-name="P13"><text:span text:style-name="T1">(п. 5.1.5 изменен распоряжением Минтранса России от 11.01.02г. № НА-11-р)</text:span></text:p>
      <text:p text:style-name="P13"><text:span text:style-name="T3">5.1.5.</text:span><text:span text:style-name="T1"> Диспетчеры УВД, имеющие допуск к обслуживанию международных полетов, тренажерную подготовку проходят на английском и русском языках. При этом объем подготовки на каждом языке определяет старшее должностное лицо.</text:span></text:p>
      <text:p text:style-name="P13"><text:span text:style-name="T3">5.1.6.</text:span><text:span text:style-name="T1"> Методика тренажерной подготовки регламентируется специальной инструкцией.</text:span></text:p>
      <text:p text:style-name="P13"><text:soft-page-break/><text:span text:style-name="T3">5.1.7.</text:span><text:span text:style-name="T1"> Результаты тренажерной подготовки для персонала ОВД, представляемого на повышение в классе, действительны в течение 6 месяцев.</text:span></text:p>
      <text:p text:style-name="P6"><text:span text:style-name="T3">5.2. Проверка теоретических знаний</text:span></text:p>
      <text:p text:style-name="P13"><text:span text:style-name="T3">5.2.1.</text:span><text:span text:style-name="T1"> Проверка теоретических знаний персонала ОВД проводится по утвержденной ФСВТ России "Единой базе контрольных вопросов для проверки теоретических знаний диспетчеров УВД". Проверка профессиональных знаний проводится на ЭВМ или по билетам (письменно или устно).</text:span></text:p>
      <text:p text:style-name="P13"><text:span text:style-name="T1">(п. 5.2.2 изменен распоряжением Минтранса России от 11.01.02г. № НА-11-р)</text:span></text:p>
      <text:p text:style-name="P13"><text:span text:style-name="T3">5.2.2.</text:span><text:span text:style-name="T1"> Проверка теоретических знаний персонала ОВД осуществляется в следующих случаях:</text:span></text:p>
      <text:p text:style-name="P13"><text:span text:style-name="T1">- при первоначальном допуске к самостоятельной работе в полном объеме в соответствии с пунктом 5.2.3;</text:span></text:p>
      <text:p text:style-name="P13"><text:span text:style-name="T1">- при продлении срока действия свидетельства в полном объеме в соответствии с пунктом 5.2.3;</text:span></text:p>
      <text:p text:style-name="P13"><text:span text:style-name="T1">- при повышении в классе в полном объеме в соответствии с пунктом 5.2.3;</text:span></text:p>
      <text:p text:style-name="P13"><text:span text:style-name="T1">- при подготовке к работе в ВЛП и ОЗП в соответствии с Инструкцией МГА от 20 октября 1987 г. № 50/И;</text:span></text:p>
      <text:p text:style-name="P13"><text:span text:style-name="T1">- при перерывах в работе по УВД более трех месяцев в объеме, определяемом руководителем службы ОВД;</text:span></text:p>
      <text:p text:style-name="P13"><text:span text:style-name="T1">- по решению старшего должностного лица при нарушениях правил ОВД и серьёзных ошибках, угрожающих безопасности воздушного движения, в объеме, определяемом руководителем службы ОВД.</text:span></text:p>
      <text:p text:style-name="P13"><text:span text:style-name="T3">5.2.3.</text:span><text:span text:style-name="T1"> Теоретические знания проверяются по следующим специальным областям в части касающейся:</text:span></text:p>
      <text:p text:style-name="P10"><text:span text:style-name="T1">нормативные правовые документы (Воздушный кодекс, Федеральные правила ИВП и Федеральные авиационные правила, НПП ГА, ИПП и другие);</text:span></text:p>
      <text:p text:style-name="P10"><text:span text:style-name="T1">обеспечение безопасности полетов (причины авиационных происшествий и инцидентов);</text:span></text:p>
      <text:p text:style-name="P23"><text:span text:style-name="T1">обслуживание воздушного движения;</text:span></text:p>
      <text:p text:style-name="P23"><text:span text:style-name="T1">технологии работы, правила и фразеология радиообмена;</text:span></text:p>
      <text:p text:style-name="P23"><text:span text:style-name="T1">авиационная метеорология;</text:span></text:p>
      <text:p text:style-name="P23"><text:span text:style-name="T1">основы аэродинамики и летно-технические характеристики воздушных судов;</text:span></text:p>
      <text:p text:style-name="P23"><text:span text:style-name="T1">аэронавигационное и штурманское обеспечение полетов;</text:span></text:p>
      <text:p text:style-name="P23"><text:span text:style-name="T1">радиотехническое и светотехническое обеспечение полетов и авиационная электросвязь;</text:span></text:p>
      <text:p text:style-name="P23"><text:span text:style-name="T1">английский язык (для персонала, осуществляющего ОВД (ПВД) на международных трассах и в районах международных аэропортов).</text:span></text:p>
      <text:p text:style-name="P23"><text:span text:style-name="T1">При проверке каждая указанная область может разбиваться на разделы. Проверка считается успешно завершенной, если:</text:span></text:p>
      <text:p text:style-name="P10"><text:span text:style-name="T1">при контрольном тестировании на ЭВМ проверяемый диспетчер УВД третьего класса правильно ответил на 75% (удовлетворительно) вопросов по каждой специальной области (разделу), на 80% (хорошо) и 85% (отлично) по профилирующим дисциплинам соответственно диспетчер второго и первого класса). Общее количество вопросов при контрольном тестировании должно быть не менее ста;</text:span></text:p>
      <text:p text:style-name="P10"><text:span text:style-name="T1">или сдал экзамен, зачет с вышеуказанными оценками.</text:span></text:p>
      <text:p text:style-name="P13"><text:span text:style-name="T1">При тестировании может дополнительно при необходимости применяться собеседование. При результатах тестирования ниже чем 75% (80% и 85% соответственно для диспетчеров второго и первого класса по профилирующим дисциплинам), специалисту предоставляется возможность повторного тестирования в течение пяти дней. В случае повторного отрицательного результата проверки специалист направляется в РКК ТО ФСВТ России для проверки и принятия решения по снижению в классе или по целесообразности его использования в органах ОВД.</text:span></text:p>
      <text:p text:style-name="P13"><text:span text:style-name="T3">5.2.4.</text:span><text:span text:style-name="T1"> При перерывах в работе от одного до трех месяцев предусматривается обязательное изучение изданных за период отсутствия специалиста документов и информации по безопасности полетов и сдача зачетов своим непосредственным начальникам по этим вопросам. При перерывах в работе более 3-х месяцев проводится проверка теоретических знаний по </text:span><text:span text:style-name="T5">п. 5.2.3.</text:span></text:p>
      <text:p text:style-name="P6"><text:span text:style-name="T3">5.3. Проверка практических навыков на рабочем месте</text:span></text:p>
      <text:p text:style-name="P13"><text:span text:style-name="T3">5.3.1.</text:span><text:span text:style-name="T1"> Проверка практических навыков персонала ОВД осуществляется в случаях, указанных в </text:span><text:span text:style-name="T5">п. 5.1.1.</text:span></text:p>
      <text:p text:style-name="P13"><text:span text:style-name="T1">Различные виды проверок (за исключением случаев совершения авиационного происшествия, инцидента при ОВД) могут совмещаться по времени.</text:span></text:p>
      <text:p text:style-name="P13"><text:span text:style-name="T1">При наличии более двух секторов на ДП и при условии их совмещения, проверка произведенная на совмещенном диспетчерском пункте, одновременно является и проверкой на совмещаемых диспетчерских пунктах.</text:span></text:p>
      <text:p text:style-name="P13"><text:span text:style-name="T1">Результаты проверок заносятся в книжку диспетчера УВД (приложение 6).</text:span></text:p>
      <text:p text:style-name="P21"><text:span text:style-name="T1">(п. 5.3.2 изменен распоряжением Минтранса России от 11.01.02г. № НА-11-р)</text:span></text:p>
      <text:p text:style-name="P13"><text:span text:style-name="T3">5.3.2.</text:span><text:span text:style-name="T1"> Проверка практических навыков производится в течение двух часов, если перерыв в работе составляет от одного до трех месяцев. При перерывах от трех до шести месяцев продолжительность проверок удваивается. При перерывах более шести месяцев проводится стажировка на диспетчерском пункте в течение 72 часов. Допускается сокращение стажировки до объема не менее 24 часов. При отсутствии возможности проверки практических навыков диспетчеров без РЛУ (КДП МВЛ, МДП и ВМДП) в связи с низкой интенсивностью воздушного движения (от одного до двух ВС в сутки) разрешается выполнять данные проверки на тренажере.</text:span></text:p>
      <text:p text:style-name="P13"><text:span text:style-name="T3">5.3.3.</text:span><text:span text:style-name="T1"> Проверки практических навыков по ОВД производятся непосредственными или вышестоящими начальниками (диспетчерами-инструкторами) в соответствии с технологией работы и должностной инструкцией специалиста.</text:span></text:p>
      <text:p text:style-name="P13"><text:span text:style-name="T3">5.3.4.</text:span><text:span text:style-name="T1"> Один раз в 12 месяцев проводится проверка:</text:span></text:p>
      <text:p text:style-name="P10"><text:span text:style-name="T1">РП и старших диспетчеров по организации и руководству работой смены при ОВД;</text:span></text:p>
      <text:p text:style-name="P10"><text:span text:style-name="T1">диспетчеров-инструкторов по организации и проведению стажировки и проверки персонала ОВД.</text:span></text:p>
      <text:p text:style-name="P13"><text:span text:style-name="T1">Проверку деятельности РП и старших диспетчеров должны осуществлять старшие начальники по следующим элементам:</text:span></text:p>
      <text:p text:style-name="P10"><text:span text:style-name="T1">инструктаж и разбор работы смены;</text:span></text:p>
      <text:p text:style-name="P10"><text:span text:style-name="T1">прием и сдача дежурства;</text:span></text:p>
      <text:p text:style-name="P10"><text:span text:style-name="T1">контроль за проведением приема и сдачи дежурства специалистами смены, а также за кратковременной подменой диспетчеров в ходе ОВД;</text:span></text:p>
      <text:p text:style-name="P10"><text:span text:style-name="T1">взаимодействие со службами, обеспечивающими полеты, особенно аэродромной службой, в период производства работ на ВПП и РД;</text:span></text:p>
      <text:p text:style-name="P10"><text:span text:style-name="T1">контроль за работой смены в течение рабочего времени, особенно диспетчерами, выполняющими функциональные обязанности одиночно, в том числе в ночное время.</text:span></text:p>
      <text:p text:style-name="P13"><text:soft-page-break/><text:span text:style-name="T1">Проверку диспетчеров-инструкторов должны осуществлять старшие начальники по ОВД по следующим элементам:</text:span></text:p>
      <text:p text:style-name="P10"><text:span text:style-name="T1">организация, планирование и проведение предварительной подготовки стажера;</text:span></text:p>
      <text:p text:style-name="P10"><text:span text:style-name="T1">определение готовности стажера к практической подготовке;</text:span></text:p>
      <text:p text:style-name="P10"><text:span text:style-name="T1">организация, планирование и проведение практической стажировки на диспетчерском пункте и тренировки на диспетчерском тренажере;</text:span></text:p>
      <text:p text:style-name="P10"><text:span text:style-name="T1">ведение дневника стажера и оформление представления на допуск стажера к самостоятельной работе в качестве диспетчера;</text:span></text:p>
      <text:p text:style-name="P10"><text:span text:style-name="T1">организация и проведение проверки персонала ОВД по УВД.</text:span></text:p>
      <text:p text:style-name="P13"><text:span text:style-name="T1">Проверку РП (старших диспетчеров) и диспетчеров-инструкторов разрешается проводить поэтапно в течение двух-трех смен. Оценка производится по пятибалльной шкале, с записью результатов в книжку диспетчера УВД.</text:span></text:p>
      <text:p text:style-name="P13"><text:span text:style-name="T1">Проверка практических навыков по ОВД руководителей полетов, старших диспетчеров, диспетчеров-инструкторов на рабочих местах, на которых они имеют допуск, проводится старшими начальниками, имеющими действующие свидетельства диспетчеров УВД, или диспетчерами-инструкторами в объеме и сроки, предусмотренные для диспетчерского состава УВД.</text:span></text:p>
      <text:p text:style-name="P10"><text:span text:style-name="T1">(п. 5.3.5 дополнен распоряжением Минтранса России от 11.01.02г. № НА-11-р)</text:span></text:p>
      <text:p text:style-name="P10"><text:span text:style-name="T3">5.3.5.</text:span><text:span text:style-name="T1"> В процессе проверки для оценки действий диспетчеров необходимо использовать данные анализа объективных средств контроля ОВД (магнитофонная запись радиообмена, фотоснимки захода на посадку, диспетчерские графики, стрипы, документация и др.).</text:span></text:p>
      <text:p text:style-name="P13"><text:span text:style-name="T1">О результатах проверки по элементам технологии работы и об использовании средств объективного контроля делается отметка в книжке диспетчера. Без использования средств объективного контроля запрещается выдавать заключение о результатах проверок и готовности специалистов к работе по ОВД.</text:span></text:p>
      <text:p text:style-name="P13"><text:span text:style-name="T1">Объём и продолжительность использования средств объективного контроля для целей проверки определяется решением руководителя службы ОВД. <text:s text:c="4"/></text:span></text:p>
      <text:p text:style-name="P13"><text:span text:style-name="T3">5.3.6.</text:span><text:span text:style-name="T1"> Проверка персонала ОВД, допущенного к обслуживанию международных полетов, проводится на русском и английском языках.</text:span></text:p>
      <text:p text:style-name="P13"><text:span text:style-name="T3">5.3.7.</text:span><text:span text:style-name="T1"> Результаты проверок практической подготовленности руководителей и специалистов УВД, представленных на повышение в классе действительны в течение 6 месяцев.</text:span></text:p>
      <text:p text:style-name="P13"><text:span text:style-name="T3">5.3.8.</text:span><text:span text:style-name="T1"> Оценка практической подготовленности персонала ОВД производится по пятибалльной системе. По такой же системе оценивается выполнение отдельных элементов проверки.</text:span></text:p>
      <text:p text:style-name="P21"><text:span text:style-name="T1">(п. 5.4. изменен распоряжением Минтранса России от 11.01.02г. № НА-11-р)</text:span></text:p>
      <text:p text:style-name="P13"><text:span text:style-name="T3">5.4.</text:span><text:span text:style-name="T1"> Порядок проверки теоретических знаний и практических навыков работы у персонала ПВД определяется руководителем предприятия.</text:span></text:p>
      <text:p text:style-name="P7"><text:span text:style-name="T3">ГЛАВА 6. Повышение квалификации персонала ОВД</text:span></text:p>
      <text:p text:style-name="P24"><text:span text:style-name="T3">6.1. Назначение курсов повышения квалификации персонала ОВД</text:span></text:p>
      <text:p text:style-name="P24"/>
      <text:p text:style-name="P13"><text:span text:style-name="T3">6.1.1.</text:span><text:span text:style-name="T1"> Курсы повышения квалификации персонала ОВД предназначены для:</text:span></text:p>
      <text:p text:style-name="P10"><text:span text:style-name="T1">получения последующих квалификационных отметок персоналом ОВД, связанным с непосредственным УВД;</text:span></text:p>
      <text:p text:style-name="P10"><text:span text:style-name="T1">повышения в должности персонала ОВД;</text:span></text:p>
      <text:p text:style-name="P10"><text:span text:style-name="T1">периодического повышения квалификации персонала ОВД и освоения новых технических средств и систем ОВД;</text:span></text:p>
      <text:p text:style-name="P10"><text:span text:style-name="T1">специальной подготовки персонала ОВД в области обеспечения безопасности полетов, сертификации и лицензирования;</text:span></text:p>
      <text:p text:style-name="P10"><text:span text:style-name="T1">восстановления профессиональных знаний и навыков после длительных перерывов в работе (более 1 года).</text:span></text:p>
      <text:p text:style-name="P13"><text:span text:style-name="T3">6.1.2.</text:span><text:span text:style-name="T1"> Курсы подготовки для получения последующих квалификационных отметок в свидетельстве диспетчера УВД организуются в соответствии с </text:span><text:span text:style-name="T5">п. 3.1.2.</text:span></text:p>
      <text:p text:style-name="P13"><text:span text:style-name="T3">6.1.3.</text:span><text:span text:style-name="T1"> Целью курсов подготовки персонала ОВД перед повышением в должности является получение ими дополнительных знаний, умений и навыков, необходимых для выполнения вида профессиональной деятельности.</text:span></text:p>
      <text:p text:style-name="P13"><text:span text:style-name="T3">6.1.4.</text:span><text:span text:style-name="T1"> Повышение квалификации руководящего и диспетчерского состава ОрВД проводится в целях изучения новых средств и современных методов обслуживания воздушного движения, совершенствования и приобретения углубленных знаний, умений и навыков по своей профессии, в организаторской и методической работе и управлении производством. Слушатели четвертого и пятого курсов факультета заочного обучения Академии ГА по специальности УВД от повышения квалификации на курсах освобождаются.</text:span></text:p>
      <text:p text:style-name="P13"><text:span text:style-name="T3">6.1.5.</text:span><text:span text:style-name="T1"> Программы курсов повышения квалификации персонала ОВД разрабатываются в учебных заведениях ГА и АУЦ и утверждаются УР ОВД ФСВТ России. Программы курсов для освоения новых технических средств и систем УВД дополнительно согласовываются с разработчиком данных средств и систем УВД и ГосНИИ "Аэронавигация".</text:span></text:p>
      <text:p text:style-name="P13"><text:span text:style-name="T3">6.1.6.</text:span><text:span text:style-name="T1"> Специальная подготовка заключается в получении специальных знаний и навыков для работы в области обеспечения безопасности полетов при ОВД.</text:span></text:p>
      <text:p text:style-name="P13"><text:span text:style-name="T1">(п. 6.1.7. дополнен распоряжением Минтранса России </text:span><text:span text:style-name="T2">#M12293 0 37902532 1940889366 1729100952 2851215321 2005302996 3924994421 24255 1491012451 402556187</text:span><text:span text:style-name="T1">от 11.01.02г. № НА-11-р</text:span><text:span text:style-name="T2">#S</text:span><text:span text:style-name="T1"> )</text:span></text:p>
      <text:p text:style-name="P13"><text:span text:style-name="T3">6.1.7.</text:span><text:span text:style-name="T1"> Оценки, полученные руководителями и специалистами на КПК, повышении (подтверждении) в классе квалификации, действительны при продлении срока действия свидетельства диспетчера УВД, подготовки к ВЛП, ОЗП в течение 12 месяцев. В этом случае при подготовке к ВЛП, ОЗП сдаются зачеты по особенностям технологии работы, связанным с особенностями эксплуатации ВС, радиотехнических средств и метеообеспечения.</text:span></text:p>
      <text:p text:style-name="P13"><text:span text:style-name="T3">6.1.8.</text:span><text:span text:style-name="T1"> Оценки, полученные руководителями и специалистами на КПК действительны при повышении в классе в течение 6 месяцев. После представления материалов на повышение в классе в квалификационную комиссию оценки действительны в течение 3-х месяцев с момента их подачи.</text:span></text:p>
      <text:p text:style-name="P13"/>
      <text:p text:style-name="P13"/>
      <text:p text:style-name="P13"><text:span text:style-name="T3">6.2. Повышение в должности персонала ОВД</text:span></text:p>
      <text:p text:style-name="P13"/>
      <text:p text:style-name="P13"><text:span text:style-name="T3">6.2.1.</text:span><text:span text:style-name="T1"> <text:s text:c="2"/>Диспетчеры-инструкторы, <text:s/>диспетчеры-инспекторы, <text:s/>старшие <text:s/>диспетчеры, руководители полетов, начальники пунктов, служб движения авиапредприятий, центров ЕС ОрВД, директоры, заместители директоров по ОВД предприятий по ИBП и УВД, их филиалов, персонал органов сертификации перед назначением на должность проходят профессиональную подготовку на курсах в </text:span><text:soft-page-break/><text:span text:style-name="T1">определенных ФСВТ России образовательных учреждениях, для получения документа установленного образца, дающего право приступить к стажировке в соответствующей должности.</text:span></text:p>
      <text:p text:style-name="P13"><text:span text:style-name="T1">(п. 6.2.2. изменен распоряжением Минтранса России </text:span><text:span text:style-name="T2">#M12293 0 37902532 1940889366 1729100952 2851215321 2005302996 3924994421 24255 1491012451 402556187</text:span><text:span text:style-name="T1">от 11.01.02г. № НА-11-р</text:span><text:span text:style-name="T2">#S</text:span><text:span text:style-name="T1"> )</text:span></text:p>
      <text:p text:style-name="P13"><text:span text:style-name="T3">6.2.2.</text:span><text:span text:style-name="T1"> Заместители директоров по ОВД предприятий по ИВП и УВД, их филиалов, начальники служб движения авиапредприятий, начальники пунктов, центров ЕС ОрВД, диспетчеры-инспекторы могут проходить данную подготовку и после назначения на должность в течение одного года.</text:span></text:p>
      <text:p text:style-name="P13"><text:span text:style-name="T3">6.2.3.</text:span><text:span text:style-name="T1"> Курсы подготовки старших диспетчеров, диспетчеров-инструкторов и инструкторов диспетчерских тренажеров комплектуются из числа наиболее подготовленных диспетчеров, имеющих склонность к учебно-методической и воспитательной работе со стажем работы по ОВД не менее 3-х лет, класс классификации - не ниже второго и образование - не ниже среднего специального.</text:span></text:p>
      <text:p text:style-name="P13"><text:span text:style-name="T3">6.2.4.</text:span><text:span text:style-name="T1"> Курсы подготовки руководителей полетов комплектуются из диспетчеров УВД, старших диспетчеров и диспетчеров- инструкторов, как правило, с высшим специальным образованием, показавших высокие организаторские и методические способности на предыдущих этапах работы по специальности УВД, со стажем работы по ОВД не менее пяти лет и классом классификации не ниже второго.</text:span></text:p>
      <text:p text:style-name="P13"><text:span text:style-name="T3">6.2.5.</text:span><text:span text:style-name="T1"> Курсы подготовки директоров предприятий по ИВП и УВД и их заместителей по ОВД, начальников пунктов, служб, центров ОВД и ОрВД, персонала ОрВД органов и центров сертификации проводятся в Академии ГА.</text:span></text:p>
      <text:p text:style-name="P13"><text:span text:style-name="T3">6.2.6.</text:span><text:span text:style-name="T1"> Кандидат на должность РП, старшего диспетчера и диспетчера-инструктора должен иметь:</text:span></text:p>
      <text:p text:style-name="P10"><text:span text:style-name="T1">действующее свидетельство диспетчера;</text:span></text:p>
      <text:p text:style-name="P10"><text:span text:style-name="T1">образование и стаж работы, соответствующий </text:span><text:span text:style-name="T5">п. 6.2.3, <text:s/>6.2.4.</text:span><text:span text:style-name="T1"> ;</text:span></text:p>
      <text:p text:style-name="P10"><text:span text:style-name="T1">возраст - не моложе 23 лет для старшего диспетчера и 25 лет для РП;</text:span></text:p>
      <text:p text:style-name="P10"><text:span text:style-name="T1">заключение о пригодности к управленческой деятельности.</text:span></text:p>
      <text:p text:style-name="P10"/>
      <text:p text:style-name="P24"/>
      <text:p text:style-name="P24"/>
      <text:p text:style-name="P20"><text:span text:style-name="T3">6.3. Периодическое повышение квалификации персонала ОВД.</text:span></text:p>
      <text:p text:style-name="P20"/>
      <text:p text:style-name="P13"><text:span text:style-name="T1">(п. 6.3.1. изменен распоряжением Минтранса России </text:span><text:span text:style-name="T2">#M12293 0 37902532 1940889366 1729100952 2851215321 2005302996 3924994421 24255 1491012451 402556187</text:span><text:span text:style-name="T1">от 11.01.02г. № НА-11-р</text:span><text:span text:style-name="T2">#S</text:span><text:span text:style-name="T1"> )</text:span></text:p>
      <text:p text:style-name="P20"><text:span text:style-name="T3"><text:s text:c="2"/>6.3.1.</text:span><text:span text:style-name="T1"> Руководящий состав ОрВД территориальных органов воздушного транспорта Минтранса России, предприятий по ИВП и УВД, ПВД <text:s text:c="2"/>(филиалов), начальники служб, диспетчерских пунктов ОВД, начальники смен главного, зональных (вспомогательных зональных), районных (вспомогательных районных) центров ЕС ОрВД, руководители полетов, специалисты отделов, служб и инспекторских органов, а также старшие диспетчеры, имеющие допуск к работе в качестве руководителя полетов, проходят курсы повышения квалификации в Академии гражданской авиации один раз в пять лет (+ три мес.).</text:span></text:p>
      <text:p text:style-name="P13"><text:span text:style-name="T1">Руководители полетов, имеющие допуск к обслуживанию международных полетов, курсы повышения квалификации <text:s/>по специальности и английскому языку могут решением старшего должностного лица проходить по совмещенной программе.</text:span></text:p>
      <text:p text:style-name="P13"><text:span text:style-name="T3">6.3.2.</text:span><text:span text:style-name="T1"> Старшие диспетчеры, <text:s/>диспетчеры-инструкторы, <text:s/>диспетчеры-инспекторы, диспетчеры УВД и инструкторы диспетчерских тренажеров, не имеющие допуск к обслуживанию международных полетов на английском языке, проходят курсы повышения квалификации в учебных заведениях, указанных в пункте </text:span><text:span text:style-name="T5">3.1.1.1</text:span><text:span text:style-name="T1"> или в сертифицированных АУЦ (по согласованию с УР ОВД ФСВТ России) один раз в четыре года (плюс 3 месяца), если за указанный период они не проходили курсов для получения последующих квалификационных отметок, повышения в должности.</text:span></text:p>
      <text:p text:style-name="P21"><text:span text:style-name="T1">(п. 6.3.3. изменен распоряжением Минтранса России </text:span><text:span text:style-name="T2">#M12293 1 37902532 1940889366 1729100952 2851215321 2005302996 3924994421 24255 1491012451 402556187</text:span><text:span text:style-name="T1">от 11.01.02г. № НА-11-р</text:span><text:span text:style-name="T2">#S</text:span><text:span text:style-name="T1"> )</text:span></text:p>
      <text:p text:style-name="P21"><text:span text:style-name="T3">6.3.3.</text:span><text:span text:style-name="T1"> Диспетчеры ГЦ, ЗЦ, ВЗЦ ЕС ОрВД, ГОП и АДП (в части ПВД), проходят курсы повышения квалификации в Академии ГА или АУЦ ГЦ ППВД один раз в пять лет (плюс три месяца).</text:span></text:p>
      <text:p text:style-name="P13"><text:span text:style-name="T1">Персонал ПВД, имеющий допуск к обеспечению международных полетов проходит курсы повышения квалификации по английскому языку один раз в два года (плюс три месяца) в учебных заведениях, указанных в пункте 3.1.1.1, АУЦ ГЦ ППВД или в сертифицированных АУЦ (по согласованию с ДГР ОВД ГС ГА Минтранса России).</text:span></text:p>
      <text:p text:style-name="P21"><text:span text:style-name="T1">(п. 6.3.4. изменен распоряжением Минтранса России от 11.01.02г. № НА-11-р)</text:span></text:p>
      <text:p text:style-name="P13"><text:span text:style-name="T3">6.3.4.</text:span><text:span text:style-name="T1"> Старшие <text:s/>диспетчеры, диспетчеры-инструкторы, диспетчеры-инспекторы, инструкторы диспетчерских тренажеров, диспетчеры УВД, имеющие допуск к обслуживанию и обеспечению международных полетов, курсы повышения квалификации по специальности и английскому языку проходят по совмещенной программе один раз в четыре года (плюс 3 месяца) и один раз в два года (плюс 3 месяца) курсы повышения квалификации по английскому языку в учебных заведениях, указанных в </text:span><text:span text:style-name="T5">п. 3.1.1.1</text:span><text:span text:style-name="T1"> или сертифицированных АУЦ (по согласованию с УР ОВД ФСВТ России). Персоналу ОВД с высоким уровнем подготовки по английскому языку, получившему при проверке с использованием системы дистанционного поддержания квалификации оценки "отлично", разрешается решением руководителя предприятия сдавать экзамены за курс повышения квалификации по английскому языку экстерном.</text:span></text:p>
      <text:p text:style-name="P13"><text:span text:style-name="T3">6.3.5.</text:span><text:span text:style-name="T1"> Для совершенствования языковой подготовки персонал ОВД 1 раз в 10 лет по решению УР ОВД ФСВТ России может направляться в зарубежные учебные центры. Направлению в зарубежные учебные центры подлежат лица из персонала ОВД, прошедшие тестирование и показавшие уровень знаний английского языка не ниже четвертого по утвержденным ФСВТ России программам тестирования. Данные курсы могут быть засчитаны, как курсы повышения квалификации при условии сдачи экзаменов экстерном в соответствии с </text:span><text:span text:style-name="T5">п. 6.3.4.</text:span></text:p>
      <text:p text:style-name="P13"><text:span text:style-name="T3">6.3.6.</text:span><text:span text:style-name="T1"> Переводчики (преподаватели) английского языка один раз в пять лет проходят курсы повышения квалификации в Академии ГА или в зарубежных учебных центрах.</text:span></text:p>
      <text:p text:style-name="P21"><text:span text:style-name="T1">(п. 6.3.7. изменен распоряжением Минтранса России </text:span><text:span text:style-name="T2">#M12293 3 37902532 1940889366 1729100952 2851215321 2005302996 3924994421 24255 1491012451 402556187</text:span><text:span text:style-name="T1">от 11.01.02г. № НА-11-р</text:span><text:span text:style-name="T2">#S</text:span><text:span text:style-name="T1"> )</text:span></text:p>
      <text:p text:style-name="P13"><text:span text:style-name="T3">6.3.7.</text:span><text:span text:style-name="T1"> Уменьшенные сроки между курсами повышения квалификации персонала ОВД могут устанавливаться решением работодателя.</text:span></text:p>
      <text:p text:style-name="P13"><text:span text:style-name="T3">6.3.8.</text:span><text:span text:style-name="T1"> При перерывах в работе по ОВД более одного года обязательно прохождение КПК для руководящего и диспетчерского состава, имеющего действующие свидетельства диспетчеров УВД.</text:span></text:p>
      <text:p text:style-name="P13"/>
      <text:p text:style-name="P20"/>
      <text:p text:style-name="P20"><text:soft-page-break/></text:p>
      <text:p text:style-name="P24"><text:span text:style-name="T3">6.4. Специальная подготовка</text:span></text:p>
      <text:p text:style-name="P24"/>
      <text:p text:style-name="P13"><text:span text:style-name="T3">6.4.1.</text:span><text:span text:style-name="T1"> Руководящий состав служб ОВД предприятий проходит курсы специальной подготовки в Академии ГА в области обеспечения безопасности полетов, сертификации и лицензирования в соответствии с требованиями руководящих документов. Курсы специальной подготовки могут быть совмещены с курсами повышения квалификации или повышения в должности.</text:span></text:p>
      <text:p text:style-name="P13"/>
      <text:p text:style-name="P13"/>
      <text:p text:style-name="P7"><text:span text:style-name="T3">ГЛАВА 7. Поддержание квалификации персонала ОВД</text:span><text:span text:style-name="T1"> </text:span></text:p>
      <text:p text:style-name="P13"><text:span text:style-name="T3">7.1. Назначение системы поддержания квалификации персонала ОВД.</text:span></text:p>
      <text:p text:style-name="P13"/>
      <text:p text:style-name="P13"><text:span text:style-name="T3">7.1.1.</text:span><text:span text:style-name="T1"> Поддержание квалификации персонала ОВД осуществляется непосредственно в предприятиях по ИВП и УВД, их филиалах и авиапредприятиях, и имеет целью организацию и проведение следующих видов подготовки:</text:span></text:p>
      <text:p text:style-name="P10"><text:span text:style-name="T1">профессиональная (техническая) учеба;</text:span></text:p>
      <text:p text:style-name="P10"><text:span text:style-name="T1">подготовка к работе в ОЗП, ВЛП;</text:span></text:p>
      <text:p text:style-name="P10"><text:span text:style-name="T1">продление срока действия свидетельства диспетчера УВД;</text:span></text:p>
      <text:p text:style-name="P10"><text:span text:style-name="T1">подготовка к сдаче на класс;</text:span></text:p>
      <text:p text:style-name="P10"><text:span text:style-name="T1">организация и проведение стажировки;</text:span></text:p>
      <text:p text:style-name="P10"><text:span text:style-name="T1">другие виды подготовки, не определенные в главе 6.</text:span></text:p>
      <text:p text:style-name="P13"><text:span text:style-name="T1">В предприятиях по ИВП и УВД могут организовываться центры поддержания квалификации персонала ОВД. На базе данных центров строится система дистанционного обучения персонала ОВД, задачей которой является проведение вышеуказанных видов подготовки, а также краткосрочных курсов повышения (поддержания) квалификации персонала ОВД по вопросам конкретного производства и курсов поддержания квалификации по английскому языку.</text:span></text:p>
      <text:p text:style-name="P13"><text:span text:style-name="T1">Права, обязанности, необходимое оборудование и правила организации работы в центрах определяются типовым Положением о центрах поддержания квалификации персонала ОВД. утвержденным УР ОВД ФСВТ России.</text:span></text:p>
      <text:p text:style-name="P13"><text:span text:style-name="T3">7.1.2.</text:span><text:span text:style-name="T1"> Система поддержания и повышения уровня профессиональной подготовки персонала ОВД и ПВД в предприятиях по ИВП и УВД и их филиалах, авиапредприятиях должна функционировать непрерывно.</text:span></text:p>
      <text:p text:style-name="P13"><text:span text:style-name="T3">7.1.3.</text:span><text:span text:style-name="T1"> Система повышения уровня профессиональной подготовки предусматривает функционирование тренажерного центра или тренажера, сертифицированного оборудования и персонала контроля теоретических знаний и практических навыков в предприятиях по ИВП и УВД и их филиалах, авиапредприятиях. Указанная деятельность осуществляется на основании выданных ФСВТ России сертификатов и лицензий.</text:span></text:p>
      <text:p text:style-name="P13"/>
      <text:p text:style-name="P20"/>
      <text:p text:style-name="P20"/>
      <text:p text:style-name="P24"><text:span text:style-name="T3">7.2. Планирование профессиональной учебы</text:span></text:p>
      <text:p text:style-name="P24"/>
      <text:p text:style-name="P13"><text:span text:style-name="T3">7.2.1.</text:span><text:span text:style-name="T1"> Тематика занятий в предприятии по ИВП и УВД (филиале), авиапредприятии, определяется планом профессиональной учебы и расписанием занятий. Время занятий считается рабочим временем.</text:span></text:p>
      <text:p text:style-name="P13"><text:span text:style-name="T1">7.2.2 Планы профессиональной учебы специалистов УВД составляются на год с учетом стоящих перед ними задач, периода (ОЗП, ВЛП) и требований нормативных документов по ОВД.</text:span></text:p>
      <text:p text:style-name="P13"><text:span text:style-name="T3">7.2.3.</text:span><text:span text:style-name="T1"> В соответствии с планом профессиональной учебы и существующими особенностями ежемесячно в предприятии составляется расписание занятий, которое утверждается не позднее 25 числа предыдущего месяца. Количество часов занятий в течение месяца определяется планом профессиональной учебы и необходимостью проведения дополнительной внеплановой учебы из расчета не более 8 часов в месяц.</text:span></text:p>
      <text:p text:style-name="P13"/>
      <text:p text:style-name="P13"/>
      <text:p text:style-name="P13"><text:span text:style-name="T3">7.3. Порядок проведения профессиональной учебы</text:span></text:p>
      <text:p text:style-name="P13"/>
      <text:p text:style-name="P13"><text:span text:style-name="T3">7.3.1.</text:span><text:span text:style-name="T1"> Профессиональная учеба проводится, как правило, со всем личным составом дежурных смен.</text:span></text:p>
      <text:p text:style-name="P13"><text:span text:style-name="T1">Специалисты, отсутствующие на занятиях, изучают учебный материал самостоятельно.</text:span></text:p>
      <text:p text:style-name="P13"><text:span text:style-name="T3">7.3.2.</text:span><text:span text:style-name="T1"> О проведенных занятиях делается запись в журнале учета изучения документов и профессиональной учебы.</text:span></text:p>
      <text:p text:style-name="P13"><text:span text:style-name="T3">7.3.3.</text:span><text:span text:style-name="T1"> Ответственность за планирование, организацию, проведение и контроль состояния профессиональной учебы возлагается:</text:span></text:p>
      <text:p text:style-name="P10"><text:span text:style-name="T1">в предприятиях по ИВП и УВД - на заместителей руководителей предприятии по ОВД;</text:span></text:p>
      <text:p text:style-name="P10"><text:span text:style-name="T1">в филиалах предприятий - на заместителей руководителей филиалов по ОВД;</text:span></text:p>
      <text:p text:style-name="P10"><text:span text:style-name="T1">в авиапредприятиях - на начальников служб движения;</text:span></text:p>
      <text:p text:style-name="P10"><text:span text:style-name="T1">в центрах ЕС ОрВД - на начальников гражданских секторов центров;</text:span></text:p>
      <text:p text:style-name="P10"><text:span text:style-name="T1">в учебных заведениях - на начальников служб движения.</text:span></text:p>
      <text:p text:style-name="P10"/>
      <text:p text:style-name="P10"/>
      <text:p text:style-name="P13"><text:span text:style-name="T3">7.4. Виды профессиональной учебы</text:span></text:p>
      <text:p text:style-name="P13"/>
      <text:p text:style-name="P13"><text:span text:style-name="T3">7.4.1.</text:span><text:span text:style-name="T1"> Основными видами профессиональной учебы являются:</text:span></text:p>
      <text:p text:style-name="P10"><text:span text:style-name="T1">теоретические занятия:</text:span></text:p>
      <text:p text:style-name="P10"><text:span text:style-name="T1">самостоятельная подготовка;</text:span></text:p>
      <text:p text:style-name="P10"><text:span text:style-name="T1">тренажерная подготовка:</text:span></text:p>
      <text:p text:style-name="P10"><text:soft-page-break/><text:span text:style-name="T1">розыгрыш УВД;</text:span></text:p>
      <text:p text:style-name="P10"><text:span text:style-name="T1">разбор работы;</text:span></text:p>
      <text:p text:style-name="P10"><text:span text:style-name="T1">облет воздушных трасс (полеты в районе аэродрома).</text:span></text:p>
      <text:p text:style-name="P13"><text:span text:style-name="T3">7.4.2.</text:span><text:span text:style-name="T1"> Теоретические занятия проводятся и виде лекции, беседы, рассказа, семинара, конференции по тематике, утвержденной планом профессиональной учебы.</text:span></text:p>
      <text:p text:style-name="P13"><text:span text:style-name="T1">Данные занятия проводятся также для изучения нормативных документов к информации по безопасности полетов.</text:span></text:p>
      <text:p text:style-name="P13"><text:span text:style-name="T3">7.4.3.</text:span><text:span text:style-name="T1">Технические конференции проводятся по мере необходимости, как правило, два раза в год при подготовке к работе в осенне-зимний (весенне-летний) период.</text:span></text:p>
      <text:p text:style-name="P13"><text:span text:style-name="T3">7.4.4.</text:span><text:span text:style-name="T1"> Изучение нормативных документов и информации по безопасности полетов возложено на руководителя (заместителя руководителя по УВД) предприятия по ИВП и УВД, его филиала, начальника службы движения, центра, пункта ОВД, в смене - на руководителя полетов (начальника смены).</text:span></text:p>
      <text:p text:style-name="P13"><text:span text:style-name="T1">Диспетчеры, не изучившие вновь поступившие документы или информацию по безопасности полетов в установленный срок, до заступления на дежурство должны самостоятельно изучить необходимый материал с контролем усвоения непосредственным начальником. </text:span></text:p>
      <text:p text:style-name="P13"><text:span text:style-name="T3">7.4.5.</text:span><text:span text:style-name="T1"> Самостоятельная подготовка персонала ОВД и ПВД проводится в случаях пропуска ими занятий по различным причинам. Собеседование по результатам самостоятельной подготовки осуществляется их непосредственными начальниками.</text:span></text:p>
      <text:p text:style-name="P13"><text:span text:style-name="T3">7.4.6.</text:span><text:span text:style-name="T1"> Розыгрыш УВД как вид профессиональной учебы качественно влияет на уровень подготовки специалистов в ожидаемых условиях и особых ситуациях. Розыгрыши УВД, как правило, проводятся в сменах по плану РП (старшего диспетчера, диспетчера-инструктора).</text:span></text:p>
      <text:p text:style-name="P13"><text:span text:style-name="T3">7.4.7.</text:span><text:span text:style-name="T1"> Разбор работы по ОВД и ПВД проводится с целью:</text:span></text:p>
      <text:p text:style-name="P13"><text:span text:style-name="T1">а) анализа работы за определенный период;</text:span></text:p>
      <text:p text:style-name="P13"><text:span text:style-name="T1">6) обобщения и внедрения передового опыта работы;</text:span></text:p>
      <text:p text:style-name="P13"><text:span text:style-name="T1">в) оценки работы дежурных смен и отдельных специалистов по ОВД, ПВД;</text:span></text:p>
      <text:p text:style-name="P13"><text:span text:style-name="T1">По своему назначению разборы подразделяются на:</text:span></text:p>
      <text:p text:style-name="P13"><text:span text:style-name="T1">а) <text:s text:c="2"/>плановые <text:s text:c="2"/>(ежемесячно, <text:s text:c="2"/>за определенный период);</text:span></text:p>
      <text:p text:style-name="P13"><text:span text:style-name="T1">б) внеплановые (для разбора обстоятельств и причин авиационных происшествий и инцидентов).</text:span></text:p>
      <text:p text:style-name="P13"><text:span text:style-name="T3">7.4.8.</text:span><text:span text:style-name="T1"> При необходимости, на разбор приглашаются представители других служб, участвующих в обеспечении полетов.</text:span></text:p>
      <text:p text:style-name="P13"/>
      <text:p text:style-name="P25"/>
      <text:p text:style-name="P25"><text:soft-page-break/></text:p>
      <text:p text:style-name="P21"><text:span text:style-name="T3">7.5. Облет воздушных трасс и полеты в районе аэродрома</text:span></text:p>
      <text:p text:style-name="P21"/>
      <text:p text:style-name="P13"><text:span text:style-name="T3">7.5.1</text:span><text:span text:style-name="T1"> Облеты воздушных трасс (МВЛ) и полеты в районе аэродрома персоналом ОВД осуществляется при наличии действующего договора с авиакомпанией в целях:</text:span></text:p>
      <text:p text:style-name="P10"><text:span text:style-name="T1">ознакомления с работой членов экипажа ВС в полете и порядком ведения радиообмена между экипажами ВС и диспетчерами УВД и особенностями выполнения полетов;</text:span></text:p>
      <text:p text:style-name="P10"><text:span text:style-name="T1">установления взаимодействия и обмена опытом работы смежных пунктов, центров ОВД;</text:span></text:p>
      <text:p text:style-name="P10"><text:span text:style-name="T1">ознакомления с новыми техническими средствами и автоматизированными системами ОВД;</text:span></text:p>
      <text:p text:style-name="P10"><text:span text:style-name="T1">изучения рельефа местности и безопасных высот полета на воздушных трассах (МВЛ), максимальных превышений в районе аэродрома и на схемах захода на посадку;</text:span></text:p>
      <text:p text:style-name="P10"><text:span text:style-name="T1">изучения особенностей метеоусловий, ветрового режима, ограничительных пеленгов в районе горного аэродрома и др.</text:span></text:p>
      <text:p text:style-name="P13"><text:span text:style-name="T3">7.5.2.</text:span><text:span text:style-name="T1"> Облеты воздушных трасс (МВЛ) осуществляются диспетчерами РЦ (ВРЦ) ЕС ОрВД, МДП (ВМДП), ДПП, руководящим составом ОВД.</text:span></text:p>
      <text:p text:style-name="P13"><text:span text:style-name="T1">Диспетчеры, осуществляющие ОВД в зоне взлета и посадки аэродрома, выполняют полеты на воздушных судах при выполнении экипажами тренировочных полетов.</text:span></text:p>
      <text:p text:style-name="P13"><text:span text:style-name="T3">7.5.3.</text:span><text:span text:style-name="T1"> Облеты основных воздушных трасс (МВЛ) и полеты в районе аэродрома персоналом ОВД выполняются в процессе стажировки перед первоначальным допуском к самостоятельной работе, в дальнейшем - через пять лет. Допускается замена облета на реальном ВС ознакомлением в кабине летного тренажера при выполнении экипажами ВС тренировок.</text:span></text:p>
      <text:p text:style-name="P13"><text:span text:style-name="T3">7.5.4.</text:span><text:span text:style-name="T1"> Облеты воздушных трасс (МВЛ) и полеты в районе аэродрома осуществляются в соответствии с планом-графиком, утвержденным руководителем предприятия по ИВП и ОВД, (филиала), авиапредприятия на основании задания на облет установленного образца (приложение 7).</text:span></text:p>
      <text:p text:style-name="P13"><text:span text:style-name="T1">Специалисты, выполняющие облет воздушных трасс и полеты в районе аэродрома, по согласованию с руководителями авиакомпании могут вместе с экипажем ВС пройти предполетную подготовку (условия прохождения определяет командир ВС).</text:span></text:p>
      <text:p text:style-name="P13"><text:span text:style-name="T3">7.5.5.</text:span><text:span text:style-name="T1"> Выполнение облета воздушных трасс (МВЛ) специалистам оформляется как служебная командировка. Время облета (полета в районе аэродрома) считается рабочим временем.</text:span></text:p>
      <text:p text:style-name="P13"><text:span text:style-name="T3">7.5.6.</text:span><text:span text:style-name="T1"> В аэропорту назначения специалист докладывает о цели прибытия заместителю руководителя предприятия по ОВД (филиала), начальнику службы движения авиапредприятия и выполняет свое задание под его контролем. По выполнении задания специалист получает отзыв, подписанный заместителем по ОВД руководителя предприятия по ИВП и УВД, начальником службы движения данного авиапредприятия.</text:span></text:p>
      <text:p text:style-name="P13"><text:span text:style-name="T3">7.5.7.</text:span><text:span text:style-name="T1"> По прибытии в свое подразделение специалист составляет отчет. В задании на облет заместитель руководителя по ОВД предприятия по ИВП и УВД (филиала), начальник службы движения авиапредприятия, делает заключение о результатах выполнения задания.</text:span></text:p>
      <text:p text:style-name="P13"><text:span text:style-name="T3">7.5.8.</text:span><text:span text:style-name="T1"> Результаты облета воздушных трасс (МВЛ), полета в районе аэродрома записываются в книжку диспетчера (приложение 6).</text:span></text:p>
      <text:p text:style-name="P13"/>
      <text:p text:style-name="P13"/>
      <text:p text:style-name="P7"><text:span text:style-name="T3">ГЛАВА <text:s/>8. Правила ведения книжки диспетчера.</text:span><text:span text:style-name="T1"> </text:span></text:p>
      <text:p text:style-name="P4"/>
      <text:p text:style-name="P13"><text:span text:style-name="T3">8.1.</text:span><text:span text:style-name="T1"> Для сосредоточения данных, характеризующих теоретическую и практическую подготовку, качество работы руководителя и специалиста, на каждого работника, имеющего свидетельство диспетчера УВД, ведётся книжка диспетчера УВД (приложение 6), которая заводится в предприятиях.</text:span></text:p>
      <text:p text:style-name="P13"><text:soft-page-break/><text:span text:style-name="T3">8.2.</text:span><text:span text:style-name="T1"> Книжку диспетчерского состава ведут диспетчеры-инструкторы, руководители полетов (старшие диспетчеры). Правильность её заполнения, контролируется начальником пункта, центра, службы движения, заместителем руководителя по ОВД предприятия по ИВП и УВД.</text:span></text:p>
      <text:p text:style-name="P13"><text:span text:style-name="T1">У старших диспетчеров, диспетчеров-инструкторов, руководителей полётов книжку диспетчера ведут непосредственные начальники.</text:span></text:p>
      <text:p text:style-name="P13"><text:span text:style-name="T3">8.3.</text:span><text:span text:style-name="T1"> Все записи в книжке диспетчера заверяются подписями и печатями. Книжка диспетчера хранится как документ строгой отчётности.</text:span></text:p>
      <text:p text:style-name="P13"><text:span text:style-name="T3">8.4.</text:span><text:span text:style-name="T1"> При переходе на новое место работы (увольнении) книжка диспетчера выдаётся специалисту на руки в опечатанном виде, под расписку.</text:span></text:p>
      <text:p text:style-name="P13"><text:span text:style-name="T3">8.5.</text:span><text:span text:style-name="T1"> В случае утери книжки диспетчера производится расследование. Взамен утерянной выдаётся дубликат.</text:span></text:p>
      <text:p text:style-name="P13"><text:span text:style-name="T3">8.6.</text:span><text:span text:style-name="T1"> Допускается ведение книжки диспетчера в электронном виде с соответствующей защитой от несанкционированного доступа к банку данных и обеспечением распечатки и подшивки в книжку (приложение 6) всех необходимых данных.</text:span></text:p>
      <text:p text:style-name="P13"/>
      <text:p text:style-name="P13"/>
      <text:p text:style-name="P3"><text:span text:style-name="T3">Приложение 1.</text:span><text:span text:style-name="T1"> </text:span></text:p>
      <text:p text:style-name="P1"/>
      <text:p text:style-name="P1"><text:span text:style-name="T3">ПРЕДСТАВЛЕНИЕ</text:span><text:span text:style-name="T1"> </text:span></text:p>
      <text:p text:style-name="P2"/>
      <text:p text:style-name="P2"><text:span text:style-name="T1">Фамилия __________________ Имя _______________Отчество ______________________</text:span></text:p>
      <text:p text:style-name="P4"><text:span text:style-name="T1">Год рождения____________ Гражданство(в т.ч. двойное) ___________________________ </text:span></text:p>
      <text:p text:style-name="P4"><text:span text:style-name="T1">Образование_______________________________ общее ___________________________</text:span></text:p>
      <text:p text:style-name="P4"><text:span text:style-name="T1">специальное _________________________________________________________________</text:span></text:p>
      <text:p text:style-name="P4"><text:span text:style-name="T1">Место работы ________________________________________________________________</text:span></text:p>
      <text:p text:style-name="P26"><text:span text:style-name="T1">(предприятие по ИВП и УВД (филиал), авиапредприятие)</text:span></text:p>
      <text:p text:style-name="P26"><text:span text:style-name="T1">Направляется на первоначальную подготовку в ___________________________________</text:span></text:p>
      <text:p text:style-name="P26"><text:span text:style-name="T1">По специальности ____________________________________________________________</text:span></text:p>
      <text:p text:style-name="P26"><text:span text:style-name="T1">В качестве кого и на самолетах каких типов летал _________________________________ </text:span></text:p>
      <text:p text:style-name="P26"><text:span text:style-name="T1">____________________________________________________________________________</text:span></text:p>
      <text:p text:style-name="P26"><text:span text:style-name="T1">Общий налет ________________________________________________________________</text:span></text:p>
      <text:p text:style-name="P26"><text:span text:style-name="T1">Причины ухода с летной работы ________________________________________________ </text:span></text:p>
      <text:p text:style-name="P26"><text:span text:style-name="T1">____________________________________________________________________________</text:span></text:p>
      <text:p text:style-name="P26"><text:span text:style-name="T1">Род занятий до поступления в органы ОВД ФСВТ</text:span></text:p>
      <text:p text:style-name="P26"><text:span text:style-name="T1">России <text:s/>_____________________________________________________________________</text:span></text:p>
      <text:p text:style-name="P26"><text:span text:style-name="T1">Место и время работы до направления на первоначальную </text:span></text:p>
      <text:p text:style-name="P26"><text:span text:style-name="T1">подготовку __________________________________________________________________</text:span></text:p>
      <text:p text:style-name="P26"><text:span text:style-name="T1">____________________________________________________________________________</text:span></text:p>
      <text:p text:style-name="P26"><text:span text:style-name="T1">___________________</text:span></text:p>
      <text:p text:style-name="P26"><text:span text:style-name="T1">Дата и результаты медицинского </text:span></text:p>
      <text:p text:style-name="P26"><text:span text:style-name="T1">освидетельствования _________________________________________________________</text:span></text:p>
      <text:p text:style-name="P26"><text:span text:style-name="T1">Краткая характеристика деловых качеств <text:s/>________________________________________ </text:span></text:p>
      <text:p text:style-name="P26"><text:span text:style-name="T1">____________________________________________________________________________</text:span></text:p>
      <text:p text:style-name="P26"><text:span text:style-name="T1">____________________________________________________________________________</text:span></text:p>
      <text:p text:style-name="P26"><text:span text:style-name="T1">____________________________</text:span></text:p>
      <text:p text:style-name="P13"><text:span text:style-name="T1">Особые отметки :</text:span></text:p>
      <text:p text:style-name="P13"/>
      <text:p text:style-name="P13"><text:span text:style-name="T1">Руководитель предприятия по ИВП и УВД (филиала), предприятия </text:span></text:p>
      <text:p text:style-name="P13"><text:span text:style-name="T1">Ф.И.О._______________________________________________________</text:span></text:p>
      <text:p text:style-name="P13"><text:span text:style-name="T1">____________________________</text:span></text:p>
      <text:p text:style-name="P27"><text:span text:style-name="T1">(подпись)</text:span></text:p>
      <text:p text:style-name="P27"><text:span text:style-name="T1">Заместитель руководителя предприятия по ИВП и УВД (филиала), начальник службы движения авиапредприятия</text:span></text:p>
      <text:p text:style-name="P27"><text:span text:style-name="T1">Ф.И.О. _______________________________________________________</text:span></text:p>
      <text:p text:style-name="P27"><text:span text:style-name="T1">______________________</text:span></text:p>
      <text:p text:style-name="P27"><text:span text:style-name="T1">(подпись)</text:span></text:p>
      <text:p text:style-name="P27"><text:span text:style-name="T1">"____" <text:s/>___________________ <text:s/>________ г.</text:span></text:p>
      <text:p text:style-name="P27"/>
      <text:p text:style-name="P27"/>
      <text:p text:style-name="P27"/>
      <text:p text:style-name="P3"><text:span text:style-name="T3">Приложение 2</text:span><text:span text:style-name="T1"> </text:span></text:p>
      <text:p text:style-name="P1"><text:span text:style-name="T3">Объем стажировки персонала ОВД</text:span><text:span text:style-name="T1"> </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text:span text:style-name="T1">Должность </text:span></text:p>
          </table:table-cell>
          <table:table-cell table:style-name="Table1.B1" table:number-columns-spanned="2" office:value-type="string">
            <text:p text:style-name="P1"><text:span text:style-name="T1">Время стажировки, ч </text:span></text:p>
          </table:table-cell>
          <table:covered-table-cell/>
          <table:table-cell table:style-name="Table1.A1" office:value-type="string">
            <text:p text:style-name="P1"><text:span text:style-name="T1">Время ознакомления с работой смежных </text:span><text:soft-page-break/><text:span text:style-name="T1">диспетчерских пунктов, час</text:span></text:p>
            <text:p text:style-name="P5"/>
          </table:table-cell>
        </table:table-row>
        <table:table-row table:style-name="Table1.1">
          <table:table-cell table:style-name="Table1.A2" office:value-type="string">
            <text:p text:style-name="P2"><text:span text:style-name="T1"><text:s text:c="2"/></text:span></text:p>
          </table:table-cell>
          <table:table-cell table:style-name="Table1.B1" office:value-type="string">
            <text:p text:style-name="P1"><text:span text:style-name="T1">На <text:s/>рабочем</text:span></text:p>
            <text:p text:style-name="P1"><text:span text:style-name="T1">месте </text:span></text:p>
          </table:table-cell>
          <table:table-cell table:style-name="Table1.B1" office:value-type="string">
            <text:p text:style-name="P1"><text:span text:style-name="T1">на тренажере </text:span></text:p>
          </table:table-cell>
          <table:table-cell table:style-name="Table1.A2" office:value-type="string">
            <text:p text:style-name="P2"><text:span text:style-name="T1"><text:s text:c="2"/></text:span></text:p>
          </table:table-cell>
        </table:table-row>
        <table:table-row table:style-name="Table1.1">
          <table:table-cell table:style-name="Table1.B1" office:value-type="string">
            <text:p text:style-name="P2"><text:span text:style-name="T1">Диспетчер ДПР </text:span></text:p>
          </table:table-cell>
          <table:table-cell table:style-name="Table1.B1" office:value-type="string">
            <text:p text:style-name="P1"><text:span text:style-name="T1">90 </text:span></text:p>
          </table:table-cell>
          <table:table-cell table:style-name="Table1.B1" office:value-type="string">
            <text:p text:style-name="P1"><text:span text:style-name="T1">10 </text:span></text:p>
          </table:table-cell>
          <table:table-cell table:style-name="Table1.B1" office:value-type="string">
            <text:p text:style-name="P4"><text:span text:style-name="T1">40 (АДП,СДП, ВСДП)</text:span></text:p>
          </table:table-cell>
        </table:table-row>
        <table:table-row table:style-name="Table1.1">
          <table:table-cell table:style-name="Table1.B1" office:value-type="string">
            <text:p text:style-name="P2"><text:span text:style-name="T1">Диспетчер СДП, ВСДП </text:span></text:p>
          </table:table-cell>
          <table:table-cell table:style-name="Table1.B1" office:value-type="string">
            <text:p text:style-name="P1"><text:span text:style-name="T1">200 </text:span></text:p>
          </table:table-cell>
          <table:table-cell table:style-name="Table1.B1" office:value-type="string">
            <text:p text:style-name="P1"><text:span text:style-name="T1">10 </text:span></text:p>
          </table:table-cell>
          <table:table-cell table:style-name="Table1.B1" office:value-type="string">
            <text:p text:style-name="P4"><text:span text:style-name="T1">70 (ДПК, ПДП, ДПСП, ДПР)</text:span></text:p>
          </table:table-cell>
        </table:table-row>
        <table:table-row table:style-name="Table1.1">
          <table:table-cell table:style-name="Table1.B1" office:value-type="string">
            <text:p text:style-name="P2"><text:span text:style-name="T1">Диспетчер ДПП (КДП, АДЦ)</text:span></text:p>
          </table:table-cell>
          <table:table-cell table:style-name="Table1.B1" office:value-type="string">
            <text:p text:style-name="P1"><text:span text:style-name="T1">300 (410)</text:span></text:p>
          </table:table-cell>
          <table:table-cell table:style-name="Table1.B1" office:value-type="string">
            <text:p text:style-name="P1"><text:span text:style-name="T1">75 </text:span></text:p>
          </table:table-cell>
          <table:table-cell table:style-name="Table1.B1" office:value-type="string">
            <text:p text:style-name="P4"><text:span text:style-name="T1">45 (ДПК, ПДП, ДПСП, СДП, РЦ, ДПР)</text:span></text:p>
          </table:table-cell>
        </table:table-row>
        <table:table-row table:style-name="Table1.1">
          <table:table-cell table:style-name="Table1.B1" office:value-type="string">
            <text:p text:style-name="P2"><text:span text:style-name="T1">Диспетчер ДПК (ДПК МВЛ, Вышка)</text:span></text:p>
          </table:table-cell>
          <table:table-cell table:style-name="Table1.B1" office:value-type="string">
            <text:p text:style-name="P1"><text:span text:style-name="T1">300 (410)</text:span></text:p>
          </table:table-cell>
          <table:table-cell table:style-name="Table1.B1" office:value-type="string">
            <text:p text:style-name="P1"><text:span text:style-name="T1">75 </text:span></text:p>
          </table:table-cell>
          <table:table-cell table:style-name="Table1.B1" office:value-type="string">
            <text:p text:style-name="P4"><text:span text:style-name="T1">45 (ДПП (ВДПП), ПДП, СДП, ВСДП)</text:span></text:p>
          </table:table-cell>
        </table:table-row>
        <table:table-row table:style-name="Table1.1">
          <table:table-cell table:style-name="Table1.B1" office:value-type="string">
            <text:p text:style-name="P2"><text:span text:style-name="T1">Диспетчер РЦ, ВРЦ ЕС ОрВД с правом ОВД </text:span></text:p>
          </table:table-cell>
          <table:table-cell table:style-name="Table1.B1" office:value-type="string">
            <text:p text:style-name="P1"><text:span text:style-name="T1">300 (410)</text:span></text:p>
          </table:table-cell>
          <table:table-cell table:style-name="Table1.B1" office:value-type="string">
            <text:p text:style-name="P1"><text:span text:style-name="T1">75 </text:span></text:p>
          </table:table-cell>
          <table:table-cell table:style-name="Table1.B1" office:value-type="string">
            <text:p text:style-name="P4"><text:span text:style-name="T1">45 (ДПК, КДП МВЛ, КДП) взаимодействующие РЦ (ВРЦ) ЕС ОрВД и другие смежные пункты ОВД)</text:span></text:p>
          </table:table-cell>
        </table:table-row>
        <table:table-row table:style-name="Table1.1">
          <table:table-cell table:style-name="Table1.B1" office:value-type="string">
            <text:p text:style-name="P2"><text:span text:style-name="T1">Диспетчер МДП (ВМДП), КДП МВЛ, СДП МВЛ, ВРЦ ЕС ОрВД без права ОВД </text:span></text:p>
          </table:table-cell>
          <table:table-cell table:style-name="Table1.B1" office:value-type="string">
            <text:p text:style-name="P1"><text:span text:style-name="T1">200 </text:span></text:p>
          </table:table-cell>
          <table:table-cell table:style-name="Table1.B1" office:value-type="string">
            <text:p text:style-name="P1"><text:span text:style-name="T1">20 </text:span></text:p>
          </table:table-cell>
          <table:table-cell table:style-name="Table1.B1" office:value-type="string">
            <text:p text:style-name="P1"><text:span text:style-name="T1">45 (СДП, ДПК (ДПСП), ДПП (ВДПП), КДП, смежные секторы РЦ (ВРЦ) ЕС ОрВД)</text:span></text:p>
          </table:table-cell>
        </table:table-row>
        <table:table-row table:style-name="Table1.1">
          <table:table-cell table:style-name="Table1.B1" office:value-type="string">
            <text:p text:style-name="P2"><text:span text:style-name="T1">Старшие диспетчеры, руководители полетов </text:span></text:p>
          </table:table-cell>
          <table:table-cell table:style-name="Table1.B1" office:value-type="string">
            <text:p text:style-name="P1"><text:span text:style-name="T1">170 </text:span></text:p>
          </table:table-cell>
          <table:table-cell table:style-name="Table1.B1" office:value-type="string">
            <text:p text:style-name="P1"/>
            <text:p text:style-name="P5"/>
          </table:table-cell>
          <table:table-cell table:style-name="Table1.B1" office:value-type="string">
            <text:p text:style-name="P1"><text:span text:style-name="T1">100 (все диспетчерские пункты ОВД данного аэродрома, (данного района ОВД - для руководителя полетов района), смен взаимодействующих при ОВД служб аэропорта)</text:span></text:p>
          </table:table-cell>
        </table:table-row>
        <table:table-row table:style-name="Table1.1">
          <table:table-cell table:style-name="Table1.B1" office:value-type="string">
            <text:p text:style-name="P2"><text:span text:style-name="T1">Диспетчер посадочного радиолокатора (ДПСП)</text:span></text:p>
          </table:table-cell>
          <table:table-cell table:style-name="Table1.B1" office:value-type="string">
            <text:p text:style-name="P1"><text:span text:style-name="T1">300 </text:span></text:p>
          </table:table-cell>
          <table:table-cell table:style-name="Table1.B1" office:value-type="string">
            <text:p text:style-name="P1"><text:span text:style-name="T1">75 </text:span></text:p>
          </table:table-cell>
          <table:table-cell table:style-name="Table1.B1" office:value-type="string">
            <text:p text:style-name="P1"><text:span text:style-name="T1">45 (ДПК, СДП (ВСДП), КДП МВЛ)</text:span></text:p>
          </table:table-cell>
        </table:table-row>
      </table:table>
      <text:p text:style-name="P12"><text:span text:style-name="T3">Примечания</text:span><text:span text:style-name="T1">. Объем стажировки, укачанный в скобках (410), предназначен для стажировки выпускников учебных заведений ГА, которые не прошли технологическую подготовку в центрах АС ОВД и курсов подготовки специалистов службы движения, направленных на работу в органы ОВД, оборудованные АС ОВД.</text:span></text:p>
      <text:p text:style-name="P8"><text:span text:style-name="T3">Приложение 3</text:span><text:span text:style-name="T1"> </text:span></text:p>
      <text:p text:style-name="P1"/>
      <text:p text:style-name="P1"><text:span text:style-name="T3">Объем стажировки персонала АДП и ПВД</text:span><text:span text:style-name="T1"> </text:span></text:p>
      <text:p text:style-name="P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text:span text:style-name="T2">#G0</text:span><text:span text:style-name="T1">Должность </text:span></text:p>
          </table:table-cell>
          <table:table-cell table:style-name="Table2.A1" office:value-type="string">
            <text:p text:style-name="P1"><text:span text:style-name="T1">Время стажировки, ч.</text:span></text:p>
          </table:table-cell>
          <table:table-cell table:style-name="Table2.A1" office:value-type="string">
            <text:p text:style-name="P1"><text:span text:style-name="T1">Время ознакомления с работой</text:span></text:p>
            <text:p text:style-name="P1"/>
            <text:p text:style-name="P1"><text:span text:style-name="T1">Смежных диспетчерских пунктов и других служб, ч </text:span></text:p>
          </table:table-cell>
        </table:table-row>
        <table:table-row table:style-name="Table2.1">
          <table:table-cell table:style-name="Table2.A1" office:value-type="string">
            <text:p text:style-name="P2"><text:span text:style-name="T1"><text:s text:c="2"/></text:span></text:p>
          </table:table-cell>
          <table:table-cell table:style-name="Table2.A1" office:value-type="string">
            <text:p text:style-name="P1"><text:span text:style-name="T1">На рабочем месте </text:span></text:p>
          </table:table-cell>
          <table:table-cell table:style-name="Table2.A1" office:value-type="string">
            <text:p text:style-name="P2"><text:span text:style-name="T1"><text:s text:c="2"/></text:span></text:p>
          </table:table-cell>
        </table:table-row>
        <table:table-row table:style-name="Table2.1">
          <table:table-cell table:style-name="Table2.A1" office:value-type="string">
            <text:p text:style-name="P2"><text:span text:style-name="T1">Диспетчер АДП (АДП МВЛ)</text:span></text:p>
          </table:table-cell>
          <table:table-cell table:style-name="Table2.A1" office:value-type="string">
            <text:p text:style-name="P1"><text:span text:style-name="T1">200 </text:span></text:p>
          </table:table-cell>
          <table:table-cell table:style-name="Table2.A1" office:value-type="string">
            <text:p text:style-name="P1"><text:span text:style-name="T1">70 (ДПР, СДП, КДП, КДП МВЛ, штурманская, АМСГ, БАИ, АТБ, СОП, ПДСП)</text:span></text:p>
          </table:table-cell>
        </table:table-row>
        <table:table-row table:style-name="Table2.1">
          <table:table-cell table:style-name="Table2.A1" office:value-type="string">
            <text:p text:style-name="P2"><text:span text:style-name="T1">Диспетчер ГС ГЦ, ЗЦ (ВЗЦ) ЕС ОрВД </text:span></text:p>
          </table:table-cell>
          <table:table-cell table:style-name="Table2.A1" office:value-type="string">
            <text:p text:style-name="P1"><text:span text:style-name="T1">170 </text:span></text:p>
          </table:table-cell>
          <table:table-cell table:style-name="Table2.A1" office:value-type="string">
            <text:p text:style-name="P1"><text:span text:style-name="T1">70 (ВС ГЦ, ЗЦ ЕС ОрВД, ЦДС ЦПДУ ГА, ПДСУ ТО ФСВТ России, АДП, ГОП в пункте базирования центра ЕС ОрВД)</text:span></text:p>
          </table:table-cell>
        </table:table-row>
        <table:table-row table:style-name="Table2.1">
          <table:table-cell table:style-name="Table2.A1" office:value-type="string">
            <text:p text:style-name="P2"><text:span text:style-name="T1">Диспетчер группы организации потоков (ГОП)</text:span></text:p>
          </table:table-cell>
          <table:table-cell table:style-name="Table2.A1" office:value-type="string">
            <text:p text:style-name="P1"><text:span text:style-name="T1">150 </text:span></text:p>
          </table:table-cell>
          <table:table-cell table:style-name="Table2.A1" office:value-type="string">
            <text:p text:style-name="P1"><text:span text:style-name="T1">70 (РЦ, ЗЦ ЕС ОрВДи АДП в пункте базирования ГОП)</text:span></text:p>
          </table:table-cell>
        </table:table-row>
        <table:table-row table:style-name="Table2.1">
          <table:table-cell table:style-name="Table2.A1" office:value-type="string">
            <text:p text:style-name="P2"><text:span text:style-name="T1">Диспетчер-оператор ГОП </text:span></text:p>
          </table:table-cell>
          <table:table-cell table:style-name="Table2.A1" office:value-type="string">
            <text:p text:style-name="P1"><text:span text:style-name="T1">70 </text:span></text:p>
          </table:table-cell>
          <table:table-cell table:style-name="Table2.A1" office:value-type="string">
            <text:p text:style-name="P1"><text:span text:style-name="T1">30 (РЦ ЕС ОрВД и АДП в месте базирования ГОП)</text:span></text:p>
          </table:table-cell>
        </table:table-row>
      </table:table>
      <text:p text:style-name="P3"/>
      <text:p text:style-name="P3"/>
      <text:p text:style-name="P3"/>
      <text:p text:style-name="P3"><text:span text:style-name="T1"><text:s/>(Приложение 4 изменено распоряжением Минтранса России от 11.01.02г. № НА-11-р)</text:span></text:p>
      <text:p text:style-name="P8"><text:span text:style-name="T3">Приложение 4</text:span></text:p>
      <text:p text:style-name="P1"><text:span text:style-name="T3">ПРЕДСТАВЛЕНИЕ НА ДОПУСК К САМОСТОЯТЕЛЬНОЙ РАБОТЕ В КАЧЕСТВЕ ДИСПЕТЧЕРА УВД</text:span></text:p>
      <text:p text:style-name="P4"/>
      <text:p text:style-name="P4"><text:span text:style-name="T1">_______________________________________________________</text:span></text:p>
      <text:p text:style-name="P4"><text:span text:style-name="T1">(рабочее место) (диспетчерский пункт) (предприятие, филиал)</text:span></text:p>
      <text:p text:style-name="P4"><text:span text:style-name="T1">_______________________________________________________</text:span></text:p>
      <text:p text:style-name="P4"><text:span text:style-name="T1">(фамилия, имя, отчество)</text:span></text:p>
      <text:p text:style-name="P2"><text:soft-page-break/></text:p>
      <text:p text:style-name="P2"><text:span text:style-name="T1"><text:s text:c="5"/>Год рождения _________________________________________</text:span></text:p>
      <text:p text:style-name="P2"><text:span text:style-name="T1"><text:s text:c="5"/>Гражданство___________________________________________</text:span></text:p>
      <text:p text:style-name="P4"/>
      <text:p text:style-name="P4"><text:span text:style-name="T1">Общее образование __________________________________________________________</text:span></text:p>
      <text:p text:style-name="P4"/>
      <text:p text:style-name="P4"><text:span text:style-name="T1">Специальное образование _____________________________________________________</text:span></text:p>
      <text:p text:style-name="P4"><text:span text:style-name="T1">____________________________________________________________________________</text:span></text:p>
      <text:p text:style-name="P4"/>
      <text:p text:style-name="P4"><text:span text:style-name="T1">В службе движения работает с _________________________________________________ </text:span></text:p>
      <text:p text:style-name="P4"><text:span text:style-name="T1">(месяц, год)</text:span></text:p>
      <text:p text:style-name="P4"><text:span text:style-name="T1">Ранее имел самостоятельный допуск на диспетчерском </text:span></text:p>
      <text:p text:style-name="P4"><text:span text:style-name="T1">пункте______________________________________________________________________</text:span></text:p>
      <text:p text:style-name="P4"><text:span text:style-name="T3">____________________________________________________________________________</text:span></text:p>
      <text:p text:style-name="P4"/>
      <text:p text:style-name="P4"><text:span text:style-name="T3">класс диспетчера присвоен __________________________________________________</text:span></text:p>
      <text:p text:style-name="P28"><text:span text:style-name="T1">(дата, кем присвоен)</text:span></text:p>
      <text:p text:style-name="P28"/>
      <text:p text:style-name="P28"><text:span text:style-name="T3">Заключение ВЛЭК ___________________________________________________________ </text:span></text:p>
      <text:p text:style-name="P28"><text:span text:style-name="T3">____________________________________________________________________________</text:span></text:p>
      <text:p text:style-name="P29"/>
      <text:p text:style-name="P29"><text:span text:style-name="T3">____________________________________________________________________________</text:span></text:p>
      <text:p text:style-name="P29"/>
      <text:p text:style-name="P28"><text:span text:style-name="T3">Дата медицинского освидетельствования ______________________________________</text:span></text:p>
      <text:p text:style-name="P28"><text:span text:style-name="T1">(число, месяц, год)</text:span></text:p>
      <text:p text:style-name="P28"/>
      <text:p text:style-name="P28"><text:span text:style-name="T3">Общее число стажировки ____________________________________________________</text:span></text:p>
      <text:p text:style-name="P28"/>
      <text:p text:style-name="P28"><text:span text:style-name="T3">По плану ____________________________ фактическое ___________________________</text:span></text:p>
      <text:p text:style-name="P28"/>
      <text:p text:style-name="P28"><text:span text:style-name="T3">из них на ознакомление ______________________________________________________</text:span></text:p>
      <text:p text:style-name="P28"/>
      <text:p text:style-name="P28"><text:span text:style-name="T3">С работой диспетчера</text:span><text:span text:style-name="T1">____________________________________ ч.</text:span></text:p>
      <text:p text:style-name="P30"><text:span text:style-name="T1">(диспет, пункты)</text:span></text:p>
      <text:p text:style-name="P30"/>
      <text:p text:style-name="P30"><text:span text:style-name="T3">Вывод инструктора __________________________________________________________ <text:s/></text:span></text:p>
      <text:p text:style-name="P30"><text:span text:style-name="T3">____________________________________________________________________________</text:span></text:p>
      <text:p text:style-name="P30"><text:span text:style-name="T3">____________________________________________________________________________</text:span></text:p>
      <text:p text:style-name="P30"><text:span text:style-name="T3">____________________________________________________________________________</text:span></text:p>
      <text:p text:style-name="P30"/>
      <text:p text:style-name="P30"/>
      <text:p text:style-name="P30"/>
      <text:p text:style-name="P30"/>
      <text:p text:style-name="P8"><text:span text:style-name="T3">Приложение 5.</text:span><text:span text:style-name="T1"> </text:span></text:p>
      <text:p text:style-name="P1"><text:span text:style-name="T3">АКТ ПРОВЕРКИ СПЕЦИАЛЬНОЙ ПОДГОТОВКИ</text:span></text:p>
      <text:p text:style-name="P1"><text:span text:style-name="T3">ДИСПЕТЧЕРА-СТАЖЕРА</text:span><text:span text:style-name="T1"> </text:span></text:p>
      <text:p text:style-name="P4"/>
      <text:p text:style-name="P4"><text:span text:style-name="T3">____________________________________________________________________________</text:span></text:p>
      <text:p text:style-name="P13"><text:soft-page-break/><text:span text:style-name="T1">(дисп. пункт) (ГП, филиал, авиапредприятие)</text:span></text:p>
      <text:p text:style-name="P13"><text:span text:style-name="T3">____________________________________________________________________________</text:span></text:p>
      <text:p text:style-name="P13"><text:span text:style-name="T3">____________________________________________________________________________</text:span><text:span text:style-name="T1"> </text:span></text:p>
      <text:p text:style-name="P1"><text:span text:style-name="T1">(фамилия, имя, отчество)</text:span></text:p>
      <text:p text:style-name="P4"/>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text:span text:style-name="T3">Дисциплина</text:span><text:span text:style-name="T1"> </text:span></text:p>
          </table:table-cell>
          <table:table-cell table:style-name="Table3.A1" office:value-type="string">
            <text:p text:style-name="P1"><text:span text:style-name="T3">Оценка</text:span><text:span text:style-name="T1"> </text:span></text:p>
          </table:table-cell>
          <table:table-cell table:style-name="Table3.A1" office:value-type="string">
            <text:p text:style-name="P1"><text:span text:style-name="T3">Дата</text:span><text:span text:style-name="T1"> </text:span></text:p>
          </table:table-cell>
          <table:table-cell table:style-name="Table3.A1" office:value-type="string">
            <text:p text:style-name="P1"><text:span text:style-name="T3">Подпись</text:span><text:span text:style-name="T1"> </text:span></text:p>
          </table:table-cell>
          <table:table-cell table:style-name="Table3.A1" office:value-type="string">
            <text:p text:style-name="P1"><text:span text:style-name="T3">Ф.И.О.</text:span><text:span text:style-name="T1"> </text:span></text:p>
          </table:table-cell>
        </table:table-row>
        <table:table-row table:style-name="Table3.1">
          <table:table-cell table:style-name="Table3.A1" office:value-type="string">
            <text:p text:style-name="P2"><text:span text:style-name="T1"><text:s text:c="2"/></text:span></text:p>
          </table:table-cell>
          <table:table-cell table:style-name="Table3.A1" office:value-type="string">
            <text:p text:style-name="P2"><text:span text:style-name="T1"><text:s text:c="2"/></text:span></text:p>
          </table:table-cell>
          <table:table-cell table:style-name="Table3.A1" office:value-type="string">
            <text:p text:style-name="P2"><text:span text:style-name="T1"><text:s text:c="2"/></text:span></text:p>
          </table:table-cell>
          <table:table-cell table:style-name="Table3.A1" office:value-type="string">
            <text:p text:style-name="P2"><text:span text:style-name="T1"><text:s text:c="2"/></text:span></text:p>
          </table:table-cell>
          <table:table-cell table:style-name="Table3.A1" office:value-type="string">
            <text:p text:style-name="P2"><text:span text:style-name="T1"><text:s text:c="2"/></text:span></text:p>
          </table:table-cell>
        </table:table-row>
        <table:table-row table:style-name="Table3.1">
          <table:table-cell table:style-name="Table3.A1" office:value-type="string">
            <text:p text:style-name="P2"><text:span text:style-name="T1"><text:s text:c="2"/></text:span></text:p>
          </table:table-cell>
          <table:table-cell table:style-name="Table3.A1" office:value-type="string">
            <text:p text:style-name="P2"><text:span text:style-name="T1"><text:s text:c="2"/></text:span></text:p>
          </table:table-cell>
          <table:table-cell table:style-name="Table3.A1" office:value-type="string">
            <text:p text:style-name="P2"><text:span text:style-name="T1"><text:s text:c="2"/></text:span></text:p>
          </table:table-cell>
          <table:table-cell table:style-name="Table3.A1" office:value-type="string">
            <text:p text:style-name="P2"><text:span text:style-name="T1"><text:s text:c="2"/></text:span></text:p>
          </table:table-cell>
          <table:table-cell table:style-name="Table3.A1" office:value-type="string">
            <text:p text:style-name="P2"><text:span text:style-name="T1"><text:s text:c="2"/></text:span></text:p>
          </table:table-cell>
        </table:table-row>
        <table:table-row table:style-name="Table3.1">
          <table:table-cell table:style-name="Table3.A1" office:value-type="string">
            <text:p text:style-name="P2"><text:span text:style-name="T1"><text:s text:c="2"/></text:span></text:p>
          </table:table-cell>
          <table:table-cell table:style-name="Table3.A1" office:value-type="string">
            <text:p text:style-name="P2"><text:span text:style-name="T1"><text:s text:c="2"/></text:span></text:p>
          </table:table-cell>
          <table:table-cell table:style-name="Table3.A1" office:value-type="string">
            <text:p text:style-name="P2"><text:span text:style-name="T1"><text:s text:c="2"/></text:span></text:p>
          </table:table-cell>
          <table:table-cell table:style-name="Table3.A1" office:value-type="string">
            <text:p text:style-name="P2"><text:span text:style-name="T1"><text:s text:c="2"/></text:span></text:p>
          </table:table-cell>
          <table:table-cell table:style-name="Table3.A1" office:value-type="string">
            <text:p text:style-name="P2"><text:span text:style-name="T1"><text:s text:c="2"/></text:span></text:p>
          </table:table-cell>
        </table:table-row>
      </table:table>
      <text:p text:style-name="P4"/>
      <text:p text:style-name="P4"><text:span text:style-name="T3">Председатель РКК _____________________</text:span></text:p>
      <text:p text:style-name="P4"/>
      <text:p text:style-name="P4"><text:span text:style-name="T3">Зам. директора по ОВД _______________________________________________</text:span></text:p>
      <text:p text:style-name="P30"><text:span text:style-name="T1">(подпись, Ф.И.О.)</text:span></text:p>
      <text:p text:style-name="P30"/>
      <text:p text:style-name="P30"><text:span text:style-name="T3">Члены РКК:</text:span></text:p>
      <text:p text:style-name="P30"><text:span text:style-name="T3">_______________________ <text:s text:c="2"/>____________________ <text:s/>_____________________</text:span></text:p>
      <text:p text:style-name="P31"><text:span text:style-name="T1">(должность) <text:s text:c="26"/>(подпись) <text:s text:c="25"/>(Ф.И.О.)</text:span></text:p>
      <text:p text:style-name="P31"/>
      <text:p text:style-name="P31"><text:span text:style-name="T3">_______________________ <text:s text:c="2"/>____________________ <text:s/>_____________________</text:span></text:p>
      <text:p text:style-name="P31"/>
      <text:p text:style-name="P31"><text:span text:style-name="T3">_______________________ <text:s text:c="2"/>____________________ <text:s/>_____________________</text:span></text:p>
      <text:p text:style-name="P31"/>
      <text:p text:style-name="P31"><text:span text:style-name="T3">_______________________ <text:s text:c="2"/>____________________ <text:s/>_____________________</text:span></text:p>
      <text:p text:style-name="P31"/>
      <text:p text:style-name="P31"><text:span text:style-name="T3">"___" ________________ <text:s/>_______г.</text:span></text:p>
      <text:p text:style-name="P31"/>
      <text:p text:style-name="P31"/>
      <text:p text:style-name="P31"/>
      <text:p text:style-name="P31"/>
      <text:p text:style-name="P8"><text:span text:style-name="T3">Приложение 6.</text:span><text:span text:style-name="T1"> </text:span></text:p>
      <text:p text:style-name="P1"><text:span text:style-name="T3">КНИЖКА</text:span></text:p>
      <text:p text:style-name="P1"><text:span text:style-name="T3">ДИСПЕТЧЕРА УВД <text:s/>ГРАЖДАНСКОЙ АВИАЦИИ</text:span><text:span text:style-name="T1"> </text:span></text:p>
      <text:p text:style-name="P1"/>
      <text:p text:style-name="P1"><text:span text:style-name="T3">1. ОБЩИЕ СВЕДЕНИЯ</text:span><text:span text:style-name="T1"> </text:span></text:p>
      <text:p text:style-name="P4"/>
      <text:p text:style-name="P4"><text:span text:style-name="T3">1. Фамилия _________________________________ Имя ______________ </text:span></text:p>
      <text:p text:style-name="P4"><text:span text:style-name="T3">Отчество _________________________________</text:span></text:p>
      <text:p text:style-name="P4"><text:span text:style-name="T3">2. Год рождения ___________________________ </text:span></text:p>
      <text:p text:style-name="P4"><text:span text:style-name="T3">3. Гражданство (в т.ч. двойное) ___________________________________</text:span></text:p>
      <text:p text:style-name="P4"><text:span text:style-name="T3">4. Образование:</text:span></text:p>
      <text:p text:style-name="P4"><text:span text:style-name="T3">общее _________________________________________________________</text:span><text:span text:style-name="T1"> </text:span></text:p>
      <text:p text:style-name="P32"><text:span text:style-name="T3">(</text:span><text:span text:style-name="T1">что и когда закончил)</text:span></text:p>
      <text:p text:style-name="P32"/>
      <text:p text:style-name="P32"><text:span text:style-name="T3">специальное (летное и по УВД) _______________________________________________</text:span></text:p>
      <text:p text:style-name="P32"><text:span text:style-name="T3">____________________________________________________________________________</text:span></text:p>
      <text:p text:style-name="P32"><text:span text:style-name="T3">____________________________________________________________________________</text:span><text:span text:style-name="T1"> </text:span></text:p>
      <text:p text:style-name="P33"><text:span text:style-name="T1">(что и когда закончил)</text:span></text:p>
      <text:p text:style-name="P33"><text:span text:style-name="T3">5. Дата поступления в органы ОВД ФСВТ России и получения квалификационной</text:span></text:p>
      <text:p text:style-name="P33"><text:span text:style-name="T3">отметки_____________________________________________________________________</text:span></text:p>
      <text:p text:style-name="P33"><text:span text:style-name="T3">____________________________________________________________________________</text:span></text:p>
      <text:p text:style-name="P33"><text:span text:style-name="T3">____________________________________________________________________________</text:span></text:p>
      <text:p text:style-name="P33"/>
      <text:p text:style-name="P33"><text:span text:style-name="T3">Присвоенный класс диспетчера:</text:span></text:p>
      <text:p text:style-name="P33"/>
      <text:p text:style-name="P33"><text:span text:style-name="T3">Третий класс, приказ </text:span></text:p>
      <text:p text:style-name="P33"><text:span text:style-name="T3">№________________ от <text:s/>_____________________________________________</text:span></text:p>
      <text:p text:style-name="P33"/>
      <text:p text:style-name="P33"><text:soft-page-break/><text:span text:style-name="T3">Свидетельство</text:span></text:p>
      <text:p text:style-name="P33"><text:span text:style-name="T3">№ ________________________________________________________________</text:span><text:span text:style-name="T1"> </text:span></text:p>
      <text:p text:style-name="P34"><text:span text:style-name="T1">(кем выдано)</text:span></text:p>
      <text:p text:style-name="P34"><text:span text:style-name="T3">Второй класс, приказ </text:span></text:p>
      <text:p text:style-name="P34"><text:span text:style-name="T3">№________________ от <text:s/>_____________________________________________</text:span></text:p>
      <text:p text:style-name="P34"/>
      <text:p text:style-name="P34"><text:span text:style-name="T3">Свидетельство</text:span></text:p>
      <text:p text:style-name="P34"><text:span text:style-name="T3">№ ________________________________________________________________</text:span><text:span text:style-name="T1"> </text:span></text:p>
      <text:p text:style-name="P35"><text:span text:style-name="T1">(кем выдано)</text:span></text:p>
      <text:p text:style-name="P35"><text:span text:style-name="T3">Первый класс, приказ </text:span></text:p>
      <text:p text:style-name="P35"><text:span text:style-name="T3">№________________ от <text:s/>_____________________________________________</text:span></text:p>
      <text:p text:style-name="P35"/>
      <text:p text:style-name="P35"><text:span text:style-name="T3">Свидетельство</text:span></text:p>
      <text:p text:style-name="P35"><text:span text:style-name="T3">№ ________________________________________________________________</text:span><text:span text:style-name="T1"> </text:span></text:p>
      <text:p text:style-name="P35"><text:span text:style-name="T1">(кем выдано)</text:span></text:p>
      <text:p text:style-name="P35"/>
      <text:p text:style-name="P35"><text:span text:style-name="T3">6. Работа в органах ОВД:</text:span></text:p>
      <text:p text:style-name="P35"/>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text:span text:style-name="T3">Наименование диспетчерского пункта, сектора, (его категория), предприятие (его класс),</text:span></text:p>
            <text:p text:style-name="P1"><text:span text:style-name="T3">Территориальный</text:span></text:p>
            <text:p text:style-name="P1"><text:span text:style-name="T3">Орган ФСВТ России</text:span><text:span text:style-name="T1"> </text:span></text:p>
          </table:table-cell>
          <table:table-cell table:style-name="Table4.A1" office:value-type="string">
            <text:p text:style-name="P1"><text:span text:style-name="T3">Занимаемая должность</text:span><text:span text:style-name="T1"> </text:span></text:p>
          </table:table-cell>
          <table:table-cell table:style-name="Table4.A1" office:value-type="string">
            <text:p text:style-name="P1"><text:span text:style-name="T3">Дата поступления, увольнения, стаж работы в органах ОВД</text:span><text:span text:style-name="T1"> </text:span></text:p>
          </table:table-cell>
          <table:table-cell table:style-name="Table4.A1" office:value-type="string">
            <text:p text:style-name="P1"><text:span text:style-name="T3">Номер приказа, кем издан</text:span><text:span text:style-name="T1"> </text:span></text:p>
          </table:table-cell>
          <table:table-cell table:style-name="Table4.A1" office:value-type="string">
            <text:p text:style-name="P1"><text:span text:style-name="T3">Дата</text:span><text:span text:style-name="T1"> </text:span></text:p>
          </table:table-cell>
        </table:table-row>
        <table:table-row table:style-name="Table4.1">
          <table:table-cell table:style-name="Table4.A1" office:value-type="string">
            <text:p text:style-name="P1"/>
            <text:p text:style-name="P5"/>
          </table:table-cell>
          <table:table-cell table:style-name="Table4.A1" office:value-type="string">
            <text:p text:style-name="P2"><text:span text:style-name="T1"><text:s text:c="2"/></text:span></text:p>
          </table:table-cell>
          <table:table-cell table:style-name="Table4.A1" office:value-type="string">
            <text:p text:style-name="P2"><text:span text:style-name="T1"><text:s text:c="2"/></text:span></text:p>
          </table:table-cell>
          <table:table-cell table:style-name="Table4.A1" office:value-type="string">
            <text:p text:style-name="P2"><text:span text:style-name="T1"><text:s text:c="2"/></text:span></text:p>
          </table:table-cell>
          <table:table-cell table:style-name="Table4.A1" office:value-type="string">
            <text:p text:style-name="P2"><text:span text:style-name="T1"><text:s text:c="2"/></text:span></text:p>
          </table:table-cell>
        </table:table-row>
        <table:table-row table:style-name="Table4.1">
          <table:table-cell table:style-name="Table4.A1" office:value-type="string">
            <text:p text:style-name="P2"><text:span text:style-name="T1"><text:s text:c="2"/></text:span></text:p>
          </table:table-cell>
          <table:table-cell table:style-name="Table4.A1" office:value-type="string">
            <text:p text:style-name="P2"><text:span text:style-name="T1"><text:s text:c="2"/></text:span></text:p>
          </table:table-cell>
          <table:table-cell table:style-name="Table4.A1" office:value-type="string">
            <text:p text:style-name="P1"/>
            <text:p text:style-name="P5"/>
          </table:table-cell>
          <table:table-cell table:style-name="Table4.A1" office:value-type="string">
            <text:p text:style-name="P2"><text:span text:style-name="T1"><text:s text:c="2"/></text:span></text:p>
          </table:table-cell>
          <table:table-cell table:style-name="Table4.A1" office:value-type="string">
            <text:p text:style-name="P2"><text:span text:style-name="T1"><text:s text:c="2"/></text:span></text:p>
          </table:table-cell>
        </table:table-row>
      </table:table>
      <text:p text:style-name="P1"/>
      <text:p text:style-name="P1"><text:span text:style-name="T3">2. ПРОХОЖДЕНИЕ ДОПОЛНИТЕЛЬНОЙ ПОДГОТОВКИ, ПОВЫШЕНИЯ КВАЛИФИКАЦИИ И СПЕЦИАЛЬНОЙ ПОДГОТОВКИ</text:span><text:span text:style-name="T1"> </text:span></text:p>
      <text:p text:style-name="P4"><text:span text:style-name="T3">7. Прохождение курсов дополнительной подготовки, повышения квалификации и специальной подготовки (3 листа):</text:span><text:span text:style-name="T1"> </text:span></text:p>
      <text:p text:style-name="P13"/>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text:span text:style-name="T3">Какое учебное заведение, АУЦ</text:span></text:p>
            <text:p text:style-name="P1"><text:span text:style-name="T3">(курсы) закончил</text:span><text:span text:style-name="T1"> </text:span></text:p>
          </table:table-cell>
          <table:table-cell table:style-name="Table5.B1" table:number-columns-spanned="2" office:value-type="string">
            <text:p text:style-name="P1"><text:span text:style-name="T3">Сроки обучения</text:span><text:span text:style-name="T1"> </text:span></text:p>
          </table:table-cell>
          <table:covered-table-cell/>
          <table:table-cell table:style-name="Table5.A1" office:value-type="string">
            <text:p text:style-name="P1"><text:span text:style-name="T3">Кем, когда выданы удостоверение, сертификат, его номер</text:span><text:span text:style-name="T1"> </text:span></text:p>
          </table:table-cell>
          <table:table-cell table:style-name="Table5.A1" table:number-columns-spanned="0" office:value-type="string">
            <text:p text:style-name="P1"><text:span text:style-name="T3">Примечание</text:span><text:span text:style-name="T1"> </text:span></text:p>
          </table:table-cell>
        </table:table-row>
        <table:table-row table:style-name="Table5.1">
          <table:table-cell table:style-name="Table5.A2" office:value-type="string">
            <text:p text:style-name="P2"><text:span text:style-name="T1"><text:s text:c="2"/></text:span></text:p>
          </table:table-cell>
          <table:table-cell table:style-name="Table5.B1" office:value-type="string">
            <text:p text:style-name="P4"><text:span text:style-name="T3">начало</text:span><text:span text:style-name="T1"> </text:span></text:p>
          </table:table-cell>
          <table:table-cell table:style-name="Table5.B1" office:value-type="string">
            <text:p text:style-name="P4"><text:span text:style-name="T3">конец</text:span><text:span text:style-name="T1"> </text:span></text:p>
          </table:table-cell>
          <table:table-cell table:style-name="Table5.A2" office:value-type="string">
            <text:p text:style-name="P2"><text:span text:style-name="T1"><text:s text:c="2"/></text:span></text:p>
          </table:table-cell>
          <table:table-cell table:style-name="Table5.A2" table:number-columns-spanned="0" office:value-type="string">
            <text:p text:style-name="P2"><text:span text:style-name="T1"><text:s text:c="2"/></text:span></text:p>
          </table:table-cell>
        </table:table-row>
        <table:table-row table:style-name="Table5.1">
          <table:table-cell table:style-name="Table5.B1" office:value-type="string">
            <text:p text:style-name="P2"><text:span text:style-name="T1"><text:s text:c="2"/></text:span></text:p>
          </table:table-cell>
          <table:table-cell table:style-name="Table5.B1" office:value-type="string">
            <text:p text:style-name="P2"><text:span text:style-name="T1"><text:s text:c="2"/></text:span></text:p>
          </table:table-cell>
          <table:table-cell table:style-name="Table5.B1" office:value-type="string">
            <text:p text:style-name="P2"><text:span text:style-name="T1"><text:s text:c="2"/></text:span></text:p>
          </table:table-cell>
          <table:table-cell table:style-name="Table5.B1" office:value-type="string">
            <text:p text:style-name="P2"><text:span text:style-name="T1"><text:s text:c="2"/></text:span></text:p>
          </table:table-cell>
          <table:table-cell table:style-name="Table5.B1" table:number-columns-spanned="0" office:value-type="string">
            <text:p text:style-name="P2"><text:span text:style-name="T1"><text:s text:c="2"/></text:span></text:p>
          </table:table-cell>
        </table:table-row>
        <table:table-row table:style-name="Table5.1">
          <table:table-cell table:style-name="Table5.B1" office:value-type="string">
            <text:p text:style-name="P2"><text:span text:style-name="T1"><text:s text:c="2"/></text:span></text:p>
          </table:table-cell>
          <table:table-cell table:style-name="Table5.B1" office:value-type="string">
            <text:p text:style-name="P2"><text:span text:style-name="T1"><text:s text:c="2"/></text:span></text:p>
          </table:table-cell>
          <table:table-cell table:style-name="Table5.B1" office:value-type="string">
            <text:p text:style-name="P2"><text:span text:style-name="T1"><text:s text:c="2"/></text:span></text:p>
          </table:table-cell>
          <table:table-cell table:style-name="Table5.B1" office:value-type="string">
            <text:p text:style-name="P2"><text:span text:style-name="T1"><text:s text:c="2"/></text:span></text:p>
          </table:table-cell>
          <table:table-cell table:style-name="Table5.B1" table:number-columns-spanned="0" office:value-type="string">
            <text:p text:style-name="P2"><text:span text:style-name="T1"><text:s text:c="2"/></text:span></text:p>
          </table:table-cell>
        </table:table-row>
        <table:table-row table:style-name="Table5.1">
          <table:table-cell table:style-name="Table5.B1" office:value-type="string">
            <text:p text:style-name="P2"><text:span text:style-name="T1"><text:s text:c="2"/></text:span></text:p>
          </table:table-cell>
          <table:table-cell table:style-name="Table5.B1" office:value-type="string">
            <text:p text:style-name="P2"><text:span text:style-name="T1"><text:s text:c="2"/></text:span></text:p>
          </table:table-cell>
          <table:table-cell table:style-name="Table5.B1" office:value-type="string">
            <text:p text:style-name="P2"><text:span text:style-name="T1"><text:s text:c="2"/></text:span></text:p>
          </table:table-cell>
          <table:table-cell table:style-name="Table5.B1" office:value-type="string">
            <text:p text:style-name="P2"><text:span text:style-name="T1"><text:s text:c="2"/></text:span></text:p>
          </table:table-cell>
          <table:table-cell table:style-name="Table5.B1" table:number-columns-spanned="0" office:value-type="string">
            <text:p text:style-name="P2"><text:span text:style-name="T1"><text:s text:c="2"/></text:span></text:p>
          </table:table-cell>
        </table:table-row>
      </table:table>
      <text:p text:style-name="P1"/>
      <text:p text:style-name="P1"><text:span text:style-name="T3">3. СТАЖИРОВКА, ТРЕНАЖЕРНАЯ ПОДГОТОВКА, ОБЛЕТ ТРАСС И ПОЛЕТЫ В РАЙОНЕ АЭРОДРОМА</text:span><text:span text:style-name="T1"> </text:span></text:p>
      <text:p text:style-name="P4"/>
      <text:p text:style-name="P4"><text:span text:style-name="T3">8. Стажировка (5 листов)</text:span><text:span text:style-name="T1"> </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text:span text:style-name="T2">#G0</text:span><text:span text:style-name="T3">Предприятие (его класс), пункт ОВД (его категория), рабочее место стажера</text:span><text:span text:style-name="T1"> </text:span></text:p>
          </table:table-cell>
          <table:table-cell table:style-name="Table6.B1" table:number-columns-spanned="2" office:value-type="string">
            <text:p text:style-name="P1"><text:span text:style-name="T3">Продолжительность тренировки</text:span><text:span text:style-name="T1"> </text:span></text:p>
          </table:table-cell>
          <table:covered-table-cell/>
          <table:table-cell table:style-name="Table6.A1" office:value-type="string">
            <text:p text:style-name="P1"><text:span text:style-name="T3">Заключение по результатам тренировки</text:span><text:span text:style-name="T1"> </text:span></text:p>
          </table:table-cell>
          <table:table-cell table:style-name="Table6.A1" table:number-columns-spanned="0" office:value-type="string">
            <text:p text:style-name="P1"><text:span text:style-name="T3">Примечание</text:span><text:span text:style-name="T1"> </text:span></text:p>
          </table:table-cell>
        </table:table-row>
        <table:table-row table:style-name="Table6.1">
          <table:table-cell table:style-name="Table6.A2" office:value-type="string">
            <text:p text:style-name="P2"><text:span text:style-name="T1"><text:s text:c="2"/></text:span></text:p>
          </table:table-cell>
          <table:table-cell table:style-name="Table6.B1" office:value-type="string">
            <text:p text:style-name="P1"><text:span text:style-name="T3">начало</text:span><text:span text:style-name="T1"> </text:span></text:p>
          </table:table-cell>
          <table:table-cell table:style-name="Table6.B1" office:value-type="string">
            <text:p text:style-name="P1"><text:span text:style-name="T3">Конец</text:span><text:span text:style-name="T1"> </text:span></text:p>
          </table:table-cell>
          <table:table-cell table:style-name="Table6.A2" office:value-type="string">
            <text:p text:style-name="P2"><text:span text:style-name="T1"><text:s text:c="2"/></text:span></text:p>
          </table:table-cell>
          <table:table-cell table:style-name="Table6.A2" table:number-columns-spanned="0" office:value-type="string">
            <text:p text:style-name="P2"><text:span text:style-name="T1"><text:s text:c="2"/></text:span></text:p>
          </table:table-cell>
        </table:table-row>
        <table:table-row table:style-name="Table6.1">
          <table:table-cell table:style-name="Table6.A1" office:value-type="string">
            <text:p text:style-name="P2"><text:span text:style-name="T1"><text:s text:c="2"/></text:span></text:p>
          </table:table-cell>
          <table:table-cell table:style-name="Table6.A1" office:value-type="string">
            <text:p text:style-name="P2"><text:span text:style-name="T1"><text:s text:c="2"/></text:span></text:p>
          </table:table-cell>
          <table:table-cell table:style-name="Table6.A1" office:value-type="string">
            <text:p text:style-name="P2"><text:span text:style-name="T1"><text:s text:c="2"/></text:span></text:p>
          </table:table-cell>
          <table:table-cell table:style-name="Table6.A1" office:value-type="string">
            <text:p text:style-name="P2"><text:span text:style-name="T1"><text:s text:c="2"/></text:span></text:p>
          </table:table-cell>
          <table:table-cell table:style-name="Table6.A1" table:number-columns-spanned="0" office:value-type="string">
            <text:p text:style-name="P2"><text:span text:style-name="T1"><text:s text:c="2"/></text:span></text:p>
          </table:table-cell>
        </table:table-row>
        <table:table-row table:style-name="Table6.1">
          <table:table-cell table:style-name="Table6.B1" office:value-type="string">
            <text:p text:style-name="P2"><text:span text:style-name="T1"><text:s text:c="2"/></text:span></text:p>
          </table:table-cell>
          <table:table-cell table:style-name="Table6.B1" office:value-type="string">
            <text:p text:style-name="P2"><text:span text:style-name="T1"><text:s text:c="2"/></text:span></text:p>
          </table:table-cell>
          <table:table-cell table:style-name="Table6.B1" office:value-type="string">
            <text:p text:style-name="P2"><text:span text:style-name="T1"><text:s text:c="2"/></text:span></text:p>
          </table:table-cell>
          <table:table-cell table:style-name="Table6.B1" office:value-type="string">
            <text:p text:style-name="P2"><text:span text:style-name="T1"><text:s text:c="2"/></text:span></text:p>
          </table:table-cell>
          <table:table-cell table:style-name="Table6.B1" table:number-columns-spanned="0" office:value-type="string">
            <text:p text:style-name="P2"><text:span text:style-name="T1"><text:s text:c="2"/></text:span></text:p>
          </table:table-cell>
        </table:table-row>
      </table:table>
      <text:p text:style-name="P4"/>
      <text:p text:style-name="P4"><text:span text:style-name="T3">9. Тренировка на тренажере (3 листа):</text:span><text:span text:style-name="T1"> </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text:span text:style-name="T2">#G0</text:span><text:span text:style-name="T3">Дата</text:span><text:span text:style-name="T1"> </text:span></text:p>
          </table:table-cell>
          <table:table-cell table:style-name="Table7.A1" office:value-type="string">
            <text:p text:style-name="P1"><text:span text:style-name="T3">Тип тренажера</text:span><text:span text:style-name="T1"> </text:span></text:p>
          </table:table-cell>
          <table:table-cell table:style-name="Table7.A1" office:value-type="string">
            <text:p text:style-name="P1"><text:span text:style-name="T3">Продолжительность тренировки</text:span><text:span text:style-name="T1"> </text:span></text:p>
          </table:table-cell>
          <table:table-cell table:style-name="Table7.A1" office:value-type="string">
            <text:p text:style-name="P1"><text:span text:style-name="T3">Элементы тренировки</text:span><text:span text:style-name="T1"> </text:span></text:p>
          </table:table-cell>
          <table:table-cell table:style-name="Table7.A1" office:value-type="string">
            <text:p text:style-name="P1"><text:span text:style-name="T3">Оценки по элементам</text:span><text:span text:style-name="T1"> </text:span></text:p>
          </table:table-cell>
          <table:table-cell table:style-name="Table7.A1" office:value-type="string">
            <text:p text:style-name="P1"><text:span text:style-name="T3">Общая оценка</text:span><text:span text:style-name="T1"> </text:span></text:p>
          </table:table-cell>
        </table:table-row>
        <table:table-row table:style-name="Table7.1">
          <table:table-cell table:style-name="Table7.A1" office:value-type="string">
            <text:p text:style-name="P2"><text:span text:style-name="T1"><text:s text:c="2"/></text:span></text:p>
          </table:table-cell>
          <table:table-cell table:style-name="Table7.A1" office:value-type="string">
            <text:p text:style-name="P2"><text:span text:style-name="T1"><text:s text:c="2"/></text:span></text:p>
          </table:table-cell>
          <table:table-cell table:style-name="Table7.A1" office:value-type="string">
            <text:p text:style-name="P2"><text:span text:style-name="T1"><text:s text:c="2"/></text:span></text:p>
          </table:table-cell>
          <table:table-cell table:style-name="Table7.A1" office:value-type="string">
            <text:p text:style-name="P2"><text:span text:style-name="T1"><text:s text:c="2"/></text:span></text:p>
          </table:table-cell>
          <table:table-cell table:style-name="Table7.A1" office:value-type="string">
            <text:p text:style-name="P2"><text:span text:style-name="T1"><text:s text:c="2"/></text:span></text:p>
          </table:table-cell>
          <table:table-cell table:style-name="Table7.A1" office:value-type="string">
            <text:p text:style-name="P2"><text:span text:style-name="T1"><text:s text:c="2"/></text:span></text:p>
          </table:table-cell>
        </table:table-row>
        <table:table-row table:style-name="Table7.1">
          <table:table-cell table:style-name="Table7.A1" office:value-type="string">
            <text:p text:style-name="P2"><text:span text:style-name="T1"><text:s text:c="2"/></text:span></text:p>
          </table:table-cell>
          <table:table-cell table:style-name="Table7.A1" office:value-type="string">
            <text:p text:style-name="P2"><text:span text:style-name="T1"><text:s text:c="2"/></text:span></text:p>
          </table:table-cell>
          <table:table-cell table:style-name="Table7.A1" office:value-type="string">
            <text:p text:style-name="P2"><text:span text:style-name="T1"><text:s text:c="2"/></text:span></text:p>
          </table:table-cell>
          <table:table-cell table:style-name="Table7.A1" office:value-type="string">
            <text:p text:style-name="P2"><text:span text:style-name="T1"><text:s text:c="2"/></text:span></text:p>
          </table:table-cell>
          <table:table-cell table:style-name="Table7.A1" office:value-type="string">
            <text:p text:style-name="P2"><text:span text:style-name="T1"><text:s text:c="2"/></text:span></text:p>
          </table:table-cell>
          <table:table-cell table:style-name="Table7.A1" office:value-type="string">
            <text:p text:style-name="P2"><text:span text:style-name="T1"><text:s text:c="2"/></text:span></text:p>
          </table:table-cell>
        </table:table-row>
      </table:table>
      <text:p text:style-name="P4"/>
      <text:p text:style-name="P4"><text:span text:style-name="T3">10. Сведения об облете воздушных трасс (МВЛ), полетах в районе аэродрома </text:span></text:p>
      <text:p text:style-name="P4"><text:span text:style-name="T3">(2 листа):</text:span></text:p>
      <text:p text:style-name="P4"><text:soft-page-break/></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text:span text:style-name="T2">#G0</text:span><text:span text:style-name="T3">Дата</text:span><text:span text:style-name="T1"> </text:span></text:p>
          </table:table-cell>
          <table:table-cell table:style-name="Table8.A1" office:value-type="string">
            <text:p text:style-name="P1"><text:span text:style-name="T3">Тип ВС</text:span><text:span text:style-name="T1"> </text:span></text:p>
          </table:table-cell>
          <table:table-cell table:style-name="Table8.A1" office:value-type="string">
            <text:p text:style-name="P1"><text:span text:style-name="T3">Наименование ВТ, района аэродрома</text:span><text:span text:style-name="T1"> </text:span></text:p>
          </table:table-cell>
          <table:table-cell table:style-name="Table8.A1" office:value-type="string">
            <text:p text:style-name="P1"><text:span text:style-name="T3">Метеоусловия при выполнении облета</text:span><text:span text:style-name="T1"> </text:span></text:p>
          </table:table-cell>
          <table:table-cell table:style-name="Table8.A1" office:value-type="string">
            <text:p text:style-name="P1"><text:span text:style-name="T3">Примечание</text:span><text:span text:style-name="T1"> </text:span></text:p>
          </table:table-cell>
        </table:table-row>
        <table:table-row table:style-name="Table8.1">
          <table:table-cell table:style-name="Table8.A1" office:value-type="string">
            <text:p text:style-name="P2"><text:span text:style-name="T1"><text:s text:c="2"/></text:span></text:p>
          </table:table-cell>
          <table:table-cell table:style-name="Table8.A1" office:value-type="string">
            <text:p text:style-name="P2"><text:span text:style-name="T1"><text:s text:c="2"/></text:span></text:p>
          </table:table-cell>
          <table:table-cell table:style-name="Table8.A1" office:value-type="string">
            <text:p text:style-name="P2"><text:span text:style-name="T1"><text:s text:c="2"/></text:span></text:p>
          </table:table-cell>
          <table:table-cell table:style-name="Table8.A1" office:value-type="string">
            <text:p text:style-name="P2"><text:span text:style-name="T1"><text:s text:c="2"/></text:span></text:p>
          </table:table-cell>
          <table:table-cell table:style-name="Table8.A1" office:value-type="string">
            <text:p text:style-name="P2"><text:span text:style-name="T1"><text:s text:c="2"/></text:span></text:p>
          </table:table-cell>
        </table:table-row>
        <table:table-row table:style-name="Table8.1">
          <table:table-cell table:style-name="Table8.A1" office:value-type="string">
            <text:p text:style-name="P2"><text:span text:style-name="T1"><text:s text:c="2"/></text:span></text:p>
          </table:table-cell>
          <table:table-cell table:style-name="Table8.A1" office:value-type="string">
            <text:p text:style-name="P2"><text:span text:style-name="T1"><text:s text:c="2"/></text:span></text:p>
          </table:table-cell>
          <table:table-cell table:style-name="Table8.A1" office:value-type="string">
            <text:p text:style-name="P2"><text:span text:style-name="T1"><text:s text:c="2"/></text:span></text:p>
          </table:table-cell>
          <table:table-cell table:style-name="Table8.A1" office:value-type="string">
            <text:p text:style-name="P2"><text:span text:style-name="T1"><text:s text:c="2"/></text:span></text:p>
          </table:table-cell>
          <table:table-cell table:style-name="Table8.A1" office:value-type="string">
            <text:p text:style-name="P2"><text:span text:style-name="T1"><text:s text:c="2"/></text:span></text:p>
          </table:table-cell>
        </table:table-row>
      </table:table>
      <text:p text:style-name="P1"/>
      <text:p text:style-name="P1"/>
      <text:p text:style-name="P1"><text:span text:style-name="T3">4. ДОПУСК К САМОСТОЯТЕЛЬНОЙ РАБОТЕ</text:span><text:span text:style-name="T1"> </text:span></text:p>
      <text:p text:style-name="P4"/>
      <text:p text:style-name="P4"><text:span text:style-name="T3">11. Проверка практических навыков диспетчера (3 листа):</text:span><text:span text:style-name="T1"> </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office:value-type="string">
            <text:p text:style-name="P1"><text:span text:style-name="T2">#G0</text:span><text:span text:style-name="T3">Дата</text:span><text:span text:style-name="T1"> </text:span></text:p>
          </table:table-cell>
          <table:table-cell table:style-name="Table9.A1" office:value-type="string">
            <text:p text:style-name="P1"><text:span text:style-name="T3">Время проверки</text:span><text:span text:style-name="T1"> </text:span></text:p>
          </table:table-cell>
          <table:table-cell table:style-name="Table9.A1" office:value-type="string">
            <text:p text:style-name="P1"><text:span text:style-name="T3">Метеоусловия</text:span><text:span text:style-name="T1"> </text:span></text:p>
          </table:table-cell>
          <table:table-cell table:style-name="Table9.A1" office:value-type="string">
            <text:p text:style-name="P1"><text:span text:style-name="T3">ДП ОВД, рабочее место</text:span><text:span text:style-name="T1"> </text:span></text:p>
          </table:table-cell>
          <table:table-cell table:style-name="Table9.A1" office:value-type="string">
            <text:p text:style-name="P1"><text:span text:style-name="T3">Максимальная интенсивность ВС в час и количество ВС на ОВД одновременно</text:span><text:span text:style-name="T1"> </text:span></text:p>
          </table:table-cell>
          <table:table-cell table:style-name="Table9.A1" office:value-type="string">
            <text:p text:style-name="P1"><text:span text:style-name="T3">Результаты проверки</text:span><text:span text:style-name="T1"> </text:span></text:p>
          </table:table-cell>
          <table:table-cell table:style-name="Table9.A1" office:value-type="string">
            <text:p text:style-name="P1"><text:span text:style-name="T3">Ф.И.О., должность и подпись проверяющего</text:span><text:span text:style-name="T1"> </text:span></text:p>
          </table:table-cell>
        </table:table-row>
        <table:table-row table:style-name="Table9.1">
          <table:table-cell table:style-name="Table9.A1" office:value-type="string">
            <text:p text:style-name="P2"><text:span text:style-name="T1"><text:s text:c="2"/></text:span></text:p>
          </table:table-cell>
          <table:table-cell table:style-name="Table9.A1" office:value-type="string">
            <text:p text:style-name="P2"><text:span text:style-name="T1"><text:s text:c="2"/></text:span></text:p>
          </table:table-cell>
          <table:table-cell table:style-name="Table9.A1" office:value-type="string">
            <text:p text:style-name="P2"><text:span text:style-name="T1"><text:s text:c="2"/></text:span></text:p>
          </table:table-cell>
          <table:table-cell table:style-name="Table9.A1" office:value-type="string">
            <text:p text:style-name="P2"><text:span text:style-name="T1"><text:s text:c="2"/></text:span></text:p>
          </table:table-cell>
          <table:table-cell table:style-name="Table9.A1" office:value-type="string">
            <text:p text:style-name="P2"><text:span text:style-name="T1"><text:s text:c="2"/></text:span></text:p>
          </table:table-cell>
          <table:table-cell table:style-name="Table9.A1" office:value-type="string">
            <text:p text:style-name="P2"><text:span text:style-name="T1"><text:s text:c="2"/></text:span></text:p>
          </table:table-cell>
          <table:table-cell table:style-name="Table9.A1" office:value-type="string">
            <text:p text:style-name="P2"><text:span text:style-name="T1"><text:s text:c="2"/></text:span></text:p>
          </table:table-cell>
        </table:table-row>
        <table:table-row table:style-name="Table9.1">
          <table:table-cell table:style-name="Table9.A1" office:value-type="string">
            <text:p text:style-name="P2"><text:span text:style-name="T1"><text:s text:c="2"/></text:span></text:p>
          </table:table-cell>
          <table:table-cell table:style-name="Table9.A1" office:value-type="string">
            <text:p text:style-name="P2"><text:span text:style-name="T1"><text:s text:c="2"/></text:span></text:p>
          </table:table-cell>
          <table:table-cell table:style-name="Table9.A1" office:value-type="string">
            <text:p text:style-name="P2"><text:span text:style-name="T1"><text:s text:c="2"/></text:span></text:p>
          </table:table-cell>
          <table:table-cell table:style-name="Table9.A1" office:value-type="string">
            <text:p text:style-name="P2"><text:span text:style-name="T1"><text:s text:c="2"/></text:span></text:p>
          </table:table-cell>
          <table:table-cell table:style-name="Table9.A1" office:value-type="string">
            <text:p text:style-name="P2"><text:span text:style-name="T1"><text:s text:c="2"/></text:span></text:p>
          </table:table-cell>
          <table:table-cell table:style-name="Table9.A1" office:value-type="string">
            <text:p text:style-name="P2"><text:span text:style-name="T1"><text:s text:c="2"/></text:span></text:p>
          </table:table-cell>
          <table:table-cell table:style-name="Table9.A1" office:value-type="string">
            <text:p text:style-name="P2"><text:span text:style-name="T1"><text:s text:c="2"/></text:span></text:p>
          </table:table-cell>
        </table:table-row>
      </table:table>
      <text:p text:style-name="P4"/>
      <text:p text:style-name="P4"><text:span text:style-name="T3">12. Допуск к самостоятельной работе диспетчера (5 листов):</text:span><text:span text:style-name="T1"> </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text:span text:style-name="T2">#G0</text:span><text:span text:style-name="T3">ДП ОВД, рабочее место, с которого допущен к самостоятельной работе</text:span><text:span text:style-name="T1"> </text:span></text:p>
          </table:table-cell>
          <table:table-cell table:style-name="Table10.A1" office:value-type="string">
            <text:p text:style-name="P1"><text:span text:style-name="T3">Номер приказа,</text:span></text:p>
            <text:p text:style-name="P1"><text:span text:style-name="T3">Кем издан</text:span><text:span text:style-name="T1"> </text:span></text:p>
          </table:table-cell>
          <table:table-cell table:style-name="Table10.A1" office:value-type="string">
            <text:p text:style-name="P1"><text:span text:style-name="T3">Дата</text:span><text:span text:style-name="T1"> </text:span></text:p>
          </table:table-cell>
          <table:table-cell table:style-name="Table10.A1" office:value-type="string">
            <text:p text:style-name="P1"><text:span text:style-name="T3">Ф.И.О.,</text:span></text:p>
            <text:p text:style-name="P1"><text:span text:style-name="T3">должность, подпись должностного лица, печать</text:span><text:span text:style-name="T1"> </text:span></text:p>
          </table:table-cell>
          <table:table-cell table:style-name="Table10.A1" office:value-type="string">
            <text:p text:style-name="P1"><text:span text:style-name="T3">Примечание</text:span><text:span text:style-name="T1"> </text:span></text:p>
          </table:table-cell>
        </table:table-row>
        <table:table-row table:style-name="Table10.1">
          <table:table-cell table:style-name="Table10.A1" office:value-type="string">
            <text:p text:style-name="P2"><text:span text:style-name="T1"><text:s text:c="2"/></text:span></text:p>
          </table:table-cell>
          <table:table-cell table:style-name="Table10.A1" office:value-type="string">
            <text:p text:style-name="P2"><text:span text:style-name="T1"><text:s text:c="2"/></text:span></text:p>
          </table:table-cell>
          <table:table-cell table:style-name="Table10.A1" office:value-type="string">
            <text:p text:style-name="P2"><text:span text:style-name="T1"><text:s text:c="2"/></text:span></text:p>
          </table:table-cell>
          <table:table-cell table:style-name="Table10.A1" office:value-type="string">
            <text:p text:style-name="P2"><text:span text:style-name="T1"><text:s text:c="2"/></text:span></text:p>
          </table:table-cell>
          <table:table-cell table:style-name="Table10.A1" office:value-type="string">
            <text:p text:style-name="P2"><text:span text:style-name="T1"><text:s text:c="2"/></text:span></text:p>
          </table:table-cell>
        </table:table-row>
        <table:table-row table:style-name="Table10.1">
          <table:table-cell table:style-name="Table10.A1" office:value-type="string">
            <text:p text:style-name="P2"><text:span text:style-name="T1"><text:s text:c="2"/></text:span></text:p>
          </table:table-cell>
          <table:table-cell table:style-name="Table10.A1" office:value-type="string">
            <text:p text:style-name="P2"><text:span text:style-name="T1"><text:s text:c="2"/></text:span></text:p>
          </table:table-cell>
          <table:table-cell table:style-name="Table10.A1" office:value-type="string">
            <text:p text:style-name="P2"><text:span text:style-name="T1"><text:s text:c="2"/></text:span></text:p>
          </table:table-cell>
          <table:table-cell table:style-name="Table10.A1" office:value-type="string">
            <text:p text:style-name="P2"><text:span text:style-name="T1"><text:s text:c="2"/></text:span></text:p>
          </table:table-cell>
          <table:table-cell table:style-name="Table10.A1" office:value-type="string">
            <text:p text:style-name="P2"><text:span text:style-name="T1"><text:s text:c="2"/></text:span></text:p>
          </table:table-cell>
        </table:table-row>
      </table:table>
      <text:p text:style-name="P1"/>
      <text:p text:style-name="P1"><text:span text:style-name="T3">5. СВЕДЕНИЯ О НАРУШЕНИЯХ ПРАВИЛ ОВД</text:span><text:span text:style-name="T1"> </text:span></text:p>
      <text:p text:style-name="P4"/>
      <text:p text:style-name="P4"><text:span text:style-name="T3">13. Нарушения правил ОВД (3 листа):</text:span><text:span text:style-name="T1"> </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1"><text:span text:style-name="T2">#G0</text:span><text:span text:style-name="T3">Дата</text:span><text:span text:style-name="T1"> </text:span></text:p>
          </table:table-cell>
          <table:table-cell table:style-name="Table11.A1" office:value-type="string">
            <text:p text:style-name="P1"><text:span text:style-name="T3">Характер нарушения, обстоятельства</text:span><text:span text:style-name="T1"> </text:span></text:p>
          </table:table-cell>
          <table:table-cell table:style-name="Table11.A1" office:value-type="string">
            <text:p text:style-name="P1"><text:span text:style-name="T3">Заключение (причины, виновники)</text:span><text:span text:style-name="T1"> </text:span></text:p>
          </table:table-cell>
          <table:table-cell table:style-name="Table11.A1" office:value-type="string">
            <text:p text:style-name="P1"><text:span text:style-name="T3">Меры принятые к нарушителю и основание</text:span></text:p>
            <text:p text:style-name="P1"><text:span text:style-name="T3">(приказ и др.)</text:span><text:span text:style-name="T1"> </text:span></text:p>
          </table:table-cell>
          <table:table-cell table:style-name="Table11.A1" office:value-type="string">
            <text:p text:style-name="P1"><text:span text:style-name="T3">Ф.И.О. , подпись руководителя предприятия (филиала), авиапредприятия</text:span><text:span text:style-name="T1"> </text:span></text:p>
          </table:table-cell>
        </table:table-row>
        <table:table-row table:style-name="Table11.1">
          <table:table-cell table:style-name="Table11.A1" office:value-type="string">
            <text:p text:style-name="P2"><text:span text:style-name="T1"><text:s text:c="2"/></text:span></text:p>
          </table:table-cell>
          <table:table-cell table:style-name="Table11.A1" office:value-type="string">
            <text:p text:style-name="P2"><text:span text:style-name="T1"><text:s text:c="2"/></text:span></text:p>
          </table:table-cell>
          <table:table-cell table:style-name="Table11.A1" office:value-type="string">
            <text:p text:style-name="P2"><text:span text:style-name="T1"><text:s text:c="2"/></text:span></text:p>
          </table:table-cell>
          <table:table-cell table:style-name="Table11.A1" office:value-type="string">
            <text:p text:style-name="P2"><text:span text:style-name="T1"><text:s text:c="2"/></text:span></text:p>
          </table:table-cell>
          <table:table-cell table:style-name="Table11.A1" office:value-type="string">
            <text:p text:style-name="P2"><text:span text:style-name="T1"><text:s text:c="2"/></text:span></text:p>
          </table:table-cell>
        </table:table-row>
        <table:table-row table:style-name="Table11.1">
          <table:table-cell table:style-name="Table11.A1" office:value-type="string">
            <text:p text:style-name="P2"><text:span text:style-name="T1"><text:s text:c="2"/></text:span></text:p>
          </table:table-cell>
          <table:table-cell table:style-name="Table11.A1" office:value-type="string">
            <text:p text:style-name="P2"><text:span text:style-name="T1"><text:s text:c="2"/></text:span></text:p>
          </table:table-cell>
          <table:table-cell table:style-name="Table11.A1" office:value-type="string">
            <text:p text:style-name="P2"><text:span text:style-name="T1"><text:s text:c="2"/></text:span></text:p>
          </table:table-cell>
          <table:table-cell table:style-name="Table11.A1" office:value-type="string">
            <text:p text:style-name="P2"><text:span text:style-name="T1"><text:s text:c="2"/></text:span></text:p>
          </table:table-cell>
          <table:table-cell table:style-name="Table11.A1" office:value-type="string">
            <text:p text:style-name="P2"><text:span text:style-name="T1"><text:s text:c="2"/></text:span></text:p>
          </table:table-cell>
        </table:table-row>
        <table:table-row table:style-name="Table11.1">
          <table:table-cell table:style-name="Table11.A1" office:value-type="string">
            <text:p text:style-name="P2"><text:span text:style-name="T1"><text:s text:c="2"/></text:span></text:p>
          </table:table-cell>
          <table:table-cell table:style-name="Table11.A1" office:value-type="string">
            <text:p text:style-name="P2"><text:span text:style-name="T1"><text:s text:c="2"/></text:span></text:p>
          </table:table-cell>
          <table:table-cell table:style-name="Table11.A1" office:value-type="string">
            <text:p text:style-name="P2"><text:span text:style-name="T1"><text:s text:c="2"/></text:span></text:p>
          </table:table-cell>
          <table:table-cell table:style-name="Table11.A1" office:value-type="string">
            <text:p text:style-name="P2"><text:span text:style-name="T1"><text:s text:c="2"/></text:span></text:p>
          </table:table-cell>
          <table:table-cell table:style-name="Table11.A1" office:value-type="string">
            <text:p text:style-name="P2"><text:span text:style-name="T1"><text:s text:c="2"/></text:span></text:p>
          </table:table-cell>
        </table:table-row>
      </table:table>
      <text:p text:style-name="P1"/>
      <text:p text:style-name="P1"><text:span text:style-name="T3">6. РЕЗУЛЬТАТЫ ПРОВЕРКИ ПРАКТИЧЕСКИХ НАВЫКОВ ПО УВД</text:span><text:span text:style-name="T1"> </text:span></text:p>
      <text:p text:style-name="P4"><text:span text:style-name="T3">(20 ЛИСТОВ)</text:span><text:span text:style-name="T1"> </text:span></text:p>
      <table:table table:name="Table12" table:style-name="Table12">
        <table:table-column table:style-name="Table12.A"/>
        <table:table-column table:style-name="Table12.B" table:number-columns-repeated="2"/>
        <table:table-column table:style-name="Table12.D"/>
        <table:table-column table:style-name="Table12.E"/>
        <table:table-row table:style-name="Table12.1">
          <table:table-cell table:style-name="Table12.A1" office:value-type="string">
            <text:p text:style-name="P1"><text:span text:style-name="T2">#G0</text:span><text:span text:style-name="T3">Дата</text:span><text:span text:style-name="T1"> </text:span></text:p>
          </table:table-cell>
          <table:table-cell table:style-name="Table12.A1" office:value-type="string">
            <text:p text:style-name="P1"><text:span text:style-name="T3">Метеоусловия</text:span><text:span text:style-name="T1"> </text:span></text:p>
          </table:table-cell>
          <table:table-cell table:style-name="Table12.A1" office:value-type="string">
            <text:p text:style-name="P1"><text:span text:style-name="T3">Рабочее место, элементы проверки, оценки по элементам</text:span><text:span text:style-name="T1"> </text:span></text:p>
          </table:table-cell>
          <table:table-cell table:style-name="Table12.A1" office:value-type="string">
            <text:p text:style-name="P1"><text:span text:style-name="T3">Максимальная интенсивность ВС в час и количество ВС на ОВД одновременно</text:span><text:span text:style-name="T1"> </text:span></text:p>
          </table:table-cell>
          <table:table-cell table:style-name="Table12.A1" office:value-type="string">
            <text:p text:style-name="P1"><text:span text:style-name="T3">Общая оценка, Ф.И.О. должность и подпись должностного лица - проверяющего диспетчера</text:span><text:span text:style-name="T1"> </text:span></text:p>
          </table:table-cell>
        </table:table-row>
        <table:table-row table:style-name="Table12.1">
          <table:table-cell table:style-name="Table12.A1" office:value-type="string">
            <text:p text:style-name="P2"><text:span text:style-name="T1"><text:s text:c="2"/></text:span></text:p>
          </table:table-cell>
          <table:table-cell table:style-name="Table12.A1" office:value-type="string">
            <text:p text:style-name="P2"><text:span text:style-name="T1"><text:s text:c="2"/></text:span></text:p>
          </table:table-cell>
          <table:table-cell table:style-name="Table12.A1" office:value-type="string">
            <text:p text:style-name="P2"><text:span text:style-name="T1"><text:s text:c="2"/></text:span></text:p>
          </table:table-cell>
          <table:table-cell table:style-name="Table12.A1" office:value-type="string">
            <text:p text:style-name="P2"><text:span text:style-name="T1"><text:s text:c="2"/></text:span></text:p>
          </table:table-cell>
          <table:table-cell table:style-name="Table12.A1" office:value-type="string">
            <text:p text:style-name="P2"><text:span text:style-name="T1"><text:s text:c="2"/></text:span></text:p>
          </table:table-cell>
        </table:table-row>
        <table:table-row table:style-name="Table12.1">
          <table:table-cell table:style-name="Table12.A1" office:value-type="string">
            <text:p text:style-name="P2"><text:span text:style-name="T1"><text:s text:c="2"/></text:span></text:p>
          </table:table-cell>
          <table:table-cell table:style-name="Table12.A1" office:value-type="string">
            <text:p text:style-name="P2"><text:span text:style-name="T1"><text:s text:c="2"/></text:span></text:p>
          </table:table-cell>
          <table:table-cell table:style-name="Table12.A1" office:value-type="string">
            <text:p text:style-name="P2"><text:span text:style-name="T1"><text:s text:c="2"/></text:span></text:p>
          </table:table-cell>
          <table:table-cell table:style-name="Table12.A1" office:value-type="string">
            <text:p text:style-name="P2"><text:span text:style-name="T1"><text:s text:c="2"/></text:span></text:p>
          </table:table-cell>
          <table:table-cell table:style-name="Table12.A1" office:value-type="string">
            <text:p text:style-name="P2"><text:span text:style-name="T1"><text:s text:c="2"/></text:span></text:p>
          </table:table-cell>
        </table:table-row>
      </table:table>
      <text:p text:style-name="P3"/>
      <text:p text:style-name="P3"/>
      <text:p text:style-name="P3"/>
      <text:p text:style-name="P3"><text:span text:style-name="T3">Приложение 7.</text:span><text:span text:style-name="T1"> </text:span></text:p>
      <text:p text:style-name="P1"><text:span text:style-name="T3">ЗАДАНИЕ НА ОБЛЕТ ВОЗДУШНЫХ ТРАСС</text:span></text:p>
      <text:p text:style-name="P1"><text:span text:style-name="T3">И ПОЛЕТЫ В РАЙОНЕ АЭРОДРОМА</text:span><text:span text:style-name="T1"> </text:span></text:p>
      <text:p text:style-name="P4"/>
      <text:p text:style-name="P4"><text:span text:style-name="T3">1. Ф.И.О. ____________________________________________________________________</text:span></text:p>
      <text:p text:style-name="P4"><text:span text:style-name="T3">2. Занимаемая должность ____________________________________________________</text:span></text:p>
      <text:p text:style-name="P4"><text:span text:style-name="T3">3. Место работы _____________________________________________________________</text:span></text:p>
      <text:p text:style-name="P4"><text:span text:style-name="T3">4. Индивидуальное задание __________________________________________________</text:span></text:p>
      <text:p text:style-name="P4"><text:soft-page-break/><text:span text:style-name="T3">____________________________________________________________________________</text:span></text:p>
      <text:p text:style-name="P4"><text:span text:style-name="T3">____________________________________________________________________________</text:span></text:p>
      <text:p text:style-name="P4"/>
      <text:p text:style-name="P4"><text:span text:style-name="T3">Заместитель руководителя предприятия по ОВД (филиала), начальник службы движения авиапредприятия </text:span></text:p>
      <text:p text:style-name="P4"><text:span text:style-name="T3">"___" ____________ _______г. <text:s/>_______________________________________</text:span></text:p>
      <text:p text:style-name="P4"><text:span text:style-name="T1">(подпись)</text:span></text:p>
      <text:p text:style-name="P4"><text:span text:style-name="T3">Отзыв КВС о выполнении задания на полет </text:span></text:p>
      <text:p text:style-name="P4"><text:span text:style-name="T3">____________________________________________________________________________</text:span></text:p>
      <text:p text:style-name="P4"><text:span text:style-name="T3">____________________________________________________________________________</text:span></text:p>
      <text:p text:style-name="P4"><text:span text:style-name="T3">___________________________________________________________________________</text:span></text:p>
      <text:p text:style-name="P4"><text:span text:style-name="T3">"___" _____________ <text:s/>______ г. </text:span></text:p>
      <text:p text:style-name="P4"><text:span text:style-name="T3">Ф.И.О. ___________________________________ Подпись _________________</text:span></text:p>
      <text:p text:style-name="P4"><text:span text:style-name="T3">Отзыв заместителя руководителя предприятия по ОВД (филиала), начальника службы движения авиапредприятия о выполненной работе на борту ВС. </text:span></text:p>
      <text:p text:style-name="P4"><text:span text:style-name="T3">____________________________________________________________________________</text:span></text:p>
      <text:p text:style-name="P4"><text:span text:style-name="T3">____________________________________________________________________________</text:span></text:p>
      <text:p text:style-name="P4"><text:span text:style-name="T3">____________________________________________________________________________</text:span></text:p>
      <text:p text:style-name="P4"/>
      <text:p text:style-name="P4"><text:span text:style-name="T3">"___" _____________ ________г. <text:s/>_____________________________________</text:span></text:p>
      <text:p text:style-name="P4"><text:span text:style-name="T3">(</text:span><text:span text:style-name="T1">подпись)</text:span></text:p>
      <text:p text:style-name="P4"/>
      <text:p text:style-name="P4"/>
      <text:p text:style-name="P4"><text:span text:style-name="T3">(ОБОРОТ)</text:span></text:p>
      <text:p text:style-name="P4"/>
      <text:p text:style-name="P4"><text:span text:style-name="T1">Краткий отчет об облете.</text:span></text:p>
      <text:p text:style-name="P4"/>
      <text:p text:style-name="P4"><text:span text:style-name="T3">Сроки облета _______________________________________________________________</text:span></text:p>
      <text:p text:style-name="P4"><text:span text:style-name="T3">Маршрут, тип ВС ____________________________________________________________</text:span></text:p>
      <text:p text:style-name="P4"><text:span text:style-name="T3">Работа, проведенная при подготовке к полету и на борту ВС _____________________</text:span></text:p>
      <text:p text:style-name="P4"><text:span text:style-name="T3">____________________________________________________________________________</text:span></text:p>
      <text:p text:style-name="P4"><text:span text:style-name="T3">____________________________________________________________________________</text:span></text:p>
      <text:p text:style-name="P4"><text:span text:style-name="T3">____________________________________________________________________________</text:span></text:p>
      <text:p text:style-name="P4"><text:span text:style-name="T3">Ознакомление с работой диспетчерских пунктов _______________________________</text:span></text:p>
      <text:p text:style-name="P4"><text:span text:style-name="T3">____________________________________________________________________________</text:span></text:p>
      <text:p text:style-name="P4"><text:span text:style-name="T3">____________________________________________________________________________</text:span></text:p>
      <text:p text:style-name="P4"><text:span text:style-name="T3">Ознакомление с новыми техническими средствами ОВД ________________________</text:span></text:p>
      <text:p text:style-name="P4"><text:span text:style-name="T3">____________________________________________________________________________</text:span></text:p>
      <text:p text:style-name="P4"><text:span text:style-name="T3">____________________________________________________________________________</text:span></text:p>
      <text:p text:style-name="P4"><text:span text:style-name="T3">Ознакомление с передовым опытом работы ___________________________________ </text:span></text:p>
      <text:p text:style-name="P4"><text:span text:style-name="T3">____________________________________________________________________________</text:span></text:p>
      <text:p text:style-name="P4"><text:span text:style-name="T3">____________________________________________________________________________</text:span></text:p>
      <text:p text:style-name="P4"><text:span text:style-name="T3">____________________________________________________________________________</text:span></text:p>
      <text:p text:style-name="P4"><text:span text:style-name="T3">Заключение заместителя руководителя предприятия по ОВД (филиала), начальника служб движения авиапредприятия о выполнении задания </text:span></text:p>
      <text:p text:style-name="P4"><text:span text:style-name="T3">____________________________________________________________________________</text:span></text:p>
      <text:p text:style-name="P4"><text:span text:style-name="T3">____________________________________________________________________________</text:span></text:p>
      <text:p text:style-name="P4"><text:span text:style-name="T3">____________________________________________________________________________</text:span></text:p>
      <text:p text:style-name="P4"><text:span text:style-name="T3">"___" _________________ <text:s/>________г. <text:s/>___________________________________________</text:span></text:p>
      <text:p text:style-name="P2"><text:span text:style-name="T3">(</text:span><text:span text:style-name="T1">подпись)</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roman"/>
    <style:font-face style:name="Courier New" svg:font-family="'Courier New'" style:font-family-generic="roman"/>
    <style:font-face style:name="Tahoma" svg:font-family="Tahoma" style:font-family-generic="roman"/>
    <style:font-face style:name="Arial1" svg:font-family="Arial" style:font-family-generic="swiss"/>
    <style:font-face style:name="Arial2" svg:font-family="Arial" style:font-family-generic="roman" style:font-pitch="variable"/>
    <style:font-face style:name="Liberation Serif" svg:font-family="'Liberation Serif'" style:font-family-generic="roman" style:font-pitch="variable"/>
    <style:font-face style:name="Courier New1" svg:font-family="'Courier New'"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class="text">
      <style:paragraph-properties fo:margin="100%" fo:margin-left="0in" fo:margin-right="0in" fo:margin-top="0.1665in" fo:margin-bottom="0.0835in" fo:text-align="start" style:justify-single-word="false" fo:orphans="0" fo:widows="0" fo:text-indent="0in" style:auto-text-indent="false" fo:keep-with-next="always" style:vertical-align="auto" style:writing-mode="lr-tb"/>
      <style:text-properties style:use-window-font-color="true" style:font-name="Arial1" fo:font-size="11pt" fo:language="ru" fo:country="RU" fo:font-weight="bold" style:font-name-asian="Courier New1" style:font-size-asian="11pt" style:language-asian="ru" style:country-asian="RU" style:font-weight-asian="bold" style:font-name-complex="Symbol" style:font-size-complex="1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default-outline-level="" style:class="list">
      <style:paragraph-properties fo:margin="100%" fo:margin-left="0in" fo:margin-right="0in" fo:text-align="start" style:justify-single-word="false" fo:orphans="0" fo:widows="0" fo:text-indent="0in" style:auto-text-indent="false" style:vertical-align="auto"/>
      <style:text-properties style:font-name="Arial" fo:font-size="10pt" fo:language="ru" fo:country="RU" fo:font-style="italic" style:font-size-asian="10pt" style:language-asian="ru" style:country-asian="RU" style:font-style-asian="italic"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 style:family="paragraph" style:default-outline-level="">
      <style:paragraph-properties fo:margin="100%" fo:margin-left="0in" fo:margin-right="0in" fo:text-align="start" style:justify-single-word="false" fo:orphans="0" fo:widows="0" fo:text-indent="0in" style:auto-text-indent="false" style:vertical-align="auto" style:writing-mode="lr-tb"/>
      <style:text-properties style:use-window-font-color="true" style:font-name="Courier New" fo:font-size="10pt" fo:language="ru" fo:country="RU" style:font-name-asian="Courier New1" style:font-size-asian="10pt" style:language-asian="ru" style:country-asian="RU" style:font-name-complex="Symbol" style:font-size-complex="12pt"/>
    </style:style>
    <style:style style:name="Context" style:family="paragraph" style:default-outline-level="">
      <style:paragraph-properties fo:margin="100%" fo:margin-left="0in" fo:margin-right="0in" fo:text-align="start" style:justify-single-word="false" fo:orphans="0" fo:widows="0" fo:text-indent="0in" style:auto-text-indent="false" style:vertical-align="auto" style:writing-mode="lr-tb"/>
      <style:text-properties style:use-window-font-color="true" style:font-name="Arial" fo:font-size="9pt" fo:language="ru" fo:country="RU" style:font-name-asian="Courier New1" style:font-size-asian="9pt" style:language-asian="ru" style:country-asian="RU" style:font-name-complex="Symbol" style:font-size-complex="12pt"/>
    </style:style>
    <style:style style:name="Document_20_Map" style:display-name="Document Map" style:family="paragraph" style:default-outline-level="">
      <style:paragraph-properties fo:margin="100%" fo:margin-left="0in" fo:margin-right="0in" fo:text-align="start" style:justify-single-word="false" fo:orphans="0" fo:widows="0" fo:text-indent="0in" style:auto-text-indent="false" fo:background-color="#000080" style:vertical-align="auto">
        <style:background-image/>
      </style:paragraph-properties>
      <style:text-properties style:font-name="Tahoma" fo:font-size="9pt" fo:language="ru" fo:country="RU" style:font-size-asian="9pt" style:language-asian="ru" style:country-asian="RU"/>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902in" fo:margin-bottom="0.3902in" fo:margin-left="0.3799in" fo:margin-right="0.3902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g</meta:initial-creator>
    <meta:creation-date>2010-01-28T00:46:00</meta:creation-date>
    <dc:date>2012-08-03T01:03:09</dc:date>
    <meta:editing-cycles>3</meta:editing-cycles>
    <meta:editing-duration>P0D</meta:editing-duration>
    <meta:generator>LibreOffice/3.5$Linux_X86_64 LibreOffice_project/350m1$Build-2</meta:generator>
    <meta:document-statistic meta:table-count="12" meta:image-count="0" meta:object-count="0" meta:page-count="21" meta:paragraph-count="872" meta:word-count="8635" meta:character-count="72190" meta:non-whitespace-character-count="64213"/>
    <meta:user-defined meta:name="Company">CL-CO</meta:user-defined>
    <meta:user-defined meta:name="Operator">Олег</meta:user-defined>
  </office:meta>
</office:document-meta>
</file>